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gradient" draw:fill-gradient-name="Gradient_5f_1" draw:shadow="visible" draw:shadow-offset-x="0.051cm" draw:shadow-offset-y="0.051cm" draw:shadow-color="#cdcdcd" draw:shadow-opacity="50%" loext:decorative="false"/>
    </style:style>
    <style:style style:name="gr4" style:family="graphic" style:parent-style-name="standard">
      <style:graphic-properties draw:stroke="solid" svg:stroke-width="0.009cm" svg:stroke-color="#40404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5" style:family="graphic" style:parent-style-name="standard">
      <style:graphic-properties draw:stroke="none" draw:fill="none" draw:textarea-vertical-align="middle" fo:min-height="0.854cm" fo:min-width="2.54cm" fo:padding-top="0.071cm" fo:padding-bottom="0.071cm" fo:padding-left="0.071cm" fo:padding-right="0.071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eaeaea" draw:shadow="hidden" loext:decorative="false"/>
    </style:style>
    <style:style style:name="gr8" style:family="graphic" style:parent-style-name="standard">
      <style:graphic-properties draw:stroke="none" draw:fill="gradient" draw:fill-gradient-name="Gradient_5f_2" draw:shadow="visible" draw:shadow-offset-x="0.051cm" draw:shadow-offset-y="0.051cm" draw:shadow-color="#cdcdcd" draw:shadow-opacity="50%" loext:decorative="false"/>
    </style:style>
    <style:style style:name="gr9" style:family="graphic" style:parent-style-name="standard">
      <style:graphic-properties draw:stroke="none" draw:fill="none" draw:textarea-vertical-align="middle" fo:min-height="0.758cm" fo:min-width="2.54cm" fo:padding-top="0.071cm" fo:padding-bottom="0.071cm" fo:padding-left="0.071cm" fo:padding-right="0.07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fo:min-height="1.138cm" fo:min-width="2.54cm" fo:padding-top="0.071cm" fo:padding-bottom="0.071cm" fo:padding-left="0.071cm" fo:padding-right="0.071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607cm" fo:min-width="2.54cm" fo:padding-top="0.071cm" fo:padding-bottom="0.071cm" fo:padding-left="0.071cm" fo:padding-right="0.07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gradient" draw:fill-gradient-name="Gradient_5f_2" draw:shadow="visible" draw:shadow-offset-x="0.051cm" draw:shadow-offset-y="0.051cm" draw:shadow-color="#cdcdcd" draw:shadow-opacity="50%" loext:decorative="false"/>
    </style:style>
    <style:style style:name="gr14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15" style:family="graphic" style:parent-style-name="standard">
      <style:graphic-properties draw:stroke="none" svg:stroke-color="#000000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16" style:family="graphic" style:parent-style-name="standard">
      <style:graphic-properties draw:stroke="none" svg:stroke-width="0.004cm" draw:marker-start-width="0.206cm" draw:marker-end-width="0.206cm" draw:fill="gradient" draw:fill-gradient-name="Gradient_5f_1" draw:shadow="visible" draw:shadow-offset-x="0.051cm" draw:shadow-offset-y="0.051cm" draw:shadow-color="#cdcdcd" draw:shadow-opacity="50%" loext:decorative="false"/>
    </style:style>
    <style:style style:name="gr17" style:family="graphic" style:parent-style-name="standard">
      <style:graphic-properties draw:stroke="solid" svg:stroke-width="0.004cm" svg:stroke-color="#404040" draw:marker-start-width="0.206cm" draw:marker-end-width="0.206cm" svg:stroke-opacity="100%" draw:stroke-linejoin="round" svg:stroke-linecap="round" draw:fill="none" fo:padding-top="0.127cm" fo:padding-bottom="0.127cm" fo:padding-left="0.252cm" fo:padding-right="0.252cm" loext:decorative="false"/>
    </style:style>
    <style:style style:name="gr18" style:family="graphic" style:parent-style-name="standard">
      <style:graphic-properties draw:stroke="none" draw:fill="none" draw:textarea-vertical-align="middle" fo:min-height="0.984cm" fo:min-width="2.54cm" fo:padding-top="0.071cm" fo:padding-bottom="0.071cm" fo:padding-left="0.071cm" fo:padding-right="0.071cm" loext:decorative="false"/>
      <style:paragraph-properties style:writing-mode="lr-tb"/>
    </style:style>
    <style:style style:name="gr19" style:family="graphic" style:parent-style-name="standard">
      <style:graphic-properties draw:stroke="none" svg:stroke-color="#ffffff" svg:stroke-opacity="100%" draw:fill="gradient" draw:fill-gradient-name="Gradient_5f_1" draw:textarea-horizontal-align="center" draw:shadow="visible" draw:shadow-offset-x="0.051cm" draw:shadow-offset-y="0.051cm" draw:shadow-color="#cdcdcd" draw:shadow-opacity="50%" loext:decorative="false"/>
    </style:style>
    <style:style style:name="gr20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5f_1" draw:textarea-horizontal-align="justify" fo:padding-top="0.125cm" fo:padding-bottom="0.125cm" fo:padding-left="0.25cm" fo:padding-right="0.25cm" fo:wrap-option="wrap" draw:shadow="visible" draw:shadow-offset-x="0.051cm" draw:shadow-offset-y="0.051cm" draw:shadow-color="#cdcdcd" draw:shadow-opacity="50%" loext:decorative="false"/>
    </style:style>
    <style:style style:name="gr22" style:family="graphic" style:parent-style-name="standard" style:list-style-name="L1">
      <style:graphic-properties draw:stroke="solid" svg:stroke-width="0.009cm" svg:stroke-color="#404040" draw:marker-start="" draw:marker-start-width="0.2cm" draw:marker-start-center="false" draw:marker-end="" draw:marker-end-width="0.2cm" draw:marker-end-center="false" svg:stroke-opacity="100%" draw:stroke-linejoin="round" svg:stroke-linecap="round" draw:fill="none" draw:fill-color="#729fcf" draw:textarea-horizontal-align="justify" fo:padding-top="0.129cm" fo:padding-bottom="0.129cm" fo:padding-left="0.254cm" fo:padding-right="0.254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min-height="0.858cm" fo:min-width="2.54cm" fo:padding-top="0.071cm" fo:padding-bottom="0.071cm" fo:padding-left="0.071cm" fo:padding-right="0.071cm" fo:wrap-option="wrap" draw:shadow="hidden" draw:shadow-offset-x="0.2cm" draw:shadow-offset-y="0.2cm" draw:shadow-color="#808080" loext:decorative="false"/>
      <style:paragraph-properties style:writing-mode="lr-tb"/>
    </style:style>
    <style:style style:name="gr24" style:family="graphic" style:parent-style-name="standard">
      <style:graphic-properties draw:stroke="solid" svg:stroke-color="#808080" draw:fill="gradient" draw:fill-gradient-name="Gradient_5f_1" draw:textarea-horizontal-align="center" draw:shadow="visible" draw:shadow-offset-x="0.051cm" draw:shadow-offset-y="0.051cm" draw:shadow-color="#cdcdcd" draw:shadow-opacity="50%" loext:decorative="false"/>
      <style:paragraph-properties style:writing-mode="lr-tb"/>
    </style:style>
    <style:style style:name="gr25" style:family="graphic" style:parent-style-name="standard">
      <style:graphic-properties draw:stroke="solid" svg:stroke-width="0.004cm" draw:marker-start-width="0.206cm" draw:marker-end-width="0.206cm" draw:fill="gradient" draw:fill-gradient-name="Gradient_5f_1" fo:padding-top="0.127cm" fo:padding-bottom="0.127cm" fo:padding-left="0.252cm" fo:padding-right="0.252cm" draw:shadow="visible" draw:shadow-offset-x="0.051cm" draw:shadow-offset-y="0.051cm" draw:shadow-color="#cdcdcd" draw:shadow-opacity="50%" loext:decorative="false"/>
    </style:style>
    <style:style style:name="gr26" style:family="graphic" style:parent-style-name="standard">
      <style:graphic-properties draw:stroke="none" draw:fill="none" draw:textarea-vertical-align="middle" fo:min-height="0.657cm" fo:min-width="2.54cm" fo:padding-top="0.071cm" fo:padding-bottom="0.071cm" fo:padding-left="0.071cm" fo:padding-right="0.07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176cm" fo:min-width="2.54cm" fo:padding-top="0.071cm" fo:padding-bottom="0.071cm" fo:padding-left="0.071cm" fo:padding-right="0.07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textarea-vertical-align="middle" fo:min-height="0.651cm" fo:min-width="2.54cm" fo:padding-top="0.071cm" fo:padding-bottom="0.071cm" fo:padding-left="0.071cm" fo:padding-right="0.071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0.509cm" fo:min-width="2.54cm" fo:padding-top="0.071cm" fo:padding-bottom="0.071cm" fo:padding-left="0.071cm" fo:padding-right="0.071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textarea-horizontal-align="center" draw:textarea-vertical-align="middle" fo:min-height="1.138cm" fo:min-width="2.54cm" fo:padding-top="0.071cm" fo:padding-bottom="0.071cm" fo:padding-left="0.071cm" fo:padding-right="0.071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textarea-vertical-align="middle" fo:min-height="0.658cm" fo:min-width="2.54cm" fo:padding-top="0.071cm" fo:padding-bottom="0.071cm" fo:padding-left="0.071cm" fo:padding-right="0.071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0.843cm" fo:min-width="2.54cm" fo:padding-top="0.071cm" fo:padding-bottom="0.071cm" fo:padding-left="0.071cm" fo:padding-right="0.071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vertical-align="middle" fo:min-height="0.941cm" fo:min-width="2.54cm" fo:padding-top="0.071cm" fo:padding-bottom="0.071cm" fo:padding-left="0.071cm" fo:padding-right="0.071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vertical-align="middle" fo:min-height="1.018cm" fo:min-width="2.54cm" fo:padding-top="0.071cm" fo:padding-bottom="0.071cm" fo:padding-left="0.071cm" fo:padding-right="0.07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vertical-align="middle" fo:min-height="1.093cm" fo:min-width="2.54cm" fo:padding-top="0.071cm" fo:padding-bottom="0.071cm" fo:padding-left="0.071cm" fo:padding-right="0.071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vertical-align="middle" fo:min-height="0.634cm" fo:min-width="2.54cm" fo:padding-top="0.071cm" fo:padding-bottom="0.071cm" fo:padding-left="0.071cm" fo:padding-right="0.071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vertical-align="middle" fo:min-height="0.608cm" fo:min-width="2.54cm" fo:padding-top="0.071cm" fo:padding-bottom="0.071cm" fo:padding-left="0.071cm" fo:padding-right="0.071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vertical-align="middle" fo:min-height="0.684cm" fo:min-width="2.54cm" fo:padding-top="0.071cm" fo:padding-bottom="0.071cm" fo:padding-left="0.071cm" fo:padding-right="0.071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vertical-align="middle" fo:min-height="0.651cm" fo:min-width="2.54cm" fo:padding-top="0.071cm" fo:padding-bottom="0.071cm" fo:padding-left="0.071cm" fo:padding-right="0.071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vertical-align="middle" fo:min-height="0.849cm" fo:min-width="2.54cm" fo:padding-top="0.071cm" fo:padding-bottom="0.071cm" fo:padding-left="0.071cm" fo:padding-right="0.071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vertical-align="middle" fo:min-height="0.85cm" fo:min-width="2.54cm" fo:padding-top="0.071cm" fo:padding-bottom="0.071cm" fo:padding-left="0.071cm" fo:padding-right="0.071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vertical-align="middle" fo:min-height="0.859cm" fo:min-width="2.54cm" fo:padding-top="0.071cm" fo:padding-bottom="0.071cm" fo:padding-left="0.071cm" fo:padding-right="0.071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vertical-align="middle" fo:min-height="0.86cm" fo:min-width="2.54cm" fo:padding-top="0.071cm" fo:padding-bottom="0.071cm" fo:padding-left="0.071cm" fo:padding-right="0.071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vertical-align="middle" fo:min-height="0.64cm" fo:min-width="2.54cm" fo:padding-top="0.071cm" fo:padding-bottom="0.071cm" fo:padding-left="0.071cm" fo:padding-right="0.071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vertical-align="middle" fo:min-height="0.602cm" fo:min-width="2.54cm" fo:padding-top="0.071cm" fo:padding-bottom="0.071cm" fo:padding-left="0.071cm" fo:padding-right="0.071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vertical-align="middle" fo:min-height="0.601cm" fo:min-width="2.54cm" fo:padding-top="0.071cm" fo:padding-bottom="0.071cm" fo:padding-left="0.071cm" fo:padding-right="0.071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vertical-align="middle" fo:min-height="0.603cm" fo:min-width="2.54cm" fo:padding-top="0.071cm" fo:padding-bottom="0.071cm" fo:padding-left="0.071cm" fo:padding-right="0.071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vertical-align="middle" fo:min-height="0.422cm" fo:min-width="2.54cm" fo:padding-top="0.071cm" fo:padding-bottom="0.071cm" fo:padding-left="0.071cm" fo:padding-right="0.07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textarea-vertical-align="middle" fo:min-height="0.452cm" fo:min-width="2.54cm" fo:padding-top="0.071cm" fo:padding-bottom="0.071cm" fo:padding-left="0.071cm" fo:padding-right="0.07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textarea-vertical-align="middle" fo:min-height="0.451cm" fo:min-width="2.54cm" fo:padding-top="0.071cm" fo:padding-bottom="0.071cm" fo:padding-left="0.071cm" fo:padding-right="0.071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vertical-align="middle" fo:min-height="0.594cm" fo:min-width="2.54cm" fo:padding-top="0.071cm" fo:padding-bottom="0.071cm" fo:padding-left="0.071cm" fo:padding-right="0.071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textarea-vertical-align="middle" fo:min-height="0.603cm" fo:min-width="2.54cm" fo:padding-top="0.071cm" fo:padding-bottom="0.071cm" fo:padding-left="0.071cm" fo:padding-right="0.071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vertical-align="middle" fo:min-height="0.511cm" fo:min-width="2.54cm" fo:padding-top="0.071cm" fo:padding-bottom="0.071cm" fo:padding-left="0.071cm" fo:padding-right="0.071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textarea-vertical-align="middle" fo:min-height="0.685cm" fo:min-width="2.54cm" fo:padding-top="0.071cm" fo:padding-bottom="0.071cm" fo:padding-left="0.071cm" fo:padding-right="0.071cm" loext:decorative="false"/>
      <style:paragraph-properties style:writing-mode="lr-tb"/>
    </style:style>
    <style:style style:name="gr59" style:family="graphic" style:parent-style-name="standard">
      <style:graphic-properties draw:stroke="none" svg:stroke-width="0.004cm" svg:stroke-color="#666666" draw:marker-start-width="0.206cm" draw:marker-end-width="0.206cm" draw:fill="gradient" draw:fill-gradient-name="Gradient_5f_1" draw:shadow="visible" draw:shadow-offset-x="0.051cm" draw:shadow-offset-y="0.051cm" draw:shadow-color="#cdcdcd" draw:shadow-opacity="50%" loext:decorative="false"/>
    </style:style>
    <style:style style:name="gr60" style:family="graphic" style:parent-style-name="standard">
      <style:graphic-properties draw:stroke="solid" svg:stroke-width="0.004cm" svg:stroke-color="#666666" draw:marker-start-width="0.206cm" draw:marker-end-width="0.206cm" svg:stroke-opacity="100%" draw:stroke-linejoin="round" svg:stroke-linecap="round" draw:fill="none" fo:padding-top="0.127cm" fo:padding-bottom="0.127cm" fo:padding-left="0.252cm" fo:padding-right="0.252cm" loext:decorative="false"/>
    </style:style>
    <style:style style:name="gr61" style:family="graphic" style:parent-style-name="standard">
      <style:graphic-properties draw:stroke="none" draw:fill="none" draw:textarea-vertical-align="middle" fo:min-height="0.585cm" fo:min-width="2.54cm" fo:padding-top="0.071cm" fo:padding-bottom="0.071cm" fo:padding-left="0.071cm" fo:padding-right="0.071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textarea-vertical-align="middle" fo:min-height="0.585cm" fo:min-width="2.54cm" fo:padding-top="0.071cm" fo:padding-bottom="0.071cm" fo:padding-left="0.071cm" fo:padding-right="0.071cm" loext:decorative="false"/>
      <style:paragraph-properties style:writing-mode="lr-tb"/>
    </style:style>
    <style:style style:name="P1" style:family="paragraph">
      <loext:graphic-properties draw:fill="gradient" draw:fill-gradient-name="Gradient_5f_1"/>
      <style:text-properties style:font-name="Calibri" fo:font-size="10pt"/>
    </style:style>
    <style:style style:name="P2" style:family="paragraph">
      <loext:graphic-properties draw:fill="none"/>
      <style:text-properties style:font-name="Calibri" fo:font-size="10pt"/>
    </style:style>
    <style:style style:name="P3" style:family="paragraph">
      <style:paragraph-properties fo:margin-left="0cm" fo:margin-right="0cm" fo:margin-top="0.42cm" fo:margin-bottom="0.35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style:font-size-asian="10pt" style:font-size-complex="10pt"/>
    </style:style>
    <style:style style:name="P5" style:family="paragraph">
      <loext:graphic-properties draw:fill="solid" draw:fill-color="#eaeaea"/>
      <style:text-properties style:font-name="Calibri" fo:font-size="10pt"/>
    </style:style>
    <style:style style:name="P6" style:family="paragraph">
      <loext:graphic-properties draw:fill="gradient" draw:fill-gradient-name="Gradient_5f_2"/>
      <style:text-properties style:font-name="Calibri" fo:font-size="10pt"/>
    </style:style>
    <style:style style:name="P7" style:family="paragraph">
      <style:paragraph-properties fo:margin-left="0cm" fo:margin-right="0cm" fo:margin-top="0cm" fo:margin-bottom="0cm" fo:line-height="120%" fo:text-align="center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/>
    </style:style>
    <style:style style:name="P1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style:font-size-asian="12pt" style:font-size-complex="12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gradient-name="Gradient_5f_2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5" style:family="paragraph">
      <loext:graphic-properties draw:fill="gradient" draw:fill-gradient-name="Gradient_5f_1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gradient" draw:fill-gradient-name="Gradient_5f_2"/>
      <style:text-properties style:font-name="Calibri" fo:font-size="12pt"/>
    </style:style>
    <style:style style:name="P18" style:family="paragraph">
      <loext:graphic-properties draw:fill="none"/>
      <style:text-properties style:font-name="Calibri" fo:font-size="12pt"/>
    </style:style>
    <style:style style:name="P1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fo:font-weight="bold" style:font-weight-asian="bold" style:font-weight-complex="bold"/>
    </style:style>
    <style:style style:name="P20" style:family="paragraph">
      <loext:graphic-properties draw:fill="gradient" draw:fill-gradient-name="Gradient_5f_1"/>
      <style:text-properties style:font-name="Calibri" fo:font-size="12pt"/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 style:font-size-asian="10pt" style:font-size-complex="10pt"/>
    </style:style>
    <style:style style:name="P22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Liberation Sans" fo:font-size="10pt" style:font-size-asian="10pt" style:font-size-complex="10pt"/>
    </style:style>
    <style:style style:name="P2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2pt" style:font-size-asian="12pt" style:font-size-complex="12pt"/>
    </style:style>
    <style:style style:name="P2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/>
    </style:style>
    <style:style style:name="P2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2pt" style:font-size-asian="12pt" style:font-size-complex="12pt"/>
    </style:style>
    <style:style style:name="P2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style:font-size-asian="10pt" style:font-size-complex="10pt"/>
    </style:style>
    <style:style style:name="P27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2pt" style:font-size-asian="12pt" style:font-size-complex="12pt"/>
    </style:style>
    <style:style style:name="P28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style:font-name="Calibri" fo:font-size="10pt" style:font-size-asian="10pt" style:font-size-complex="10pt"/>
    </style:style>
    <style:style style:name="P29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2pt" style:font-size-asian="12pt" style:font-size-complex="12pt"/>
    </style:style>
    <style:style style:name="P30" style:family="paragraph">
      <loext:graphic-properties draw:fill="gradient" draw:fill-color="#729fcf" draw:fill-gradient-name="Gradient_5f_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729fcf"/>
      <style:paragraph-properties fo:margin-left="0cm" fo:margin-right="0cm" fo:margin-top="0.42cm" fo:margin-bottom="0.35cm" fo:line-height="12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10pt" fo:font-weight="bold" style:font-size-asian="12pt" style:font-weight-asian="bold" style:font-size-complex="12pt" style:font-weight-complex="bold"/>
    </style:style>
    <style:style style:name="P3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0pt" fo:font-weight="bold" style:font-weight-asian="bold" style:font-weight-complex="bold"/>
    </style:style>
    <style:style style:name="P35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style:font-size-asian="12pt" style:font-size-complex="12pt"/>
    </style:style>
    <style:style style:name="P36" style:family="paragraph">
      <loext:graphic-properties draw:fill="none"/>
      <style:paragraph-properties fo:margin-left="0cm" fo:margin-right="0cm" fo:margin-top="0.42cm" fo:margin-bottom="0.35cm" fo:line-height="120%" fo:text-align="center" fo:text-indent="0cm"/>
    </style:style>
    <style:style style:name="P37" style:family="paragraph">
      <style:paragraph-properties fo:text-align="center"/>
    </style:style>
    <style:style style:name="P38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0.5pt" style:font-size-asian="10.5pt" style:font-size-complex="10.5pt"/>
    </style:style>
    <style:style style:name="P39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style:font-size-asian="12pt" style:font-size-complex="12pt"/>
    </style:style>
    <style:style style:name="P4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P42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P43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Liberation Sans" fo:font-size="11pt" style:font-size-asian="11pt" style:font-size-complex="11pt"/>
    </style:style>
    <style:style style:name="P4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4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 style:font-name="Calibri" fo:font-size="7pt" style:font-size-asian="7pt" style:font-size-complex="7pt"/>
    </style:style>
    <style:style style:name="P46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" fo:font-size="7pt" fo:font-weight="bold" style:font-size-asian="7pt" style:font-weight-asian="bold" style:font-size-complex="7pt" style:font-weight-complex="bold"/>
    </style:style>
    <style:style style:name="P48" style:family="paragraph">
      <loext:graphic-properties draw:fill="gradient" draw:fill-gradient-name="Gradient_5f_1"/>
      <style:text-properties style:font-name="Calibri" fo:font-size="7pt"/>
    </style:style>
    <style:style style:name="P49" style:family="paragraph">
      <loext:graphic-properties draw:fill="none"/>
      <style:text-properties style:font-name="Calibri" fo:font-size="7pt"/>
    </style:style>
    <style:style style:name="P50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6pt" style:font-size-asian="6pt" style:font-size-complex="6pt"/>
    </style:style>
    <style:style style:name="P51" style:family="paragraph">
      <loext:graphic-properties draw:fill="none"/>
      <style:paragraph-properties fo:margin-left="0cm" fo:margin-right="0cm" fo:margin-top="0.42cm" fo:margin-bottom="0.35cm" fo:line-height="120%" fo:text-align="center" fo:text-indent="0cm"/>
      <style:text-properties fo:color="#000000" loext:opacity="100%" style:font-name="Calibri" fo:font-size="5.5pt" style:font-size-asian="5.5pt" style:font-size-complex="5.5pt"/>
    </style:style>
    <style:style style:name="P52" style:family="paragraph">
      <loext:graphic-properties draw:fill="gradient" draw:fill-gradient-name="Gradient_5f_1"/>
      <style:text-properties style:font-name="Calibri" fo:font-size="5.5pt"/>
    </style:style>
    <style:style style:name="P53" style:family="paragraph">
      <loext:graphic-properties draw:fill="none"/>
      <style:text-properties style:font-name="Calibri" fo:font-size="5.5pt"/>
    </style:style>
    <style:style style:name="P54" style:family="paragraph">
      <loext:graphic-properties draw:fill="gradient" draw:fill-gradient-name="Gradient_5f_1"/>
      <style:paragraph-properties fo:text-align="center"/>
      <style:text-properties fo:color="#000000" loext:opacity="100%" style:font-name="Calibri" fo:font-size="10pt" style:font-size-asian="10pt" style:font-size-complex="10pt"/>
    </style:style>
    <style:style style:name="P55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color="#000000" loext:opacity="100%" style:font-name="Calibri" fo:font-size="10pt" style:font-size-asian="10pt" style:font-size-complex="10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font-name="Wingdings" fo:font-size="12pt" style:font-name-asian="Wingdings" style:font-size-asian="12pt" style:font-name-complex="Wingdings" style:font-size-complex="12pt"/>
    </style:style>
    <style:style style:name="T7" style:family="text">
      <style:text-properties fo:color="#000000" loext:opacity="100%" style:font-name="Calibri" fo:font-size="10pt"/>
    </style:style>
    <style:style style:name="T8" style:family="text">
      <style:text-properties fo:color="#000000" loext:opacity="100%" style:font-name="Calibri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Calibri" fo:font-size="12pt" style:font-size-asian="12pt" style:font-size-complex="12pt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2" style:family="text">
      <style:text-properties fo:color="#000000" loext:opacity="100%" style:font-name="Calibri1" fo:font-size="11pt" style:font-name-asian="Calibri1" style:font-size-asian="11pt" style:font-name-complex="Calibri1" style:font-size-complex="11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bold" style:letter-kerning="true" style:font-name-asian="Wingdings" style:font-size-asian="12pt" style:font-style-asian="normal" style:font-weight-asian="bold" style:font-name-complex="Wingdings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loext:opacity="100%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6" style:family="text">
      <style:text-properties fo:color="#000000" loext:opacity="100%" fo:font-size="10pt" style:font-size-asian="10pt" style:font-size-complex="10pt"/>
    </style:style>
    <style:style style:name="T17" style:family="text">
      <style:text-properties fo:color="#000000" loext:opacity="100%" style:font-name="Liberation Sans" fo:font-size="10pt" style:font-size-asian="10pt" style:font-size-complex="10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loext:opacity="100%" style:font-name="Calibri" fo:font-size="10pt" fo:font-weight="bold" style:font-name-asian="Calibri1" style:font-size-asian="12pt" style:font-weight-asian="bold" style:font-name-complex="Calibri1" style:font-size-complex="12pt" style:font-weight-complex="bold"/>
    </style:style>
    <style:style style:name="T22" style:family="text">
      <style:text-properties fo:color="#000000" loext:opacity="100%" style:font-name="Calibri" fo:font-size="10.5pt" style:font-size-asian="10.5pt" style:font-size-complex="10.5pt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loext:opacity="100%" style:font-name="Calibri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loext:opacity="100%" style:font-name="Liberation Sans" fo:font-size="11pt" style:font-size-asian="11pt" style:font-size-complex="11pt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Calibri1" style:font-size-asian="10pt" style:font-style-asian="normal" style:font-weight-asian="normal" style:font-name-complex="Calibri1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loext:opacity="100%" style:font-name="Calibri" fo:font-size="10pt" style:font-name-asian="Calibri1" style:font-size-asian="10pt" style:font-name-complex="Calibri1" style:font-size-complex="10pt"/>
    </style:style>
    <style:style style:name="T31" style:family="text">
      <style:text-properties fo:color="#000000" loext:opacity="100%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32" style:family="text">
      <style:text-properties fo:color="#000000" loext:opacity="100%" style:font-name="Calibri1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Arial" style:font-size-complex="7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Wingdings" fo:font-size="7pt" fo:font-style="normal" fo:text-shadow="none" style:text-underline-style="none" fo:font-weight="normal" style:letter-kerning="true" style:font-name-asian="Wingdings" style:font-size-asian="7pt" style:font-style-asian="normal" style:font-weight-asian="normal" style:font-name-complex="Wingdings" style:font-size-complex="7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font-name="Calibri" fo:font-size="7pt" style:font-size-asian="7pt" style:font-size-complex="7pt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Calibri1" style:font-size-asian="8pt" style:font-style-asian="normal" style:font-weight-asian="normal" style:font-name-complex="Calibri1" style:font-size-complex="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7pt" fo:font-weight="bold" style:font-size-asian="7pt" style:font-weight-asian="bold" style:font-size-complex="7pt" style:font-weight-complex="bold"/>
    </style:style>
    <style:style style:name="T38" style:family="text">
      <style:text-properties fo:color="#000000" loext:opacity="100%" style:font-name="Calibri" fo:font-size="6pt" style:font-size-asian="6pt" style:font-size-complex="6pt"/>
    </style:style>
    <style:style style:name="T39" style:family="text">
      <style:text-properties fo:color="#000000" loext:opacity="100%" style:font-name="Calibri" fo:font-size="5.5pt" style:font-size-asian="5.5pt" style:font-size-complex="5.5pt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Wingdings" style:font-size-asian="12pt" style:font-style-asian="normal" style:font-weight-asian="normal" style:font-name-complex="Wingding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font-name="Calibri" fo:font-size="9pt" style:font-size-asian="9pt" style:font-size-complex="9pt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name-asian="Calibri1" style:font-size-asian="10pt" style:font-style-asian="normal" style:font-weight-asian="bold" style:font-name-complex="Calibri1" style:font-size-complex="10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>
          <draw:g draw:style-name="gr2">
            <draw:polygon draw:style-name="gr3" draw:text-style-name="P1" draw:layer="layout" svg:width="17.999cm" svg:height="0.841cm" svg:x="2cm" svg:y="5.7cm" svg:viewBox="0 0 18000 842" draw:points="0,842 18000,842 18000,0 0,0">
              <text:p/>
            </draw:polygon>
            <draw:path draw:style-name="gr4" draw:text-style-name="P2" draw:layer="layout" svg:width="17.999cm" svg:height="0.859cm" svg:x="2cm" svg:y="5.771cm" svg:viewBox="0 0 18000 860" svg:d="M0 860h18000v-860h-18000zM864 860v-860M17133 860v-860">
              <text:p/>
            </draw:path>
          </draw:g>
          <draw:frame draw:style-name="gr5" draw:text-style-name="P4" draw:layer="layout" svg:width="16.259cm" svg:height="0.996cm" svg:x="2.866cm" svg:y="5.704cm">
            <draw:text-box>
              <text:p text:style-name="P3"><text:span text:style-name="T1">EmitirArt_x_Rubro(vsArt, vsRub, cantArt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4.855cm" svg:viewBox="0 0 18000 845" draw:points="0,845 18000,845 18000,0 0,0">
              <text:p/>
            </draw:polygon>
            <draw:path draw:style-name="gr4" draw:text-style-name="P2" draw:layer="layout" svg:width="17.999cm" svg:height="0.862cm" svg:x="2cm" svg:y="4.908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66cm" svg:y="4.84cm">
            <draw:text-box>
              <text:p text:style-name="P3"><text:span text:style-name="T1">EmitirTicket(vsArt, vsIndDesc, vsListCmpr, cantArt, can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2.318cm" svg:viewBox="0 0 18000 846" draw:points="0,846 18000,846 18000,0 0,0">
              <text:p/>
            </draw:polygon>
            <draw:path draw:style-name="gr4" draw:text-style-name="P2" draw:layer="layout" svg:width="17.999cm" svg:height="0.863cm" svg:x="2cm" svg:y="2.3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2.25cm">
            <draw:text-box>
              <text:p text:style-name="P3"><text:span text:style-name="T1">Abrir(Art, IndDesc, Rub, ListCmpr) </text:span></text:p>
            </draw:text-box>
          </draw:frame>
        </draw:g>
        <draw:polygon draw:style-name="gr7" draw:text-style-name="P5" draw:layer="layout" svg:width="0.146cm" svg:height="0.043cm" svg:x="5.49cm" svg:y="10.65cm" svg:viewBox="0 0 147 44" draw:points="0,0 74,44 147,44 74,0">
          <text:p/>
        </draw:polygon>
        <draw:polygon draw:style-name="gr7" draw:text-style-name="P5" draw:layer="layout" svg:width="0.109cm" svg:height="0.086cm" svg:x="5.417cm" svg:y="10.908cm" svg:viewBox="0 0 110 87" draw:points="0,44 74,87 110,44 36,44 36,0">
          <text:p/>
        </draw:polygon>
        <draw:polygon draw:style-name="gr7" draw:text-style-name="P5" draw:layer="layout" svg:width="0.365cm" svg:height="0.431cm" svg:x="5.746cm" svg:y="10.52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1cm" svg:y="10.2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10.2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10.25cm">
            <draw:text-box>
              <text:p text:style-name="P7"><text:span text:style-name="T2">long</text:span><text:span text:style-name="T3"> GetTime(</text:span><text:span text:style-name="T2">int</text:span><text:span text:style-name="T3"> S:hh, </text:span><text:span text:style-name="T2">int</text:span><text:span text:style-name="T3"> S:mm, </text:span><text:span text:style-name="T2">int</text:span><text:span text:style-name="T3"> </text:span><text:span text:style-name="T4">S:ss) 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901cm" svg:x="10.5cm" svg:y="16.326cm" svg:viewBox="0 0 901 902" svg:d="M0 451c0-79 21-157 60-226 40-68 97-125 165-165 69-39 146-60 225-60 80 0 157 21 226 60 68 40 125 97 165 165 39 69 60 147 60 226s-21 157-60 225c-40 69-97 126-165 166-69 39-146 60-225 60-80 0-157-21-226-60-68-40-125-97-165-166-39-68-60-146-60-225z">
              <text:p/>
            </draw:path>
            <draw:path draw:style-name="gr4" draw:text-style-name="P2" draw:layer="layout" svg:width="0.9cm" svg:height="0.901cm" svg:x="10.5cm" svg:y="16.326cm" svg:viewBox="0 0 901 902" svg:d="M0 451c0-79 21-157 60-226 40-68 97-125 165-165 69-39 146-60 225-60 80 0 157 21 226 60 68 40 125 97 165 165 39 69 60 147 60 226s-21 157-60 225c-40 69-97 126-165 166-69 39-146 60-225 60-80 0-157-21-226-60-68-40-125-97-165-166-39-68-60-146-60-225z">
              <text:p/>
            </draw:path>
          </draw:g>
          <draw:frame draw:style-name="gr9" draw:text-style-name="P8" draw:layer="layout" svg:width="0.9cm" svg:height="0.9cm" svg:x="10.5cm" svg:y="16.326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5cm" svg:y="8.2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5cm" svg:y="8.25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5cm" svg:y="8.25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3cm" svg:x="2cm" svg:y="11.494cm" svg:viewBox="0 0 18000 864" draw:points="0,864 18000,864 18000,0 0,0">
              <text:p/>
            </draw:polygon>
            <draw:path draw:style-name="gr4" draw:text-style-name="P2" draw:layer="layout" svg:width="17.999cm" svg:height="0.863cm" svg:x="2cm" svg:y="11.494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11.426cm">
            <draw:text-box>
              <text:p text:style-name="P3"><text:span text:style-name="T1">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2.3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2.32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2.325cm">
            <draw:text-box>
              <text:p text:style-name="P7"><text:span text:style-name="T5">timeinfo </text:span><text:span text:style-name="T6">ß</text:span><text:span text:style-name="T4"> </text:span><text:span text:style-name="T7"><text:s text:c="2"/>local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3.074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3.074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3.074cm">
            <draw:text-box>
              <text:p text:style-name="P7"><text:span text:style-name="T5">hh </text:span><text:span text:style-name="T6">ß</text:span><text:span text:style-name="T4"> </text:span><text:span text:style-name="T7"><text:s text:c="2"/>timeinfo.tm_hou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3.87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3.87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3.875cm">
            <draw:text-box>
              <text:p text:style-name="P7"><text:span text:style-name="T5">mm </text:span><text:span text:style-name="T6">ß</text:span><text:span text:style-name="T4"> </text:span><text:span text:style-name="T7"><text:s text:c="2"/>timeinfo.tm_mi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4.6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4.62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4.625cm">
            <draw:text-box>
              <text:p text:style-name="P7"><text:span text:style-name="T5">ss </text:span><text:span text:style-name="T6">ß</text:span><text:span text:style-name="T4"> </text:span><text:span text:style-name="T7"><text:s text:c="2"/>timeinfo.tm_sec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15.425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15.425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15.425cm">
            <draw:text-box>
              <text:p text:style-name="P7"><text:span text:style-name="T7">retornar timeinfo.tm_hour * 10000 + timeinfo.tm_min * 100 + timeinfo.tm_sec</text:span></text:p>
            </draw:text-box>
          </draw:frame>
        </draw:g>
        <draw:polygon draw:style-name="gr7" draw:text-style-name="P5" draw:layer="layout" svg:width="0.146cm" svg:height="0.043cm" svg:x="5.216cm" svg:y="18.823cm" svg:viewBox="0 0 147 44" draw:points="0,0 74,44 147,44 74,0">
          <text:p/>
        </draw:polygon>
        <draw:polygon draw:style-name="gr7" draw:text-style-name="P5" draw:layer="layout" svg:width="0.109cm" svg:height="0.086cm" svg:x="5.143cm" svg:y="19.081cm" svg:viewBox="0 0 110 87" draw:points="0,44 74,87 110,44 36,44 36,0">
          <text:p/>
        </draw:polygon>
        <draw:polygon draw:style-name="gr7" draw:text-style-name="P5" draw:layer="layout" svg:width="0.365cm" svg:height="0.431cm" svg:x="5.472cm" svg:y="18.693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249cm" svg:height="1cm" svg:x="1cm" svg:y="18.5cm" svg:viewBox="0 0 19250 1001" draw:points="631,1001 18619,1001 19250,500 18619,0 631,0 0,500">
              <text:p/>
            </draw:polygon>
            <draw:polygon draw:style-name="gr4" draw:text-style-name="P2" draw:layer="layout" svg:width="19.249cm" svg:height="1cm" svg:x="1cm" svg:y="18.5cm" svg:viewBox="0 0 19250 1001" draw:points="631,1001 18619,1001 19250,500 18619,0 631,0 0,500">
              <text:p/>
            </draw:polygon>
          </draw:g>
          <draw:frame draw:style-name="gr6" draw:text-style-name="P10" draw:layer="layout" svg:width="17.989cm" svg:height="1cm" svg:x="1.63cm" svg:y="18.5cm">
            <draw:text-box>
              <text:p text:style-name="P7"><text:span text:style-name="T8">long</text:span><text:span text:style-name="T9"> GetDate(</text:span><text:span text:style-name="T8">int</text:span><text:span text:style-name="T9"> S:year, </text:span><text:span text:style-name="T8">int</text:span><text:span text:style-name="T9"> S:mes, </text:span><text:span text:style-name="T8">int</text:span><text:span text:style-name="T9"> S:dia, </text:span><text:span text:style-name="T8">int</text:span><text:span text:style-name="T9"> S:ds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9.951cm" svg:y="25.1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9.951cm" svg:y="25.1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9.95cm" svg:y="25.1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3cm" svg:x="1.95cm" svg:y="19.667cm" svg:viewBox="0 0 18000 864" draw:points="0,864 18000,864 18000,0 0,0">
              <text:p/>
            </draw:polygon>
            <draw:path draw:style-name="gr4" draw:text-style-name="P2" draw:layer="layout" svg:width="17.999cm" svg:height="0.863cm" svg:x="1.95cm" svg:y="19.667cm" svg:viewBox="0 0 18000 864" svg:d="M0 864h18000v-864h-18000zM864 864v-864M17133 864v-864">
              <text:p/>
            </draw:path>
          </draw:g>
          <draw:frame draw:style-name="gr6" draw:text-style-name="P4" draw:layer="layout" svg:width="16.262cm" svg:height="1cm" svg:x="2.814cm" svg:y="19.599cm">
            <draw:text-box>
              <text:p text:style-name="P3"><text:span text:style-name="T1">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0.49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0.499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0.499cm">
            <draw:text-box>
              <text:p text:style-name="P7"><text:span text:style-name="T5">timeinfo </text:span><text:span text:style-name="T6">ß</text:span><text:span text:style-name="T4"> </text:span><text:span text:style-name="T7"><text:s text:c="3"/>localtime(&amp;rawtime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1.248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1.248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1.248cm">
            <draw:text-box>
              <text:p text:style-name="P7"><text:span text:style-name="T5">year </text:span><text:span text:style-name="T6">ß</text:span><text:span text:style-name="T4"> </text:span><text:span text:style-name="T7"><text:s text:c="2"/>1900 + timeinfo.tm_yea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2.04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2.049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2.049cm">
            <draw:text-box>
              <text:p text:style-name="P7"><text:span text:style-name="T5">mes </text:span><text:span text:style-name="T6">ß</text:span><text:span text:style-name="T4"> </text:span><text:span text:style-name="T7"><text:s text:c="2"/>1 + timeinfo.tm_mo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95cm" svg:y="22.799cm" svg:viewBox="0 0 17996 801" draw:points="0,801 17996,801 17996,0 0,0">
              <text:p/>
            </draw:polygon>
            <draw:polygon draw:style-name="gr4" draw:text-style-name="P2" draw:layer="layout" svg:width="17.995cm" svg:height="0.8cm" svg:x="1.95cm" svg:y="22.799cm" svg:viewBox="0 0 17996 801" draw:points="0,801 17996,801 17996,0 0,0">
              <text:p/>
            </draw:polygon>
          </draw:g>
          <draw:frame draw:style-name="gr10" draw:text-style-name="P9" draw:layer="layout" svg:width="17.995cm" svg:height="0.8cm" svg:x="1.95cm" svg:y="22.799cm">
            <draw:text-box>
              <text:p text:style-name="P7"><text:span text:style-name="T5">dia </text:span><text:span text:style-name="T6">ß</text:span><text:span text:style-name="T4"> </text:span><text:span text:style-name="T7"><text:s text:c="2"/>timeinfo.tm_mday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01cm" svg:x="1.954cm" svg:y="24.349cm" svg:viewBox="0 0 18000 802" draw:points="0,802 18000,802 18000,0 0,0">
              <text:p/>
            </draw:polygon>
            <draw:polygon draw:style-name="gr4" draw:text-style-name="P2" draw:layer="layout" svg:width="17.999cm" svg:height="0.801cm" svg:x="1.954cm" svg:y="24.349cm" svg:viewBox="0 0 18000 802" draw:points="0,802 18000,802 18000,0 0,0">
              <text:p/>
            </draw:polygon>
          </draw:g>
          <draw:frame draw:style-name="gr11" draw:text-style-name="P11" draw:layer="layout" svg:width="17.999cm" svg:height="1.28cm" svg:x="1.954cm" svg:y="24.11cm">
            <draw:text-box>
              <text:p text:style-name="P7"><text:span text:style-name="T10">retornar (1900 + timeinfo.tm_year) * 10000 + (1 + timeinfo.tm_mon) * 100 + timeinfo.tm_mday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954cm" svg:y="23.549cm" svg:viewBox="0 0 18000 801" draw:points="0,801 18000,801 18000,0 0,0">
              <text:p/>
            </draw:polygon>
            <draw:polygon draw:style-name="gr4" draw:text-style-name="P2" draw:layer="layout" svg:width="17.999cm" svg:height="0.8cm" svg:x="1.954cm" svg:y="23.549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1.954cm" svg:y="23.549cm">
            <draw:text-box>
              <text:p text:style-name="P7"><text:span text:style-name="T5">ds </text:span><text:span text:style-name="T6">ß</text:span><text:span text:style-name="T4"> </text:span><text:span text:style-name="T7"><text:s text:c="2"/>1 + timeinfo.tm_wday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1cm" svg:x="1cm" svg:y="0.99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0.999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0.999cm">
            <draw:text-box>
              <text:p text:style-name="P7"><text:span text:style-name="T11">Int</text:span><text:span text:style-name="T4"> main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cm" svg:y="3.151cm" svg:viewBox="0 0 18000 845" draw:points="0,845 18000,845 18000,0 0,0">
              <text:p/>
            </draw:polygon>
            <draw:path draw:style-name="gr4" draw:text-style-name="P2" draw:layer="layout" svg:width="17.999cm" svg:height="0.862cm" svg:x="2cm" svg:y="3.169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66cm" svg:y="3.1cm">
            <draw:text-box>
              <text:p text:style-name="P3"><text:span text:style-name="T1">VolcarArchivos(Art, IndDesc, Rub, ListCmpr, vsArt, vsIndDesc, vsRub, vsListCmpr, cantArt, can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64cm" svg:x="2cm" svg:y="6.554cm" svg:viewBox="0 0 18000 865" draw:points="0,865 18000,865 18000,0 0,0">
              <text:p/>
            </draw:polygon>
            <draw:path draw:style-name="gr4" draw:text-style-name="P2" draw:layer="layout" svg:width="17.999cm" svg:height="0.864cm" svg:x="2cm" svg:y="6.554cm" svg:viewBox="0 0 18000 865" svg:d="M0 865h18000v-865h-18000zM864 865v-865M17133 865v-865">
              <text:p/>
            </draw:path>
          </draw:g>
          <draw:frame draw:style-name="gr6" draw:text-style-name="P4" draw:layer="layout" svg:width="16.259cm" svg:height="1cm" svg:x="2.866cm" svg:y="6.488cm">
            <draw:text-box>
              <text:p text:style-name="P3"><text:span text:style-name="T1">Cerrar(Art, IndDesc, Rub, Lis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cm" svg:y="3.983cm" svg:viewBox="0 0 18000 846" draw:points="0,846 18000,846 18000,0 0,0">
              <text:p/>
            </draw:polygon>
            <draw:path draw:style-name="gr4" draw:text-style-name="P2" draw:layer="layout" svg:width="17.999cm" svg:height="0.863cm" svg:x="2cm" svg:y="4.018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66cm" svg:y="3.95cm">
            <draw:text-box>
              <text:p text:style-name="P3"><text:span text:style-name="T1">ProcCompras(Art, vsArt, vsIndDesc, vsListCmpr, cantArt, cantCmpr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2cm" svg:y="7.449cm" svg:viewBox="0 0 18000 801" draw:points="0,801 18000,801 18000,0 0,0">
              <text:p/>
            </draw:polygon>
            <draw:polygon draw:style-name="gr4" draw:text-style-name="P2" draw:layer="layout" svg:width="17.999cm" svg:height="0.8cm" svg:x="2cm" svg:y="7.449cm" svg:viewBox="0 0 18000 801" draw:points="0,801 18000,801 18000,0 0,0">
              <text:p/>
            </draw:polygon>
          </draw:g>
          <draw:frame draw:style-name="gr10" draw:text-style-name="P9" draw:layer="layout" svg:width="17.999cm" svg:height="0.8cm" svg:x="2cm" svg:y="7.449cm">
            <draw:text-box>
              <text:p text:style-name="P7"><text:span text:style-name="T7">retornar 0</text:span></text:p>
            </draw:text-box>
          </draw:frame>
        </draw:g>
      </draw:page>
      <draw:page draw:name="page2" draw:style-name="dp1" draw:master-page-name="Predeterminado">
        <draw:g draw:style-name="gr1">
          <draw:g draw:style-name="gr2">
            <draw:polygon draw:style-name="gr8" draw:text-style-name="P12" draw:layer="layout" svg:width="19.499cm" svg:height="1cm" svg:x="0.797cm" svg:y="0.374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797cm" svg:y="0.374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433cm" svg:y="0.374cm">
            <draw:text-box>
              <text:p text:style-name="P7"><text:span text:style-name="T11">bool</text:span><text:span text:style-name="T4"> LeerArticulo(fstream &amp;Art, tsArt &amp;sArt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297cm" svg:y="1.596cm" svg:viewBox="0 0 14701 750" draw:points="2756,750 11945,750 14701,0 0,0">
              <text:p/>
            </draw:polygon>
            <draw:polygon draw:style-name="gr4" draw:text-style-name="P13" draw:layer="layout" svg:width="14.7cm" svg:height="0.749cm" svg:x="3.297cm" svg:y="1.596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053cm" svg:y="1.596cm">
            <draw:text-box>
              <text:p text:style-name="P16"><text:span text:style-name="T12">Art &gt;&gt; sArt.codVen &gt;&gt; sArt.codRub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346cm" svg:y="3.846cm" svg:viewBox="0 0 14701 750" draw:points="2756,750 11945,750 14701,0 0,0">
              <text:p/>
            </draw:polygon>
            <draw:polygon draw:style-name="gr4" draw:text-style-name="P13" draw:layer="layout" svg:width="14.7cm" svg:height="0.749cm" svg:x="3.346cm" svg:y="3.846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102cm" svg:y="3.846cm">
            <draw:text-box>
              <text:p text:style-name="P16"><text:span text:style-name="T12"><text:s/>Art &gt;&gt; sArt.stock &gt;&gt; sArt.preUni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9.499cm" svg:height="0.8cm" svg:x="0.797cm" svg:y="6.096cm" svg:viewBox="0 0 19500 801" draw:points="0,801 19500,801 19500,0 0,0">
              <text:p/>
            </draw:polygon>
            <draw:polygon draw:style-name="gr14" draw:text-style-name="P18" draw:layer="layout" svg:width="19.499cm" svg:height="0.8cm" svg:x="0.797cm" svg:y="6.096cm" svg:viewBox="0 0 19500 801" draw:points="0,801 19500,801 19500,0 0,0">
              <text:p/>
            </draw:polygon>
          </draw:g>
          <draw:frame draw:style-name="gr15" draw:text-style-name="P19" draw:layer="layout" svg:width="19.499cm" svg:height="0.8cm" svg:x="0.797cm" svg:y="6.096cm">
            <draw:text-box>
              <text:p text:style-name="P7"><text:span text:style-name="T13">i </text:span><text:span text:style-name="T14">ß</text:span><text:span text:style-name="T15"> 0 <text:s text:c="3"/>↑ <text:s text:c="2"/>i &lt; 14</text:span></text:p>
            </draw:text-box>
          </draw:frame>
        </draw:g>
        <draw:g draw:style-name="gr2">
          <draw:polygon draw:style-name="gr16" draw:text-style-name="P20" draw:layer="layout" svg:width="19.499cm" svg:height="1.249cm" svg:x="0.797cm" svg:y="6.897cm" svg:viewBox="0 0 19500 1250" draw:points="0,1250 19500,1250 19500,0 0,0">
            <text:p/>
          </draw:polygon>
          <draw:polygon draw:style-name="gr17" draw:text-style-name="P18" draw:layer="layout" svg:width="19.499cm" svg:height="1.249cm" svg:x="0.797cm" svg:y="6.897cm" svg:viewBox="0 0 19500 1250" draw:points="0,1250 19500,1250 19500,0 0,0">
            <text:p/>
          </draw:polygon>
        </draw:g>
        <draw:g draw:style-name="gr1">
          <draw:g draw:style-name="gr2">
            <draw:polygon draw:style-name="gr3" draw:text-style-name="P15" draw:layer="layout" svg:width="14.7cm" svg:height="0.749cm" svg:x="3.346cm" svg:y="7.147cm" svg:viewBox="0 0 14701 750" draw:points="2756,750 11945,750 14701,0 0,0">
              <text:p/>
            </draw:polygon>
            <draw:polygon draw:style-name="gr4" draw:text-style-name="P13" draw:layer="layout" svg:width="14.7cm" svg:height="0.749cm" svg:x="3.346cm" svg:y="7.147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102cm" svg:y="7.147cm">
            <draw:text-box>
              <text:p text:style-name="P16"><text:span text:style-name="T12"><text:s/>Art &gt;&gt; sArt.ofertas[i]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319cm" svg:y="8.996cm" svg:viewBox="0 0 14757 801" draw:points="0,801 14757,801 14757,0 0,0">
              <text:p/>
            </draw:polygon>
            <draw:polygon draw:style-name="gr4" draw:text-style-name="P18" draw:layer="layout" svg:width="14.756cm" svg:height="0.8cm" svg:x="3.319cm" svg:y="8.996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297cm" svg:y="8.996cm">
            <draw:text-box>
              <text:p text:style-name="P7"><text:span text:style-name="T16">retornar Art.good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372cm" svg:y="3.87cm" svg:viewBox="0 0 14701 750" draw:points="2756,750 11945,750 14701,0 0,0">
              <text:p/>
            </draw:polygon>
            <draw:polygon draw:style-name="gr4" draw:text-style-name="P13" draw:layer="layout" svg:width="14.7cm" svg:height="0.749cm" svg:x="3.372cm" svg:y="3.87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128cm" svg:y="3.87cm">
            <draw:text-box>
              <text:p text:style-name="P16"><text:span text:style-name="T12"><text:s/>Art &gt;&gt; sArt.stock &gt;&gt; sArt.preUni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2.357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2.357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2.296cm">
            <draw:text-box>
              <text:p text:style-name="P3"><text:span text:style-name="T17">Art.ignore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3.119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3.119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3.058cm">
            <draw:text-box>
              <text:p text:style-name="P3"><text:span text:style-name="T17">Art.get(sArt.descArt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4.558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4.558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4.497cm">
            <draw:text-box>
              <text:p text:style-name="P3"><text:span text:style-name="T17">Art.ignore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97cm" svg:y="5.308cm" svg:viewBox="0 0 14750 761" draw:points="0,761 14750,761 14750,0 0,0">
              <text:p/>
            </draw:polygon>
            <draw:path draw:style-name="gr4" draw:text-style-name="P13" draw:layer="layout" svg:width="14.749cm" svg:height="0.777cm" svg:x="3.297cm" svg:y="5.308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06cm" svg:y="5.247cm">
            <draw:text-box>
              <text:p text:style-name="P3"><text:span text:style-name="T17">Art.get(sArt.medida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319cm" svg:y="8.208cm" svg:viewBox="0 0 14750 761" draw:points="0,761 14750,761 14750,0 0,0">
              <text:p/>
            </draw:polygon>
            <draw:path draw:style-name="gr4" draw:text-style-name="P13" draw:layer="layout" svg:width="14.749cm" svg:height="0.777cm" svg:x="3.319cm" svg:y="8.208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28cm" svg:y="8.147cm">
            <draw:text-box>
              <text:p text:style-name="P7"><text:span text:style-name="T17">Art.ignore(2, '\n')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0.796cm" svg:y="10.973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796cm" svg:y="10.973cm" svg:viewBox="0 0 19500 1001" draw:points="639,1001 18861,1001 19500,500 18861,0 639,0 0,500">
              <text:p/>
            </draw:polygon>
          </draw:g>
          <draw:frame draw:style-name="gr6" draw:text-style-name="P23" draw:layer="layout" svg:width="18.227cm" svg:height="1cm" svg:x="1.432cm" svg:y="10.973cm">
            <draw:text-box>
              <text:p text:style-name="P3"><text:span text:style-name="T11">bool</text:span><text:span text:style-name="T4"> <text:s text:c="2"/>LeerIndDescrip( <text:s/>ifstream &amp;IndDesc, tsIndDesc &amp;sIndDesc <text:s/>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299cm" svg:y="12.97cm" svg:viewBox="0 0 14701 750" draw:points="2756,750 11945,750 14701,0 0,0">
              <text:p/>
            </draw:polygon>
            <draw:polygon draw:style-name="gr4" draw:text-style-name="P13" draw:layer="layout" svg:width="14.7cm" svg:height="0.749cm" svg:x="3.299cm" svg:y="12.97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055cm" svg:y="12.97cm">
            <draw:text-box>
              <text:p text:style-name="P16"><text:span text:style-name="T12">IndDesc &gt;&gt; sIndDesc.posArt &gt;&gt; sIndDesc.estado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1cm" svg:y="17.5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1cm" svg:y="17.5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636cm" svg:y="17.5cm">
            <draw:text-box>
              <text:p text:style-name="P7"><text:span text:style-name="T11">bool</text:span><text:span text:style-name="T4"> LeerRubro(ifstream &amp;Rub, tsRub &amp;sRub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5cm" svg:y="18.773cm" svg:viewBox="0 0 14701 750" draw:points="2756,750 11945,750 14701,0 0,0">
              <text:p/>
            </draw:polygon>
            <draw:polygon draw:style-name="gr4" draw:text-style-name="P13" draw:layer="layout" svg:width="14.7cm" svg:height="0.749cm" svg:x="3.5cm" svg:y="18.773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256cm" svg:y="18.773cm">
            <draw:text-box>
              <text:p text:style-name="P16"><text:span text:style-name="T12">Rub &gt;&gt; sRub.codRub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522cm" svg:y="21.823cm" svg:viewBox="0 0 14757 801" draw:points="0,801 14757,801 14757,0 0,0">
              <text:p/>
            </draw:polygon>
            <draw:polygon draw:style-name="gr4" draw:text-style-name="P18" draw:layer="layout" svg:width="14.756cm" svg:height="0.8cm" svg:x="3.522cm" svg:y="21.823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5cm" svg:y="21.823cm">
            <draw:text-box>
              <text:p text:style-name="P7"><text:span text:style-name="T16">retornar Rub.good()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1cm" svg:y="24.05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1cm" svg:y="24.05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636cm" svg:y="24.05cm">
            <draw:text-box>
              <text:p text:style-name="P7"><text:span text:style-name="T11">bool</text:span><text:span text:style-name="T4"> LeerCompra(ifstream &amp;ListCmpr, tsCompra &amp;sCompra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cm" svg:height="0.749cm" svg:x="3.575cm" svg:y="26.098cm" svg:viewBox="0 0 14701 750" draw:points="2756,750 11945,750 14701,0 0,0">
              <text:p/>
            </draw:polygon>
            <draw:polygon draw:style-name="gr4" draw:text-style-name="P13" draw:layer="layout" svg:width="14.7cm" svg:height="0.749cm" svg:x="3.575cm" svg:y="26.098cm" svg:viewBox="0 0 14701 750" draw:points="2756,750 11945,750 14701,0 0,0">
              <text:p/>
            </draw:polygon>
          </draw:g>
          <draw:frame draw:style-name="gr12" draw:text-style-name="P14" draw:layer="layout" svg:width="9.185cm" svg:height="0.749cm" svg:x="6.331cm" svg:y="26.098cm">
            <draw:text-box>
              <text:p text:style-name="P16"><text:span text:style-name="T12">ListCmpr &gt;&gt; sCompra.cantReq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522cm" svg:y="27.573cm" svg:viewBox="0 0 14757 801" draw:points="0,801 14757,801 14757,0 0,0">
              <text:p/>
            </draw:polygon>
            <draw:polygon draw:style-name="gr4" draw:text-style-name="P18" draw:layer="layout" svg:width="14.756cm" svg:height="0.8cm" svg:x="3.522cm" svg:y="27.573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5cm" svg:y="27.573cm">
            <draw:text-box>
              <text:p text:style-name="P7"><text:span text:style-name="T16">retornar ListCmpr.good()</text:span></text:p>
            </draw:text-box>
          </draw:frame>
        </draw:g>
        <draw:g draw:style-name="gr1">
          <draw:g draw:style-name="gr2">
            <draw:path draw:style-name="gr3" draw:text-style-name="P20" draw:layer="layout" svg:width="1.217cm" svg:height="1.128cm" svg:x="10.282cm" svg:y="22.621cm" svg:viewBox="0 0 1218 1129" svg:d="M0 565c0-99 29-197 81-283 54-85 132-157 223-207 94-49 198-75 304-75 108 0 212 26 305 75 92 50 170 122 224 207 52 86 81 184 81 283 0 98-29 196-81 281-54 86-132 158-224 208-93 49-197 75-303 75-108 0-212-26-306-75-91-50-169-122-223-208-52-85-81-183-81-281z">
              <text:p/>
            </draw:path>
            <draw:path draw:style-name="gr4" draw:text-style-name="P18" draw:layer="layout" svg:width="1.217cm" svg:height="1.128cm" svg:x="10.282cm" svg:y="22.621cm" svg:viewBox="0 0 1218 1129" svg:d="M0 565c0-99 29-197 81-283 54-85 132-157 223-207 94-49 198-75 304-75 108 0 212 26 305 75 92 50 170 122 224 207 52 86 81 184 81 283 0 98-29 196-81 281-54 86-132 158-224 208-93 49-197 75-303 75-108 0-212-26-306-75-91-50-169-122-223-208-52-85-81-183-81-281z">
              <text:p/>
            </draw:path>
          </draw:g>
          <draw:frame draw:style-name="gr18" draw:text-style-name="P24" draw:layer="layout" svg:width="1.218cm" svg:height="1.126cm" svg:x="10.281cm" svg:y="22.62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341cm" svg:y="12.207cm" svg:viewBox="0 0 14750 761" draw:points="0,761 14750,761 14750,0 0,0">
              <text:p/>
            </draw:polygon>
            <draw:path draw:style-name="gr4" draw:text-style-name="P13" draw:layer="layout" svg:width="14.749cm" svg:height="0.777cm" svg:x="3.341cm" svg:y="12.207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05cm" svg:y="12.146cm">
            <draw:text-box>
              <text:p text:style-name="P7"><text:span text:style-name="T17"><text:s/>IndDesc.get(sIndDesc.descArt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5cm" svg:y="13.657cm" svg:viewBox="0 0 14750 761" draw:points="0,761 14750,761 14750,0 0,0">
              <text:p/>
            </draw:polygon>
            <draw:path draw:style-name="gr4" draw:text-style-name="P13" draw:layer="layout" svg:width="14.749cm" svg:height="0.777cm" svg:x="3.25cm" svg:y="13.657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3.959cm" svg:y="13.596cm">
            <draw:text-box>
              <text:p text:style-name="P7"><text:span text:style-name="T17"><text:s/>IndDesc.ignore(2, '\n'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9cm" svg:y="19.529cm" svg:viewBox="0 0 14750 761" draw:points="0,761 14750,761 14750,0 0,0">
              <text:p/>
            </draw:polygon>
            <draw:path draw:style-name="gr4" draw:text-style-name="P13" draw:layer="layout" svg:width="14.749cm" svg:height="0.777cm" svg:x="3.529cm" svg:y="19.529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38cm" svg:y="19.468cm">
            <draw:text-box>
              <text:p text:style-name="P7"><text:span text:style-name="T17">Rub.ignore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cm" svg:y="20.312cm" svg:viewBox="0 0 14750 761" draw:points="0,761 14750,761 14750,0 0,0">
              <text:p/>
            </draw:polygon>
            <draw:path draw:style-name="gr4" draw:text-style-name="P13" draw:layer="layout" svg:width="14.749cm" svg:height="0.777cm" svg:x="3.52cm" svg:y="20.312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29cm" svg:y="20.251cm">
            <draw:text-box>
              <text:p text:style-name="P7"><text:span text:style-name="T17"><text:s/>Rub.get(sRub.descRub, 2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6cm" svg:y="21.046cm" svg:viewBox="0 0 14750 761" draw:points="0,761 14750,761 14750,0 0,0">
              <text:p/>
            </draw:polygon>
            <draw:path draw:style-name="gr4" draw:text-style-name="P13" draw:layer="layout" svg:width="14.749cm" svg:height="0.777cm" svg:x="3.526cm" svg:y="21.046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35cm" svg:y="20.985cm">
            <draw:text-box>
              <text:p text:style-name="P7"><text:span text:style-name="T17">Rub.ignore(2, '\n'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35cm" svg:y="25.311cm" svg:viewBox="0 0 14750 761" draw:points="0,761 14750,761 14750,0 0,0">
              <text:p/>
            </draw:polygon>
            <draw:path draw:style-name="gr4" draw:text-style-name="P13" draw:layer="layout" svg:width="14.749cm" svg:height="0.777cm" svg:x="3.535cm" svg:y="25.311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44cm" svg:y="25.25cm">
            <draw:text-box>
              <text:p text:style-name="P7"><text:span text:style-name="T17">ListCmpr.get(sCompra.descArt, 31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526cm" svg:y="26.821cm" svg:viewBox="0 0 14750 761" draw:points="0,761 14750,761 14750,0 0,0">
              <text:p/>
            </draw:polygon>
            <draw:path draw:style-name="gr4" draw:text-style-name="P13" draw:layer="layout" svg:width="14.749cm" svg:height="0.777cm" svg:x="3.526cm" svg:y="26.821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4.235cm" svg:y="26.76cm">
            <draw:text-box>
              <text:p text:style-name="P7"><text:span text:style-name="T17">ListCmpr.ignore(2, '\n'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282cm" svg:y="28.40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282cm" svg:y="28.40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281cm" svg:y="28.40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079cm" svg:y="9.854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079cm" svg:y="9.854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078cm" svg:y="9.854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272cm" svg:y="15.2cm" svg:viewBox="0 0 14757 801" draw:points="0,801 14757,801 14757,0 0,0">
              <text:p/>
            </draw:polygon>
            <draw:polygon draw:style-name="gr4" draw:text-style-name="P18" draw:layer="layout" svg:width="14.756cm" svg:height="0.8cm" svg:x="3.272cm" svg:y="15.2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25cm" svg:y="15.2cm">
            <draw:text-box>
              <text:p text:style-name="P7"><text:span text:style-name="T16">retornar IndDesc.good(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167cm" svg:y="15.95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167cm" svg:y="15.95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166cm" svg:y="15.95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49cm" svg:height="0.76cm" svg:x="3.275cm" svg:y="14.411cm" svg:viewBox="0 0 14750 761" draw:points="0,761 14750,761 14750,0 0,0">
              <text:p/>
            </draw:polygon>
            <draw:path draw:style-name="gr4" draw:text-style-name="P13" draw:layer="layout" svg:width="14.749cm" svg:height="0.777cm" svg:x="3.275cm" svg:y="14.411cm" svg:viewBox="0 0 14750 778" svg:d="M0 778h14750v-778h-14750zM708 778v-778M14040 778v-778">
              <text:p/>
            </draw:path>
          </draw:g>
          <draw:frame draw:style-name="gr9" draw:text-style-name="P22" draw:layer="layout" svg:width="13.324cm" svg:height="0.9cm" svg:x="3.984cm" svg:y="14.35cm">
            <draw:text-box>
              <text:p text:style-name="P3"><text:span text:style-name="T17">strlwr(sIndDesc.descArt) </text:span></text:p>
            </draw:text-box>
          </draw:frame>
        </draw:g>
      </draw:page>
      <draw:page draw:name="page3" draw:style-name="dp1" draw:master-page-name="Predeterminado">
        <draw:g draw:style-name="gr1">
          <draw:g draw:style-name="gr2">
            <draw:polygon draw:style-name="gr8" draw:text-style-name="P6" draw:layer="layout" svg:width="19.499cm" svg:height="1cm" svg:x="0.75cm" svg:y="2.364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75cm" svg:y="2.364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386cm" svg:y="2.364cm">
            <draw:text-box>
              <text:p text:style-name="P7"><text:span text:style-name="T11">void</text:span><text:span text:style-name="T4"> PieTicket(</text:span><text:span text:style-name="T11">float</text:span><text:span text:style-name="T4"> impTot, </text:span><text:span text:style-name="T11">float</text:span><text:span text:style-name="T4"> impTotDesto, </text:span><text:span text:style-name="T11">float</text:span><text:span text:style-name="T4"> impTotConDesto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4.365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4.365cm" svg:viewBox="0 0 17996 801" draw:points="0,801 17996,801 17996,0 0,0">
              <text:p/>
            </draw:polygon>
          </draw:g>
          <draw:frame draw:style-name="gr10" draw:text-style-name="P25" draw:layer="layout" svg:width="17.995cm" svg:height="0.8cm" svg:x="1.504cm" svg:y="4.365cm">
            <draw:text-box>
              <text:p text:style-name="P7"><text:span text:style-name="T18">vuelto <text:s/></text:span><text:span text:style-name="T19">ß</text:span><text:span text:style-name="T18"> pagoUsuario - impTotConDest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3.614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3.614cm" svg:viewBox="0 0 17996 801" draw:points="0,801 17996,801 17996,0 0,0">
              <text:p/>
            </draw:polygon>
          </draw:g>
          <draw:frame draw:style-name="gr10" draw:text-style-name="P26" draw:layer="layout" svg:width="17.995cm" svg:height="0.8cm" svg:x="1.504cm" svg:y="3.614cm">
            <draw:text-box>
              <text:p text:style-name="P7"><text:span text:style-name="T18"><text:s/>PagoUsuario </text:span><text:span text:style-name="T19">ß</text:span><text:span text:style-name="T9"> impTotConDesto</text:span></text:p>
            </draw:text-box>
          </draw:frame>
        </draw:g>
        <draw:g draw:style-name="gr2">
          <draw:polygon draw:style-name="gr19" draw:text-style-name="P27" draw:layer="layout" svg:width="18.249cm" svg:height="4.649cm" svg:x="1.25cm" svg:y="5.214cm" svg:viewBox="0 0 18250 4650" draw:points="17096,0 1151,0 0,4650 18250,4645">
            <text:p/>
          </draw:polygon>
        </draw:g>
        <draw:g draw:style-name="gr1">
          <draw:g draw:style-name="gr2">
            <draw:path draw:style-name="gr3" draw:text-style-name="P20" draw:layer="layout" svg:width="0.966cm" svg:height="0.901cm" svg:x="9.782cm" svg:y="9.962cm" svg:viewBox="0 0 967 902" svg:d="M0 451c0-79 23-157 64-226 43-68 105-125 178-165 74-39 157-60 241-60 85 0 168 21 242 60 73 40 135 97 178 165 41 69 64 147 64 226s-23 157-64 225c-43 69-105 126-178 166-74 39-157 60-241 60-85 0-168-21-242-60-73-40-135-97-178-166-41-68-64-146-64-225z">
              <text:p/>
            </draw:path>
            <draw:path draw:style-name="gr4" draw:text-style-name="P18" draw:layer="layout" svg:width="0.966cm" svg:height="0.901cm" svg:x="9.782cm" svg:y="9.962cm" svg:viewBox="0 0 967 902" svg:d="M0 451c0-79 23-157 64-226 43-68 105-125 178-165 74-39 157-60 241-60 85 0 168 21 242 60 73 40 135 97 178 165 41 69 64 147 64 226s-23 157-64 225c-43 69-105 126-178 166-74 39-157 60-241 60-85 0-168-21-242-60-73-40-135-97-178-166-41-68-64-146-64-225z">
              <text:p/>
            </draw:path>
          </draw:g>
          <draw:frame draw:style-name="gr9" draw:text-style-name="P24" draw:layer="layout" svg:width="0.967cm" svg:height="0.9cm" svg:x="9.781cm" svg:y="9.962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8" draw:text-style-name="P12" draw:layer="layout" svg:width="19.499cm" svg:height="1cm" svg:x="0.75cm" svg:y="15.864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75cm" svg:y="15.864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386cm" svg:y="15.864cm">
            <draw:text-box>
              <text:p text:style-name="P3"><text:span text:style-name="T11">void</text:span><text:span text:style-name="T4"> CabeceraTicket(</text:span><text:span text:style-name="T11">int</text:span><text:span text:style-name="T4"> &amp;ds) 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4.756cm" svg:height="0.8cm" svg:x="3.249cm" svg:y="18.915cm" svg:viewBox="0 0 14757 801" draw:points="0,801 14757,801 14757,0 0,0">
              <text:p/>
            </draw:polygon>
            <draw:polygon draw:style-name="gr4" draw:text-style-name="P18" draw:layer="layout" svg:width="14.756cm" svg:height="0.8cm" svg:x="3.249cm" svg:y="18.915cm" svg:viewBox="0 0 14757 801" draw:points="0,801 14757,801 14757,0 0,0">
              <text:p/>
            </draw:polygon>
          </draw:g>
          <draw:frame draw:style-name="gr20" draw:text-style-name="P28" draw:layer="layout" svg:width="14.8cm" svg:height="0.8cm" svg:x="3.227cm" svg:y="18.915cm">
            <draw:text-box>
              <text:p text:style-name="P3"><text:span text:style-name="T10"><text:s text:c="5"/>*diasSemana[] </text:span><text:span text:style-name="T20">ß</text:span><text:span text:style-name="T10"> {"Domingo", "Lunes",   "Martes", "Miercoles", "Jueves",  "Viernes", "Sabado"} <text:s text:c="2"/></text:span><text:span text:style-name="T1"><text:s/>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477cm" svg:y="17.158cm" svg:viewBox="0 0 18000 846" draw:points="0,846 18000,846 18000,0 0,0">
              <text:p/>
            </draw:polygon>
            <draw:path draw:style-name="gr4" draw:text-style-name="P2" draw:layer="layout" svg:width="17.999cm" svg:height="0.863cm" svg:x="1.477cm" svg:y="17.158cm" svg:viewBox="0 0 18000 864" svg:d="M0 864h18000v-864h-18000zM864 864v-864M17133 864v-864">
              <text:p/>
            </draw:path>
          </draw:g>
          <draw:frame draw:style-name="gr6" draw:text-style-name="P29" draw:layer="layout" svg:width="16.259cm" svg:height="1cm" svg:x="2.343cm" svg:y="17.09cm">
            <draw:text-box>
              <text:p text:style-name="P3"><text:span text:style-name="T9"> GetTime(hh, mm, ss)</text:span></text:p>
            </draw:text-box>
          </draw:frame>
        </draw:g>
        <draw:g draw:style-name="gr1">
          <draw:g draw:style-name="gr2">
            <draw:polygon draw:style-name="gr21" draw:text-style-name="P30" draw:layer="layout" svg:width="17.999cm" svg:height="0.845cm" svg:x="1.477cm" svg:y="18.034cm" svg:viewBox="0 0 18000 846" draw:points="0,846 18000,846 18000,0 0,0">
              <text:p/>
            </draw:polygon>
            <draw:path draw:style-name="gr22" draw:text-style-name="P31" draw:layer="layout" svg:width="17.999cm" svg:height="0.863cm" svg:x="1.477cm" svg:y="18.034cm" svg:viewBox="0 0 18000 864" svg:d="M0 864h18000v-864h-18000zM864 864v-864M17133 864v-864">
              <text:p/>
            </draw:path>
          </draw:g>
          <draw:frame draw:style-name="gr23" draw:text-style-name="P32" draw:layer="layout" svg:width="16.259cm" svg:height="1cm" svg:x="2.343cm" svg:y="17.966cm">
            <draw:text-box>
              <text:p text:style-name="P3"><text:span text:style-name="T18">GetDate(anio, mes, dia, ds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282cm" svg:y="26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282cm" svg:y="26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281cm" svg:y="26.098cm">
            <draw:text-box>
              <text:p text:style-name="P7"><text:span text:style-name="T4">R</text:span></text:p>
            </draw:text-box>
          </draw:frame>
        </draw:g>
        <draw:g draw:style-name="gr2">
          <draw:polygon draw:style-name="gr24" draw:text-style-name="P27" draw:layer="layout" svg:width="18.249cm" svg:height="4.749cm" svg:x="1.25cm" svg:y="5.165cm" svg:viewBox="0 0 18250 4750" draw:points="17096,0 1150,0 0,4750 18250,4747">
            <text:p text:style-name="P16"><text:span text:style-name="T9">“SubTot. sin descuentos....: <text:s text:c="2"/>$ “, <text:s/>impTot</text:span></text:p>
            <text:p text:style-name="P16"><text:span text:style-name="T9">“Descuentos por promociones: <text:s text:c="2"/>$ “, <text:s/>-impTotDesto</text:span></text:p>
            <text:p text:style-name="P16"><text:span text:style-name="T9">“======================================================”</text:span></text:p>
            <text:p text:style-name="P16"><text:span text:style-name="T9">“T O T A L <text:s text:c="2"/>$ “, <text:s/>impTotConDesto</text:span></text:p>
            <text:p text:style-name="P16"><text:span text:style-name="T9">“======================================================”</text:span></text:p>
            <text:p text:style-name="P16"><text:span text:style-name="T9">“Su pago con Mercado Pago: <text:s text:c="2"/>$ “, pagoUsuario</text:span></text:p>
            <text:p text:style-name="P16"><text:span text:style-name="T9">“Su vuelto: <text:s text:c="2"/>$ “, <text:s/>vuelto</text:span></text:p>
            <text:p text:style-name="P16"><text:span text:style-name="T9">“ <text:s text:c="7"/>G R A C I A S <text:s/>P O R <text:s/>S U <text:s/>C O M P R A”</text:span></text:p>
            <text:p text:style-name="P16"><text:span text:style-name="T9">“ <text:s text:c="7"/>Para consultas, sugerencias o reclamos”</text:span></text:p>
            <text:p text:style-name="P16"><text:span text:style-name="T9">“ <text:s text:c="7"/>comunicarse al correo infoKotto.com.ar”</text:span></text:p>
          </draw:polygon>
        </draw:g>
        <draw:g draw:style-name="gr2">
          <draw:polygon draw:style-name="gr24" draw:text-style-name="P27" draw:layer="layout" svg:width="18.249cm" svg:height="6.308cm" svg:x="1.525cm" svg:y="19.735cm" svg:viewBox="0 0 18250 6309" draw:points="17096,0 1150,0 0,6309 18250,6305">
            <text:p text:style-name="P16"><text:span text:style-name="T9">"K O T T O"</text:span></text:p>
            <text:p text:style-name="P16"><text:span text:style-name="T9">"Yo te reconozco"</text:span></text:p>
            <text:p text:style-name="P16"><text:span text:style-name="T9">"SUC 170"</text:span></text:p>
            <text:p text:style-name="P16"><text:span text:style-name="T9">"XXXXXX...X 9999"</text:span></text:p>
            <text:p text:style-name="P16"><text:span text:style-name="T9">"XX...X"</text:span></text:p>
            <text:p text:style-name="P16"><text:span text:style-name="T9">"C.U.I.T. 99-99999999-9"</text:span></text:p>
            <text:p text:style-name="P16"><text:span text:style-name="T9">"Fecha: ", diasSemana[ds - 1] ," ", dia ,"/" ,mes, "/", anio,</text:span></text:p>
            <text:p text:style-name="P16"><text:span text:style-name="T9">"Hora: ", hh, ":", mm ,":", ss,</text:span></text:p>
            <text:p text:style-name="P16"><text:span text:style-name="T9">"Nro. Ticket: 9999-99999999"</text:span></text:p>
            <text:p text:style-name="P16"><text:span text:style-name="T9">"Nro. Caja: 9999"</text:span></text:p>
            <text:p text:style-name="P16"><text:span text:style-name="T9">"------------------------------------------------------"</text:span></text:p>
            <text:p text:style-name="P16"><text:span text:style-name="T9">"F A C T U R A - B"</text:span></text:p>
            <text:p text:style-name="P16"><text:span text:style-name="T9">"ORIGINAL"</text:span></text:p>
            <text:p text:style-name="P16"><text:span text:style-name="T9">"------------------------------------------------------"</text:span></text:p>
          </draw:polygon>
        </draw:g>
      </draw:page>
      <draw:page draw:name="page4" draw:style-name="dp1" draw:master-page-name="Predeterminado">
        <draw:g draw:style-name="gr2">
          <draw:polygon draw:style-name="gr25" draw:text-style-name="P1" draw:layer="layout" svg:width="19.499cm" svg:height="6.999cm" svg:x="1.025cm" svg:y="3.513cm" svg:viewBox="0 0 19500 7000" draw:points="0,7000 19500,7000 19500,0 0,0">
            <text:p/>
          </draw:polygon>
          <draw:polygon draw:style-name="gr17" draw:text-style-name="P2" draw:layer="layout" svg:width="19.499cm" svg:height="6.999cm" svg:x="1.025cm" svg:y="3.513cm" svg:viewBox="0 0 19500 7000" draw:points="0,7000 19500,7000 19500,0 0,0">
            <text:p/>
          </draw:polygon>
        </draw:g>
        <draw:g draw:style-name="gr1">
          <draw:g draw:style-name="gr2">
            <draw:polygon draw:style-name="gr8" draw:text-style-name="P6" draw:layer="layout" svg:width="19.499cm" svg:height="1cm" svg:x="1.048cm" svg:y="1.512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48cm" svg:y="1.512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84cm" svg:y="1.512cm">
            <draw:text-box>
              <text:p text:style-name="P7"><text:span text:style-name="T4"><text:s/></text:span><text:span text:style-name="T11">void</text:span><text:span text:style-name="T4"> OrdxBur(tvsArt S:vsArt, </text:span><text:span text:style-name="T11">ushort</text:span><text:span text:style-name="T4"> E:card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48cm" svg:y="2.713cm" svg:viewBox="0 0 17996 801" draw:points="0,801 17996,801 17996,0 0,0">
              <text:p/>
            </draw:polygon>
            <draw:polygon draw:style-name="gr4" draw:text-style-name="P2" draw:layer="layout" svg:width="17.995cm" svg:height="0.8cm" svg:x="1.848cm" svg:y="2.713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48cm" svg:y="2.713cm">
            <draw:text-box>
              <text:p text:style-name="P7"><text:span text:style-name="T3">k </text:span><text:span text:style-name="T6">ß</text:span><text:span text:style-name="T4"> 0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1.048cm" svg:y="10.511cm" svg:viewBox="0 0 19500 801" draw:points="0,801 19500,801 19500,0 0,0">
              <text:p/>
            </draw:polygon>
            <draw:polygon draw:style-name="gr4" draw:text-style-name="P2" draw:layer="layout" svg:width="19.499cm" svg:height="0.8cm" svg:x="1.048cm" svg:y="10.511cm" svg:viewBox="0 0 19500 801" draw:points="0,801 19500,801 19500,0 0,0">
              <text:p/>
            </draw:polygon>
          </draw:g>
          <draw:frame draw:style-name="gr5" draw:text-style-name="P33" draw:layer="layout" svg:width="19.499cm" svg:height="0.996cm" svg:x="1.048cm" svg:y="10.313cm">
            <draw:text-box>
              <text:p text:style-name="P7"><text:span text:style-name="T8">hayCambio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99cm" svg:height="0.8cm" svg:x="3.525cm" svg:y="4.013cm" svg:viewBox="0 0 14800 801" draw:points="0,801 14800,801 14800,0 0,0">
              <text:p/>
            </draw:polygon>
            <draw:polygon draw:style-name="gr4" draw:text-style-name="P2" draw:layer="layout" svg:width="14.799cm" svg:height="0.8cm" svg:x="3.525cm" svg:y="4.013cm" svg:viewBox="0 0 14800 801" draw:points="0,801 14800,801 14800,0 0,0">
              <text:p/>
            </draw:polygon>
          </draw:g>
          <draw:frame draw:style-name="gr10" draw:text-style-name="P8" draw:layer="layout" svg:width="14.799cm" svg:height="0.8cm" svg:x="3.525cm" svg:y="4.013cm">
            <draw:text-box>
              <text:p text:style-name="P7"><text:span text:style-name="T3">auxiliar </text:span><text:span text:style-name="T6">ß</text:span><text:span text:style-name="T4"> sElem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99cm" svg:height="0.8cm" svg:x="3.525cm" svg:y="4.763cm" svg:viewBox="0 0 14800 801" draw:points="0,801 14800,801 14800,0 0,0">
              <text:p/>
            </draw:polygon>
            <draw:polygon draw:style-name="gr4" draw:text-style-name="P2" draw:layer="layout" svg:width="14.799cm" svg:height="0.8cm" svg:x="3.525cm" svg:y="4.763cm" svg:viewBox="0 0 14800 801" draw:points="0,801 14800,801 14800,0 0,0">
              <text:p/>
            </draw:polygon>
          </draw:g>
          <draw:frame draw:style-name="gr10" draw:text-style-name="P8" draw:layer="layout" svg:width="14.799cm" svg:height="0.8cm" svg:x="3.525cm" svg:y="4.763cm">
            <draw:text-box>
              <text:p text:style-name="P7"><text:span text:style-name="T18">k </text:span><text:span text:style-name="T19">ß</text:span><text:span text:style-name="T9"> k+1</text:span></text:p>
            </draw:text-box>
          </draw:frame>
        </draw:g>
        <draw:g draw:style-name="gr1">
          <draw:g draw:style-name="gr2">
            <draw:polygon draw:style-name="gr8" draw:text-style-name="P6" draw:layer="layout" svg:width="18.999cm" svg:height="0.876cm" svg:x="1.275cm" svg:y="5.624cm" svg:viewBox="0 0 19000 877" draw:points="0,877 19000,877 19000,0 0,0">
              <text:p/>
            </draw:polygon>
            <draw:polygon draw:style-name="gr4" draw:text-style-name="P2" draw:layer="layout" svg:width="18.999cm" svg:height="0.876cm" svg:x="1.275cm" svg:y="5.624cm" svg:viewBox="0 0 19000 877" draw:points="0,877 19000,877 19000,0 0,0">
              <text:p/>
            </draw:polygon>
          </draw:g>
          <draw:frame draw:style-name="gr9" draw:text-style-name="P34" draw:layer="layout" svg:width="18.999cm" svg:height="0.9cm" svg:x="1.275cm" svg:y="5.613cm">
            <draw:text-box>
              <text:p text:style-name="P7"><text:span text:style-name="T2">i </text:span><text:span text:style-name="T14">ß</text:span><text:span text:style-name="T11"> 0 <text:s text:c="3"/>↑ <text:s text:c="2"/>card – k</text:span></text:p>
            </draw:text-box>
          </draw:frame>
        </draw:g>
        <draw:polygon draw:style-name="gr25" draw:text-style-name="P1" draw:layer="layout" svg:width="18.999cm" svg:height="3.499cm" svg:x="1.275cm" svg:y="6.513cm" svg:viewBox="0 0 19000 3500" draw:points="0,3500 19000,3500 19000,0 0,0">
          <text:p/>
        </draw:polygon>
        <draw:g draw:style-name="gr2">
          <draw:polygon draw:style-name="gr3" draw:text-style-name="P1" draw:layer="layout" svg:width="11.316cm" svg:height="0.9cm" svg:x="4.955cm" svg:y="6.513cm" svg:viewBox="0 0 11317 901" draw:points="11317,901 5659,0 0,901">
            <text:p/>
          </draw:polygon>
          <draw:polygon draw:style-name="gr4" draw:text-style-name="P2" draw:layer="layout" svg:width="11.316cm" svg:height="0.9cm" svg:x="4.955cm" svg:y="6.513cm" svg:viewBox="0 0 11317 901" draw:points="11317,901 5659,0 0,901">
            <text:p/>
          </draw:polygon>
        </draw:g>
        <draw:polygon draw:style-name="gr4" draw:text-style-name="P2" draw:layer="layout" svg:width="8.249cm" svg:height="2.249cm" svg:x="5.025cm" svg:y="7.413cm" svg:viewBox="0 0 8250 2250" draw:points="0,2250 8250,2250 8250,0 0,0">
          <text:p/>
        </draw:polygon>
        <draw:g draw:style-name="gr1">
          <draw:g draw:style-name="gr2">
            <draw:polygon draw:style-name="gr3" draw:text-style-name="P1" draw:layer="layout" svg:width="7.749cm" svg:height="0.8cm" svg:x="5.275cm" svg:y="8.613cm" svg:viewBox="0 0 7750 801" draw:points="0,801 7750,801 7750,0 0,0">
              <text:p/>
            </draw:polygon>
            <draw:polygon draw:style-name="gr4" draw:text-style-name="P2" draw:layer="layout" svg:width="7.749cm" svg:height="0.8cm" svg:x="5.275cm" svg:y="8.613cm" svg:viewBox="0 0 7750 801" draw:points="0,801 7750,801 7750,0 0,0">
              <text:p/>
            </draw:polygon>
          </draw:g>
          <draw:frame draw:style-name="gr10" draw:text-style-name="P10" draw:layer="layout" svg:width="7.75cm" svg:height="0.8cm" svg:x="5.275cm" svg:y="8.613cm">
            <draw:text-box>
              <text:p text:style-name="P7"><text:span text:style-name="T18">hayCambios </text:span><text:span text:style-name="T19">ß</text:span><text:span text:style-name="T9"> true</text:span></text:p>
            </draw:text-box>
          </draw:frame>
        </draw:g>
        <draw:polygon draw:style-name="gr4" draw:text-style-name="P2" draw:layer="layout" svg:width="3.089cm" svg:height="2.249cm" svg:x="13.275cm" svg:y="7.413cm" svg:viewBox="0 0 3090 2250" draw:points="0,2250 3090,2250 3090,0 0,0">
          <text:p/>
        </draw:polygon>
        <draw:line draw:style-name="gr4" draw:text-style-name="P2" draw:layer="layout" svg:x1="13.275cm" svg:y1="9.763cm" svg:x2="16.275cm" svg:y2="7.513cm">
          <text:p/>
        </draw:line>
        <draw:frame draw:style-name="gr10" draw:text-style-name="P34" draw:layer="layout" svg:width="6.425cm" svg:height="0.8cm" svg:x="7.275cm" svg:y="6.713cm">
          <draw:text-box>
            <text:p text:style-name="P7"><text:span text:style-name="T21"><text:s/>v [ i ] &gt; v [ i + 1 ]</text:span></text:p>
          </draw:text-box>
        </draw:frame>
        <draw:g draw:style-name="gr1">
          <draw:g draw:style-name="gr2">
            <draw:polygon draw:style-name="gr3" draw:text-style-name="P1" draw:layer="layout" svg:width="7.749cm" svg:height="0.863cm" svg:x="5.275cm" svg:y="7.781cm" svg:viewBox="0 0 7750 864" draw:points="0,864 7750,864 7750,0 0,0">
              <text:p/>
            </draw:polygon>
            <draw:path draw:style-name="gr4" draw:text-style-name="P2" draw:layer="layout" svg:width="7.749cm" svg:height="0.863cm" svg:x="5.275cm" svg:y="7.781cm" svg:viewBox="0 0 7750 864" svg:d="M0 864h7750v-864h-7750zM372 864v-864M7377 864v-864">
              <text:p/>
            </draw:path>
          </draw:g>
          <draw:frame draw:style-name="gr6" draw:text-style-name="P35" draw:layer="layout" svg:width="7cm" svg:height="1cm" svg:x="5.648cm" svg:y="7.713cm">
            <draw:text-box>
              <text:p text:style-name="P3"><text:span text:style-name="T9">IntCmb(vsArt [ i ], vsArt [ i + 1 ] 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94cm" svg:y="11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94cm" svg:y="11.3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93cm" svg:y="11.348cm">
            <draw:text-box>
              <text:p text:style-name="P7"><text:span text:style-name="T4">R</text:span></text:p>
            </draw:text-box>
          </draw:frame>
        </draw:g>
        <draw:polygon draw:style-name="gr7" draw:text-style-name="P5" draw:layer="layout" svg:width="0.146cm" svg:height="0.043cm" svg:x="4.789cm" svg:y="14.525cm" svg:viewBox="0 0 147 44" draw:points="0,0 74,44 147,44 74,0">
          <text:p/>
        </draw:polygon>
        <draw:polygon draw:style-name="gr7" draw:text-style-name="P5" draw:layer="layout" svg:width="0.109cm" svg:height="0.086cm" svg:x="4.716cm" svg:y="14.783cm" svg:viewBox="0 0 110 87" draw:points="0,44 74,87 110,44 36,44 36,0">
          <text:p/>
        </draw:polygon>
        <draw:polygon draw:style-name="gr7" draw:text-style-name="P5" draw:layer="layout" svg:width="0.365cm" svg:height="0.431cm" svg:x="5.045cm" svg:y="14.395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1.023cm" svg:y="14.25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14.25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59cm" svg:y="14.25cm">
            <draw:text-box>
              <text:p text:style-name="P7"><text:span text:style-name="T4"><text:s/></text:span><text:span text:style-name="T11">void</text:span><text:span text:style-name="T4"> IntCmb(tsArtRub S: sElem1, tsArtRub S: sElem2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799cm" svg:x="1.823cm" svg:y="17.001cm" svg:viewBox="0 0 18000 800" draw:points="0,800 18000,800 18000,0 0,0">
              <text:p/>
            </draw:polygon>
            <draw:polygon draw:style-name="gr4" draw:text-style-name="P2" draw:layer="layout" svg:width="17.999cm" svg:height="0.799cm" svg:x="1.823cm" svg:y="17.001cm" svg:viewBox="0 0 18000 800" draw:points="0,800 18000,800 18000,0 0,0">
              <text:p/>
            </draw:polygon>
          </draw:g>
          <draw:frame draw:style-name="gr26" draw:text-style-name="P8" draw:layer="layout" svg:width="17.999cm" svg:height="0.799cm" svg:x="1.823cm" svg:y="17.001cm">
            <draw:text-box>
              <text:p text:style-name="P7"><text:span text:style-name="T3">sElem2 </text:span><text:span text:style-name="T19">ß</text:span><text:span text:style-name="T3"> auxiliar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296cm" svg:y="17.80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296cm" svg:y="17.801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295cm" svg:y="17.80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3cm" svg:y="16.2cm" svg:viewBox="0 0 17996 801" draw:points="0,801 17996,801 17996,0 0,0">
              <text:p/>
            </draw:polygon>
            <draw:polygon draw:style-name="gr4" draw:text-style-name="P2" draw:layer="layout" svg:width="17.995cm" svg:height="0.8cm" svg:x="1.823cm" svg:y="16.2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23cm" svg:y="16.2cm">
            <draw:text-box>
              <text:p text:style-name="P7"><text:span text:style-name="T3">sElem1 </text:span><text:span text:style-name="T6">ß</text:span><text:span text:style-name="T4"> sElem2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3cm" svg:y="15.45cm" svg:viewBox="0 0 17996 801" draw:points="0,801 17996,801 17996,0 0,0">
              <text:p/>
            </draw:polygon>
            <draw:polygon draw:style-name="gr4" draw:text-style-name="P2" draw:layer="layout" svg:width="17.995cm" svg:height="0.8cm" svg:x="1.823cm" svg:y="15.45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23cm" svg:y="15.45cm">
            <draw:text-box>
              <text:p text:style-name="P7"><text:span text:style-name="T3">auxiliar </text:span><text:span text:style-name="T6">ß</text:span><text:span text:style-name="T4"> sElem1</text:span></text:p>
            </draw:text-box>
          </draw:frame>
        </draw:g>
        <draw:g draw:style-name="gr1">
          <draw:g draw:style-name="gr2">
            <draw:polygon draw:style-name="gr8" draw:text-style-name="P12" draw:layer="layout" svg:width="20.326cm" svg:height="1.137cm" svg:x="0.398cm" svg:y="21.321cm" svg:viewBox="0 0 20327 1138" draw:points="666,1138 19661,1138 20327,569 19661,0 666,0 0,569">
              <text:p/>
            </draw:polygon>
            <draw:polygon draw:style-name="gr4" draw:text-style-name="P13" draw:layer="layout" svg:width="20.326cm" svg:height="1.137cm" svg:x="0.398cm" svg:y="21.321cm" svg:viewBox="0 0 20327 1138" draw:points="666,1138 19661,1138 20327,569 19661,0 666,0 0,569">
              <text:p/>
            </draw:polygon>
          </draw:g>
          <draw:frame draw:style-name="gr27" draw:text-style-name="P36" draw:layer="layout" svg:width="19cm" svg:height="1.318cm" svg:x="1.061cm" svg:y="21.231cm">
            <draw:text-box>
              <text:p text:style-name="P3"><text:span text:style-name="T11">void</text:span><text:span text:style-name="T4"> ActLinea(fstream &amp;Art, tsArt &amp;sArt)</text:span></text:p>
            </draw:text-box>
          </draw:frame>
        </draw:g>
        <draw:g draw:style-name="gr2">
          <draw:polygon draw:style-name="gr24" draw:text-style-name="P38" draw:layer="layout" svg:width="15.831cm" svg:height="1.749cm" svg:x="2.665cm" svg:y="22.799cm" svg:viewBox="0 0 15832 1750" draw:points="14831,0 998,0 0,1750 15832,1749">
            <text:p text:style-name="P37"><text:span text:style-name="T22">Salida a Art:</text:span></text:p>
            <text:p text:style-name="P37"><text:span text:style-name="T22"><text:line-break/></text:span><text:span text:style-name="T22">sArt.codVen, “ “, sArt.codRub, “ “, sArt.descArt, “ “, sArt.stock, “ “, sArt.preUni, “ “, sArt.medida</text:span></text:p>
          </draw:polygon>
        </draw:g>
        <draw:g draw:style-name="gr1">
          <draw:g draw:style-name="gr2">
            <draw:polygon draw:style-name="gr13" draw:text-style-name="P17" draw:layer="layout" svg:width="19.307cm" svg:height="0.793cm" svg:x="0.966cm" svg:y="24.549cm" svg:viewBox="0 0 19308 794" draw:points="0,794 19308,794 19308,0 0,0">
              <text:p/>
            </draw:polygon>
            <draw:polygon draw:style-name="gr14" draw:text-style-name="P18" draw:layer="layout" svg:width="19.307cm" svg:height="0.793cm" svg:x="0.966cm" svg:y="24.549cm" svg:viewBox="0 0 19308 794" draw:points="0,794 19308,794 19308,0 0,0">
              <text:p/>
            </draw:polygon>
          </draw:g>
          <draw:frame draw:style-name="gr28" draw:text-style-name="P19" draw:layer="layout" svg:width="19.307cm" svg:height="0.793cm" svg:x="0.966cm" svg:y="24.549cm">
            <draw:text-box>
              <text:p text:style-name="P7"><text:span text:style-name="T13">j </text:span><text:span text:style-name="T14">ß</text:span><text:span text:style-name="T15"> 0 <text:s text:c="3"/>↑ <text:s text:c="2"/>j &lt; 7</text:span></text:p>
            </draw:text-box>
          </draw:frame>
        </draw:g>
        <draw:g draw:style-name="gr2">
          <draw:polygon draw:style-name="gr16" draw:text-style-name="P20" draw:layer="layout" svg:width="19.307cm" svg:height="2.205cm" svg:x="0.966cm" svg:y="25.343cm" svg:viewBox="0 0 19308 2206" draw:points="0,2206 19308,2206 19308,0 0,0">
            <text:p/>
          </draw:polygon>
          <draw:polygon draw:style-name="gr17" draw:text-style-name="P18" draw:layer="layout" svg:width="19.307cm" svg:height="2.205cm" svg:x="0.966cm" svg:y="25.343cm" svg:viewBox="0 0 19308 2206" draw:points="0,2206 19308,2206 19308,0 0,0">
            <text:p/>
          </draw:polygon>
        </draw:g>
        <draw:g draw:style-name="gr2">
          <draw:polygon draw:style-name="gr24" draw:text-style-name="P27" draw:layer="layout" svg:width="15.831cm" svg:height="1.749cm" svg:x="2.665cm" svg:y="25.577cm" svg:viewBox="0 0 15832 1750" draw:points="14831,0 998,0 0,1750 15832,1749">
            <text:p text:style-name="P37"><text:span text:style-name="T9">Salida a Art:</text:span></text:p>
            <text:p text:style-name="P37"><text:span text:style-name="T9"><text:line-break/></text:span><text:span text:style-name="T9">” ”, sArt.ofertas[2 * j], “ “, sArt.ofertas[2 * j+1]</text:span></text:p>
          </draw:polygon>
        </draw:g>
        <draw:g draw:style-name="gr1">
          <draw:g draw:style-name="gr2">
            <draw:path draw:style-name="gr3" draw:text-style-name="P20" draw:layer="layout" svg:width="0.967cm" svg:height="0.901cm" svg:x="10.33cm" svg:y="27.5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33cm" svg:y="27.5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329cm" svg:y="27.598cm">
            <draw:text-box>
              <text:p text:style-name="P7"><text:span text:style-name="T4">R</text:span></text:p>
            </draw:text-box>
          </draw:frame>
        </draw:g>
      </draw:page>
      <draw:page draw:name="page5" draw:style-name="dp1" draw:master-page-name="Predeterminado">
        <draw:polygon draw:style-name="gr7" draw:text-style-name="P5" draw:layer="layout" svg:width="0.146cm" svg:height="0.043cm" svg:x="4.766cm" svg:y="2.574cm" svg:viewBox="0 0 147 44" draw:points="0,0 74,44 147,44 74,0">
          <text:p/>
        </draw:polygon>
        <draw:polygon draw:style-name="gr7" draw:text-style-name="P5" draw:layer="layout" svg:width="0.109cm" svg:height="0.086cm" svg:x="4.693cm" svg:y="2.832cm" svg:viewBox="0 0 110 87" draw:points="0,44 74,87 110,44 36,44 36,0">
          <text:p/>
        </draw:polygon>
        <draw:polygon draw:style-name="gr7" draw:text-style-name="P5" draw:layer="layout" svg:width="0.365cm" svg:height="0.431cm" svg:x="5.022cm" svg:y="2.444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0.978cm" svg:y="2.189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978cm" svg:y="2.189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14cm" svg:y="2.189cm">
            <draw:text-box>
              <text:p text:style-name="P7"><text:span text:style-name="T4"><text:s/></text:span><text:span text:style-name="T11">int</text:span><text:span text:style-name="T4"> BusBinVec(tvsIndDesc S:vsIndDesc, str30 E:descArt, </text:span><text:span text:style-name="T11">ushort</text:span><text:span text:style-name="T4"> E:ult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9.997cm" svg:y="13.18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9.997cm" svg:y="13.18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9.996cm" svg:y="13.18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cm" svg:y="4.25cm" svg:viewBox="0 0 17996 801" draw:points="0,801 17996,801 17996,0 0,0">
              <text:p/>
            </draw:polygon>
            <draw:polygon draw:style-name="gr4" draw:text-style-name="P2" draw:layer="layout" svg:width="17.995cm" svg:height="0.8cm" svg:x="1.8cm" svg:y="4.25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cm" svg:y="4.25cm">
            <draw:text-box>
              <text:p text:style-name="P7"><text:span text:style-name="T4">ls </text:span><text:span text:style-name="T6">ß</text:span><text:span text:style-name="T4"> ult </text:span></text:p>
            </draw:text-box>
          </draw:frame>
        </draw:g>
        <draw:g draw:style-name="gr2">
          <draw:polygon draw:style-name="gr16" draw:text-style-name="P1" draw:layer="layout" svg:width="19.249cm" svg:height="5.749cm" svg:x="1cm" svg:y="6.5cm" svg:viewBox="0 0 19250 5750" draw:points="0,5750 19250,5750 19250,0 0,0">
            <text:p/>
          </draw:polygon>
          <draw:polygon draw:style-name="gr17" draw:text-style-name="P2" draw:layer="layout" svg:width="19.249cm" svg:height="5.749cm" svg:x="1cm" svg:y="6.5cm" svg:viewBox="0 0 19250 5750" draw:points="0,5750 19250,5750 1925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749cm" svg:x="3.472cm" svg:y="7cm" svg:viewBox="0 0 14757 750" draw:points="0,750 14757,750 14757,0 0,0">
              <text:p/>
            </draw:polygon>
            <draw:polygon draw:style-name="gr4" draw:text-style-name="P2" draw:layer="layout" svg:width="14.756cm" svg:height="0.749cm" svg:x="3.472cm" svg:y="7cm" svg:viewBox="0 0 14757 750" draw:points="0,750 14757,750 14757,0 0,0">
              <text:p/>
            </draw:polygon>
          </draw:g>
          <draw:frame draw:style-name="gr12" draw:text-style-name="P8" draw:layer="layout" svg:width="14.8cm" svg:height="0.749cm" svg:x="3.45cm" svg:y="7cm">
            <draw:text-box>
              <text:p text:style-name="P7"><text:span text:style-name="T4">pm </text:span><text:span text:style-name="T6">ß</text:span><text:span text:style-name="T4"> (li + ls) / 2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472cm" svg:y="7.763cm" svg:viewBox="0 0 14757 801" draw:points="0,801 14757,801 14757,0 0,0">
              <text:p/>
            </draw:polygon>
            <draw:polygon draw:style-name="gr4" draw:text-style-name="P2" draw:layer="layout" svg:width="14.756cm" svg:height="0.8cm" svg:x="3.472cm" svg:y="7.763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45cm" svg:y="7.763cm">
            <draw:text-box>
              <text:p text:style-name="P7"><text:span text:style-name="T4">cpm </text:span><text:span text:style-name="T6">ß</text:span><text:span text:style-name="T4"> strcmp(descArt, vsIndDesc[pm].descArt)</text:span></text:p>
            </draw:text-box>
          </draw:frame>
        </draw:g>
        <draw:g draw:style-name="gr2">
          <draw:polygon draw:style-name="gr3" draw:text-style-name="P1" draw:layer="layout" svg:width="11.316cm" svg:height="0.9cm" svg:x="4.964cm" svg:y="8.563cm" svg:viewBox="0 0 11317 901" draw:points="11317,901 5659,0 0,901">
            <text:p/>
          </draw:polygon>
          <draw:polygon draw:style-name="gr4" draw:text-style-name="P2" draw:layer="layout" svg:width="11.316cm" svg:height="0.9cm" svg:x="4.964cm" svg:y="8.563cm" svg:viewBox="0 0 11317 901" draw:points="11317,901 5659,0 0,901">
            <text:p/>
          </draw:polygon>
        </draw:g>
        <draw:frame draw:style-name="gr10" draw:text-style-name="P8" draw:layer="layout" svg:width="6.425cm" svg:height="0.8cm" svg:x="7.709cm" svg:y="8.663cm">
          <draw:text-box>
            <text:p text:style-name="P7"><text:span text:style-name="T21"><text:s/>cmp = 0</text:span></text:p>
          </draw:text-box>
        </draw:frame>
        <draw:polygon draw:style-name="gr4" draw:text-style-name="P2" draw:layer="layout" svg:width="3.992cm" svg:height="2.249cm" svg:x="4.847cm" svg:y="9.463cm" svg:viewBox="0 0 3993 2250" draw:points="0,2250 3993,2250 3993,0 0,0">
          <text:p/>
        </draw:polygon>
        <draw:g draw:style-name="gr1">
          <draw:g draw:style-name="gr2">
            <draw:polygon draw:style-name="gr3" draw:text-style-name="P1" draw:layer="layout" svg:width="3.492cm" svg:height="0.799cm" svg:x="5.097cm" svg:y="9.763cm" svg:viewBox="0 0 3493 800" draw:points="0,800 3493,800 3493,0 0,0">
              <text:p/>
            </draw:polygon>
            <draw:polygon draw:style-name="gr4" draw:text-style-name="P2" draw:layer="layout" svg:width="3.492cm" svg:height="0.799cm" svg:x="5.097cm" svg:y="9.763cm" svg:viewBox="0 0 3493 800" draw:points="0,800 3493,800 3493,0 0,0">
              <text:p/>
            </draw:polygon>
          </draw:g>
          <draw:frame draw:style-name="gr26" draw:text-style-name="P21" draw:layer="layout" svg:width="3.493cm" svg:height="0.799cm" svg:x="5.097cm" svg:y="9.763cm">
            <draw:text-box>
              <text:p text:style-name="P7"><text:span text:style-name="T23">retornar pm</text:span></text:p>
            </draw:text-box>
          </draw:frame>
        </draw:g>
        <draw:polygon draw:style-name="gr4" draw:text-style-name="P2" draw:layer="layout" svg:width="7.482cm" svg:height="2.249cm" svg:x="8.84cm" svg:y="9.463cm" svg:viewBox="0 0 7483 2250" draw:points="0,2250 7483,2250 7483,0 0,0">
          <text:p/>
        </draw:polygon>
        <draw:g draw:style-name="gr2">
          <draw:polygon draw:style-name="gr3" draw:text-style-name="P1" draw:layer="layout" svg:width="7.479cm" svg:height="0.72cm" svg:x="8.957cm" svg:y="9.463cm" svg:viewBox="0 0 7480 721" draw:points="7480,721 3740,0 0,721">
            <text:p/>
          </draw:polygon>
          <draw:polygon draw:style-name="gr4" draw:text-style-name="P2" draw:layer="layout" svg:width="7.479cm" svg:height="0.72cm" svg:x="8.957cm" svg:y="9.463cm" svg:viewBox="0 0 7480 721" draw:points="7480,721 3740,0 0,721">
            <text:p/>
          </draw:polygon>
        </draw:g>
        <draw:frame draw:style-name="gr29" draw:text-style-name="P8" draw:layer="layout" svg:width="2.675cm" svg:height="0.651cm" svg:x="11.314cm" svg:y="9.617cm">
          <draw:text-box>
            <text:p text:style-name="P7"><text:span text:style-name="T21">cmp &lt; 0</text:span></text:p>
          </draw:text-box>
        </draw:frame>
        <draw:polygon draw:style-name="gr4" draw:text-style-name="P2" draw:layer="layout" svg:width="3.999cm" svg:height="1.529cm" svg:x="8.84cm" svg:y="10.183cm" svg:viewBox="0 0 4000 1530" draw:points="0,1530 4000,1530 4000,0 0,0">
          <text:p/>
        </draw:polygon>
        <draw:g draw:style-name="gr1">
          <draw:g draw:style-name="gr2">
            <draw:polygon draw:style-name="gr3" draw:text-style-name="P1" draw:layer="layout" svg:width="3.249cm" svg:height="0.624cm" svg:x="9.09cm" svg:y="10.553cm" svg:viewBox="0 0 3250 625" draw:points="0,625 3250,625 3250,0 0,0">
              <text:p/>
            </draw:polygon>
            <draw:polygon draw:style-name="gr4" draw:text-style-name="P2" draw:layer="layout" svg:width="3.249cm" svg:height="0.624cm" svg:x="9.09cm" svg:y="10.553cm" svg:viewBox="0 0 3250 625" draw:points="0,625 3250,625 3250,0 0,0">
              <text:p/>
            </draw:polygon>
          </draw:g>
          <draw:frame draw:style-name="gr10" draw:text-style-name="P8" draw:layer="layout" svg:width="3.25cm" svg:height="0.8cm" svg:x="9.09cm" svg:y="10.466cm">
            <draw:text-box>
              <text:p text:style-name="P7"><text:span text:style-name="T4">ls </text:span><text:span text:style-name="T6">ß</text:span><text:span text:style-name="T4"> pm - 1</text:span></text:p>
            </draw:text-box>
          </draw:frame>
        </draw:g>
        <draw:polygon draw:style-name="gr4" draw:text-style-name="P2" draw:layer="layout" svg:width="3.499cm" svg:height="1.529cm" svg:x="12.814cm" svg:y="10.183cm" svg:viewBox="0 0 3500 1530" draw:points="0,1530 3500,1530 3500,0 0,0">
          <text:p/>
        </draw:polygon>
        <draw:g draw:style-name="gr1">
          <draw:g draw:style-name="gr2">
            <draw:polygon draw:style-name="gr3" draw:text-style-name="P1" draw:layer="layout" svg:width="3.249cm" svg:height="0.704cm" svg:x="12.99cm" svg:y="10.51cm" svg:viewBox="0 0 3250 705" draw:points="0,705 3250,705 3250,0 0,0">
              <text:p/>
            </draw:polygon>
            <draw:polygon draw:style-name="gr4" draw:text-style-name="P2" draw:layer="layout" svg:width="3.249cm" svg:height="0.704cm" svg:x="12.99cm" svg:y="10.51cm" svg:viewBox="0 0 3250 705" draw:points="0,705 3250,705 3250,0 0,0">
              <text:p/>
            </draw:polygon>
          </draw:g>
          <draw:frame draw:style-name="gr10" draw:text-style-name="P8" draw:layer="layout" svg:width="3.25cm" svg:height="0.8cm" svg:x="12.99cm" svg:y="10.463cm">
            <draw:text-box>
              <text:p text:style-name="P7"><text:span text:style-name="T4">li </text:span><text:span text:style-name="T6">ß</text:span><text:span text:style-name="T4"> pm + 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01cm" svg:x="2cm" svg:y="12.329cm" svg:viewBox="0 0 17996 802" draw:points="0,802 17996,802 17996,0 0,0">
              <text:p/>
            </draw:polygon>
            <draw:polygon draw:style-name="gr4" draw:text-style-name="P2" draw:layer="layout" svg:width="17.995cm" svg:height="0.801cm" svg:x="2cm" svg:y="12.329cm" svg:viewBox="0 0 17996 802" draw:points="0,802 17996,802 17996,0 0,0">
              <text:p/>
            </draw:polygon>
          </draw:g>
          <draw:frame draw:style-name="gr30" draw:text-style-name="P39" draw:layer="layout" svg:width="17.995cm" svg:height="1.28cm" svg:x="2cm" svg:y="12.09cm">
            <draw:text-box>
              <text:p text:style-name="P7"><text:span text:style-name="T24">retornar -1 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249cm" svg:height="0.8cm" svg:x="1.015cm" svg:y="5.838cm" svg:viewBox="0 0 19250 801" draw:points="0,801 19250,801 19250,0 0,0">
              <text:p/>
            </draw:polygon>
            <draw:polygon draw:style-name="gr4" draw:text-style-name="P2" draw:layer="layout" svg:width="19.249cm" svg:height="0.8cm" svg:x="1.015cm" svg:y="5.838cm" svg:viewBox="0 0 19250 801" draw:points="0,801 19250,801 19250,0 0,0">
              <text:p/>
            </draw:polygon>
          </draw:g>
          <draw:frame draw:style-name="gr10" draw:text-style-name="P34" draw:layer="layout" svg:width="19.249cm" svg:height="0.8cm" svg:x="1.015cm" svg:y="5.838cm">
            <draw:text-box>
              <text:p text:style-name="P7"><text:span text:style-name="T11">li &lt;= ls</text:span></text:p>
            </draw:text-box>
          </draw:frame>
        </draw:g>
        <draw:polygon draw:style-name="gr7" draw:text-style-name="P5" draw:layer="layout" svg:width="0.109cm" svg:height="0.086cm" svg:x="4.716cm" svg:y="16.132cm" svg:viewBox="0 0 110 87" draw:points="0,44 74,87 110,44 36,44 36,0">
          <text:p/>
        </draw:polygon>
        <draw:polygon draw:style-name="gr7" draw:text-style-name="P5" draw:layer="layout" svg:width="0.365cm" svg:height="0.431cm" svg:x="5.045cm" svg:y="15.744cm" svg:viewBox="0 0 366 432" draw:points="0,259 0,346 220,346 182,389 220,389 256,346 293,346 256,389 293,389 293,432 329,432 366,346 329,346 366,259 293,346 366,216 329,216 366,173 256,173 256,130 256,86 182,130 293,0 256,0 73,216">
          <text:p/>
        </draw:polygon>
        <draw:g draw:style-name="gr1">
          <draw:g draw:style-name="gr2">
            <draw:polygon draw:style-name="gr8" draw:text-style-name="P6" draw:layer="layout" svg:width="19.499cm" svg:height="1cm" svg:x="1.023cm" svg:y="15.552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15.552cm" svg:viewBox="0 0 19500 1001" draw:points="639,1001 18861,1001 19500,500 18861,0 639,0 0,500">
              <text:p/>
            </draw:polygon>
          </draw:g>
          <draw:frame draw:style-name="gr6" draw:text-style-name="P40" draw:layer="layout" svg:width="18.227cm" svg:height="1cm" svg:x="1.659cm" svg:y="15.552cm">
            <draw:text-box>
              <text:p text:style-name="P7"><text:span text:style-name="T11">string</text:span><text:span text:style-name="T4"> Replicate(</text:span><text:span text:style-name="T11">char</text:span><text:span text:style-name="T4"> E:car, </text:span><text:span text:style-name="T11">ushort</text:span><text:span text:style-name="T4"> E:n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501cm" svg:y="20.8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501cm" svg:y="20.8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5cm" svg:y="20.84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23cm" svg:y="16.799cm" svg:viewBox="0 0 17996 801" draw:points="0,801 17996,801 17996,0 0,0">
              <text:p/>
            </draw:polygon>
            <draw:polygon draw:style-name="gr4" draw:text-style-name="P2" draw:layer="layout" svg:width="17.995cm" svg:height="0.8cm" svg:x="1.823cm" svg:y="16.799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23cm" svg:y="16.799cm">
            <draw:text-box>
              <text:p text:style-name="P7"><text:span text:style-name="T3"><text:s/>resultado </text:span><text:span text:style-name="T6">ß</text:span><text:span text:style-name="T4"> “”</text:span></text:p>
            </draw:text-box>
          </draw:frame>
        </draw:g>
        <draw:polygon draw:style-name="gr17" draw:text-style-name="P2" draw:layer="layout" svg:width="19.499cm" svg:height="1.824cm" svg:x="1.023cm" svg:y="18.227cm" svg:viewBox="0 0 19500 1825" draw:points="0,1825 19500,1825 19500,0 0,0">
          <text:p/>
        </draw:polygon>
        <draw:g draw:style-name="gr1">
          <draw:g draw:style-name="gr2">
            <draw:polygon draw:style-name="gr8" draw:text-style-name="P6" draw:layer="layout" svg:width="19.499cm" svg:height="0.8cm" svg:x="1.023cm" svg:y="17.552cm" svg:viewBox="0 0 19500 801" draw:points="0,801 19500,801 19500,0 0,0">
              <text:p/>
            </draw:polygon>
            <draw:polygon draw:style-name="gr4" draw:text-style-name="P2" draw:layer="layout" svg:width="19.499cm" svg:height="0.8cm" svg:x="1.023cm" svg:y="17.552cm" svg:viewBox="0 0 19500 801" draw:points="0,801 19500,801 19500,0 0,0">
              <text:p/>
            </draw:polygon>
          </draw:g>
          <draw:frame draw:style-name="gr31" draw:text-style-name="P41" draw:layer="layout" svg:width="19.499cm" svg:height="0.8cm" svg:x="1.023cm" svg:y="17.552cm">
            <draw:text-box>
              <text:p text:style-name="P7"><text:span text:style-name="T13">i </text:span><text:span text:style-name="T14">ß</text:span><text:span text:style-name="T15"> 0 <text:s text:c="3"/>↑ <text:s text:c="2"/>i &lt; n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cm" svg:x="1.75cm" svg:y="18.75cm" svg:viewBox="0 0 18000 801" draw:points="0,801 18000,801 18000,0 0,0">
              <text:p/>
            </draw:polygon>
            <draw:polygon draw:style-name="gr4" draw:text-style-name="P2" draw:layer="layout" svg:width="17.999cm" svg:height="0.8cm" svg:x="1.75cm" svg:y="18.75cm" svg:viewBox="0 0 18000 801" draw:points="0,801 18000,801 18000,0 0,0">
              <text:p/>
            </draw:polygon>
          </draw:g>
          <draw:frame draw:style-name="gr32" draw:text-style-name="P8" draw:layer="layout" svg:width="17.999cm" svg:height="0.8cm" svg:x="1.75cm" svg:y="18.75cm">
            <draw:text-box>
              <text:p text:style-name="P7"><text:span text:style-name="T25"><text:s/>resultado </text:span><text:span text:style-name="T19">ß</text:span><text:span text:style-name="T25"> resultado + ca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cm" svg:y="20cm" svg:viewBox="0 0 17996 801" draw:points="0,801 17996,801 17996,0 0,0">
              <text:p/>
            </draw:polygon>
            <draw:polygon draw:style-name="gr4" draw:text-style-name="P2" draw:layer="layout" svg:width="17.995cm" svg:height="0.8cm" svg:x="1.5cm" svg:y="20cm" svg:viewBox="0 0 17996 801" draw:points="0,801 17996,801 17996,0 0,0">
              <text:p/>
            </draw:polygon>
          </draw:g>
          <draw:frame draw:style-name="gr33" draw:text-style-name="P9" draw:layer="layout" svg:width="17.995cm" svg:height="0.8cm" svg:x="1.5cm" svg:y="20cm">
            <draw:text-box>
              <text:p text:style-name="P7"><text:span text:style-name="T26">retornar r</text:span><text:span text:style-name="T3">esultado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523cm" svg:y="26.71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523cm" svg:y="26.71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523cm" svg:y="26.71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1cm" svg:x="1.023cm" svg:y="22.113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.023cm" svg:y="22.113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59cm" svg:y="22.113cm">
            <draw:text-box>
              <text:p text:style-name="P7"><text:span text:style-name="T11">void</text:span><text:span text:style-name="T4"> Abrir(ARCHIVO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.023cm" svg:y="25.829cm" svg:viewBox="0 0 18000 845" draw:points="0,845 18000,845 18000,0 0,0">
              <text:p/>
            </draw:polygon>
            <draw:path draw:style-name="gr4" draw:text-style-name="P2" draw:layer="layout" svg:width="17.999cm" svg:height="0.862cm" svg:x="2.023cm" svg:y="25.882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889cm" svg:y="25.814cm">
            <draw:text-box>
              <text:p text:style-name="P3"><text:span text:style-name="T1">ListCmpr.open("ListaCompras.txt"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.023cm" svg:y="25.047cm" svg:viewBox="0 0 18000 846" draw:points="0,846 18000,846 18000,0 0,0">
              <text:p/>
            </draw:polygon>
            <draw:path draw:style-name="gr4" draw:text-style-name="P2" draw:layer="layout" svg:width="17.999cm" svg:height="0.863cm" svg:x="2.023cm" svg:y="25.08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89cm" svg:y="25.014cm">
            <draw:text-box>
              <text:p text:style-name="P3"><text:span text:style-name="T1">Rub.open("Rubros.txt"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2.023cm" svg:y="24.265cm" svg:viewBox="0 0 18000 845" draw:points="0,845 18000,845 18000,0 0,0">
              <text:p/>
            </draw:polygon>
            <draw:path draw:style-name="gr4" draw:text-style-name="P2" draw:layer="layout" svg:width="17.999cm" svg:height="0.862cm" svg:x="2.023cm" svg:y="24.283cm" svg:viewBox="0 0 18000 863" svg:d="M0 863h18000v-863h-18000zM864 863v-863M17133 863v-863">
              <text:p/>
            </draw:path>
          </draw:g>
          <draw:frame draw:style-name="gr6" draw:text-style-name="P42" draw:layer="layout" svg:width="16.259cm" svg:height="1cm" svg:x="2.889cm" svg:y="24.214cm">
            <draw:text-box>
              <text:p text:style-name="P3"><text:span text:style-name="T27">IndDesc.open("IndDescripArt.txt"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2.023cm" svg:y="23.432cm" svg:viewBox="0 0 18000 846" draw:points="0,846 18000,846 18000,0 0,0">
              <text:p/>
            </draw:polygon>
            <draw:path draw:style-name="gr4" draw:text-style-name="P2" draw:layer="layout" svg:width="17.999cm" svg:height="0.863cm" svg:x="2.023cm" svg:y="23.43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889cm" svg:y="23.364cm">
            <draw:text-box>
              <text:p text:style-name="P3"><text:span text:style-name="T1">Art.open("Articulos.txt"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8cm" svg:y="3.449cm" svg:viewBox="0 0 17996 801" draw:points="0,801 17996,801 17996,0 0,0">
              <text:p/>
            </draw:polygon>
            <draw:polygon draw:style-name="gr4" draw:text-style-name="P2" draw:layer="layout" svg:width="17.995cm" svg:height="0.8cm" svg:x="1.8cm" svg:y="3.449cm" svg:viewBox="0 0 17996 801" draw:points="0,801 17996,801 17996,0 0,0">
              <text:p/>
            </draw:polygon>
          </draw:g>
          <draw:frame draw:style-name="gr10" draw:text-style-name="P8" draw:layer="layout" svg:width="17.995cm" svg:height="0.8cm" svg:x="1.8cm" svg:y="3.449cm">
            <draw:text-box>
              <text:p text:style-name="P7"><text:span text:style-name="T4">li </text:span><text:span text:style-name="T6">ß</text:span><text:span text:style-name="T4"> 0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7.999cm" svg:height="0.76cm" svg:x="1.794cm" svg:y="5.029cm" svg:viewBox="0 0 18000 761" draw:points="0,761 18000,761 18000,0 0,0">
              <text:p/>
            </draw:polygon>
            <draw:path draw:style-name="gr4" draw:text-style-name="P13" draw:layer="layout" svg:width="17.999cm" svg:height="0.777cm" svg:x="1.794cm" svg:y="5.029cm" svg:viewBox="0 0 18000 778" svg:d="M0 778h18000v-778h-18000zM864 778v-778M17134 778v-778">
              <text:p/>
            </draw:path>
          </draw:g>
          <draw:frame draw:style-name="gr9" draw:text-style-name="P43" draw:layer="layout" svg:width="16.26cm" svg:height="0.9cm" svg:x="2.659cm" svg:y="4.968cm">
            <draw:text-box>
              <text:p text:style-name="P3"><text:span text:style-name="T28">strlwr(descArt) </text:span></text:p>
            </draw:text-box>
          </draw:frame>
        </draw:g>
      </draw:page>
      <draw:page draw:name="page6" draw:style-name="dp1" draw:master-page-name="Predeterminado">
        <draw:g draw:style-name="gr1">
          <draw:g draw:style-name="gr2">
            <draw:polygon draw:style-name="gr8" draw:text-style-name="P6" draw:layer="layout" svg:width="19.499cm" svg:height="1cm" svg:x="1cm" svg:y="4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1cm" svg:y="4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636cm" svg:y="4cm">
            <draw:text-box>
              <text:p text:style-name="P7"><text:span text:style-name="T11">void</text:span><text:span text:style-name="T4"> VolcarArchivos(ARCHIVOS, REGISTROS, </text:span><text:span text:style-name="T11">ushort</text:span><text:span text:style-name="T4"> S:cantArt, </text:span><text:span text:style-name="T11">ushort</text:span><text:span text:style-name="T4"> S:cantCmpr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032cm" svg:y="19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032cm" svg:y="19.09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.031cm" svg:y="19.09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6.25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6.25cm" svg:viewBox="0 0 17996 801" draw:points="0,801 17996,801 17996,0 0,0">
              <text:p/>
            </draw:polygon>
          </draw:g>
          <draw:frame draw:style-name="gr10" draw:text-style-name="P25" draw:layer="layout" svg:width="17.995cm" svg:height="0.8cm" svg:x="1.504cm" svg:y="6.25cm">
            <draw:text-box>
              <text:p text:style-name="P7"><text:span text:style-name="T18">cantCmpr </text:span><text:span text:style-name="T19">ß</text:span><text:span text:style-name="T9"> 0</text:span></text:p>
            </draw:text-box>
          </draw:frame>
        </draw:g>
        <draw:g draw:style-name="gr2">
          <draw:polygon draw:style-name="gr16" draw:text-style-name="P1" draw:layer="layout" svg:width="19.499cm" svg:height="3cm" svg:x="0.75cm" svg:y="7.75cm" svg:viewBox="0 0 19500 3001" draw:points="0,3001 19500,3001 19500,0 0,0">
            <text:p/>
          </draw:polygon>
          <draw:polygon draw:style-name="gr17" draw:text-style-name="P2" draw:layer="layout" svg:width="19.499cm" svg:height="3cm" svg:x="0.75cm" svg:y="7.75cm" svg:viewBox="0 0 19500 3001" draw:points="0,3001 19500,3001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8.839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8.839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8.839cm">
            <draw:text-box>
              <text:p text:style-name="P7"><text:span text:style-name="T4">vsArt[cantArt] </text:span><text:span text:style-name="T6">ß</text:span><text:span text:style-name="T4"> s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32cm" svg:y="9.602cm" svg:viewBox="0 0 14757 801" draw:points="0,801 14757,801 14757,0 0,0">
              <text:p/>
            </draw:polygon>
            <draw:polygon draw:style-name="gr4" draw:text-style-name="P2" draw:layer="layout" svg:width="14.756cm" svg:height="0.8cm" svg:x="3.132cm" svg:y="9.602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1cm" svg:y="9.602cm">
            <draw:text-box>
              <text:p text:style-name="P7"><text:span text:style-name="T4">cantArt </text:span><text:span text:style-name="T6">ß</text:span><text:span text:style-name="T4"> cantArt + 1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7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7cm" svg:viewBox="0 0 19500 801" draw:points="0,801 19500,801 19500,0 0,0">
              <text:p/>
            </draw:polygon>
          </draw:g>
          <draw:frame draw:style-name="gr10" draw:text-style-name="P34" draw:layer="layout" svg:width="19.499cm" svg:height="0.8cm" svg:x="0.75cm" svg:y="7cm">
            <draw:text-box>
              <text:p text:style-name="P7"><text:span text:style-name="T11">LeerArticulo(Art, sArt) ^ cantArt &lt; MAX_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5cm" svg:height="0.8cm" svg:x="1.504cm" svg:y="5.5cm" svg:viewBox="0 0 17996 801" draw:points="0,801 17996,801 17996,0 0,0">
              <text:p/>
            </draw:polygon>
            <draw:polygon draw:style-name="gr4" draw:text-style-name="P2" draw:layer="layout" svg:width="17.995cm" svg:height="0.8cm" svg:x="1.504cm" svg:y="5.5cm" svg:viewBox="0 0 17996 801" draw:points="0,801 17996,801 17996,0 0,0">
              <text:p/>
            </draw:polygon>
          </draw:g>
          <draw:frame draw:style-name="gr10" draw:text-style-name="P25" draw:layer="layout" svg:width="17.995cm" svg:height="0.8cm" svg:x="1.504cm" svg:y="5.5cm">
            <draw:text-box>
              <text:p text:style-name="P7"><text:span text:style-name="T18">cantArt </text:span><text:span text:style-name="T6">ß</text:span><text:span text:style-name="T9"> 0</text:span></text:p>
            </draw:text-box>
          </draw:frame>
        </draw:g>
        <draw:g draw:style-name="gr2">
          <draw:polygon draw:style-name="gr16" draw:text-style-name="P1" draw:layer="layout" svg:width="19.499cm" svg:height="1.574cm" svg:x="0.75cm" svg:y="11.426cm" svg:viewBox="0 0 19500 1575" draw:points="0,1575 19500,1575 19500,0 0,0">
            <text:p/>
          </draw:polygon>
          <draw:polygon draw:style-name="gr17" draw:text-style-name="P2" draw:layer="layout" svg:width="19.499cm" svg:height="1.574cm" svg:x="0.75cm" svg:y="11.426cm" svg:viewBox="0 0 19500 1575" draw:points="0,1575 19500,1575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11.788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1.788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11.788cm">
            <draw:text-box>
              <text:p text:style-name="P7"><text:span text:style-name="T4">vsIndDesc[i] </text:span><text:span text:style-name="T6">ß</text:span><text:span text:style-name="T4"> sIndDesc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10.751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0.751cm" svg:viewBox="0 0 19500 801" draw:points="0,801 19500,801 19500,0 0,0">
              <text:p/>
            </draw:polygon>
          </draw:g>
          <draw:frame draw:style-name="gr10" draw:text-style-name="P34" draw:layer="layout" svg:width="19.499cm" svg:height="0.8cm" svg:x="0.75cm" svg:y="10.751cm">
            <draw:text-box>
              <text:p text:style-name="P7"><text:span text:style-name="T2">i </text:span><text:span text:style-name="T14">ß</text:span><text:span text:style-name="T11"> 0 <text:s text:c="3"/>↑ <text:s text:c="2"/>LeerDescripcion(IndDesc, sIndDesc) <text:s/>^ <text:s/>i &lt; cantArt</text:span></text:p>
            </draw:text-box>
          </draw:frame>
        </draw:g>
        <draw:g draw:style-name="gr2">
          <draw:polygon draw:style-name="gr16" draw:text-style-name="P1" draw:layer="layout" svg:width="19.499cm" svg:height="1.574cm" svg:x="0.75cm" svg:y="13.726cm" svg:viewBox="0 0 19500 1575" draw:points="0,1575 19500,1575 19500,0 0,0">
            <text:p/>
          </draw:polygon>
          <draw:polygon draw:style-name="gr17" draw:text-style-name="P2" draw:layer="layout" svg:width="19.499cm" svg:height="1.574cm" svg:x="0.75cm" svg:y="13.726cm" svg:viewBox="0 0 19500 1575" draw:points="0,1575 19500,1575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14.088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4.088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14.088cm">
            <draw:text-box>
              <text:p text:style-name="P7"><text:span text:style-name="T4">vsRub[i] </text:span><text:span text:style-name="T6">ß</text:span><text:span text:style-name="T4"> sRub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13.051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3.051cm" svg:viewBox="0 0 19500 801" draw:points="0,801 19500,801 19500,0 0,0">
              <text:p/>
            </draw:polygon>
          </draw:g>
          <draw:frame draw:style-name="gr34" draw:text-style-name="P34" draw:layer="layout" svg:width="19.499cm" svg:height="0.8cm" svg:x="0.75cm" svg:y="13.051cm">
            <draw:text-box>
              <text:p text:style-name="P7"><text:span text:style-name="T2">i </text:span><text:span text:style-name="T14">ß</text:span><text:span text:style-name="T11"> 0 <text:s text:c="3"/>↑ <text:s text:c="2"/>LeerRubro(Rub, sRub) <text:s/>^ <text:s/>i &lt; CANT_RUB</text:span></text:p>
            </draw:text-box>
          </draw:frame>
        </draw:g>
        <draw:g draw:style-name="gr2">
          <draw:polygon draw:style-name="gr16" draw:text-style-name="P1" draw:layer="layout" svg:width="19.499cm" svg:height="2.273cm" svg:x="0.75cm" svg:y="15.977cm" svg:viewBox="0 0 19500 2274" draw:points="0,2274 19500,2274 19500,0 0,0">
            <text:p/>
          </draw:polygon>
          <draw:polygon draw:style-name="gr17" draw:text-style-name="P2" draw:layer="layout" svg:width="19.499cm" svg:height="2.273cm" svg:x="0.75cm" svg:y="15.977cm" svg:viewBox="0 0 19500 2274" draw:points="0,2274 19500,2274 19500,0 0,0">
            <text:p/>
          </draw:polygon>
        </draw:g>
        <draw:g draw:style-name="gr1">
          <draw:g draw:style-name="gr2">
            <draw:polygon draw:style-name="gr3" draw:text-style-name="P1" draw:layer="layout" svg:width="14.756cm" svg:height="0.8cm" svg:x="3.128cm" svg:y="16.339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16.339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16.339cm">
            <draw:text-box>
              <text:p text:style-name="P7"><text:span text:style-name="T4">vsListCmpr[cantCmpr] </text:span><text:span text:style-name="T6">ß</text:span><text:span text:style-name="T4"> sCompra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32cm" svg:y="17.102cm" svg:viewBox="0 0 14757 801" draw:points="0,801 14757,801 14757,0 0,0">
              <text:p/>
            </draw:polygon>
            <draw:polygon draw:style-name="gr4" draw:text-style-name="P2" draw:layer="layout" svg:width="14.756cm" svg:height="0.8cm" svg:x="3.132cm" svg:y="17.102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1cm" svg:y="17.102cm">
            <draw:text-box>
              <text:p text:style-name="P7"><text:span text:style-name="T4">cantCmpr </text:span><text:span text:style-name="T6">ß</text:span><text:span text:style-name="T4"> cantCmpr + 1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0.8cm" svg:x="0.75cm" svg:y="15.302cm" svg:viewBox="0 0 19500 801" draw:points="0,801 19500,801 19500,0 0,0">
              <text:p/>
            </draw:polygon>
            <draw:polygon draw:style-name="gr4" draw:text-style-name="P2" draw:layer="layout" svg:width="19.499cm" svg:height="0.8cm" svg:x="0.75cm" svg:y="15.302cm" svg:viewBox="0 0 19500 801" draw:points="0,801 19500,801 19500,0 0,0">
              <text:p/>
            </draw:polygon>
          </draw:g>
          <draw:frame draw:style-name="gr10" draw:text-style-name="P34" draw:layer="layout" svg:width="19.499cm" svg:height="0.8cm" svg:x="0.75cm" svg:y="15.302cm">
            <draw:text-box>
              <text:p text:style-name="P7"><text:span text:style-name="T11">LeerCompra(ListCmpr, sCompra) ^ cantCmpr &lt; MAX_COMPRAS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8cm" svg:y="8.84cm" svg:viewBox="0 0 14757 801" draw:points="0,801 14757,801 14757,0 0,0">
              <text:p/>
            </draw:polygon>
            <draw:polygon draw:style-name="gr4" draw:text-style-name="P2" draw:layer="layout" svg:width="14.756cm" svg:height="0.8cm" svg:x="3.128cm" svg:y="8.84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6cm" svg:y="8.84cm">
            <draw:text-box>
              <text:p text:style-name="P7"><text:span text:style-name="T4">vsArtRub[cantArt].posArt </text:span><text:span text:style-name="T6">ß</text:span><text:span text:style-name="T4"> cantArt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56cm" svg:height="0.8cm" svg:x="3.126cm" svg:y="8.063cm" svg:viewBox="0 0 14757 801" draw:points="0,801 14757,801 14757,0 0,0">
              <text:p/>
            </draw:polygon>
            <draw:polygon draw:style-name="gr4" draw:text-style-name="P2" draw:layer="layout" svg:width="14.756cm" svg:height="0.8cm" svg:x="3.126cm" svg:y="8.063cm" svg:viewBox="0 0 14757 801" draw:points="0,801 14757,801 14757,0 0,0">
              <text:p/>
            </draw:polygon>
          </draw:g>
          <draw:frame draw:style-name="gr10" draw:text-style-name="P8" draw:layer="layout" svg:width="14.8cm" svg:height="0.8cm" svg:x="3.104cm" svg:y="8.063cm">
            <draw:text-box>
              <text:p text:style-name="P7"><text:span text:style-name="T4">vsArtRub[cantArt].codRub </text:span><text:span text:style-name="T6">ß</text:span><text:span text:style-name="T4"> sArt.codRub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25cm" svg:y="18.274cm" svg:viewBox="0 0 18000 846" draw:points="0,846 18000,846 18000,0 0,0">
              <text:p/>
            </draw:polygon>
            <draw:path draw:style-name="gr4" draw:text-style-name="P2" draw:layer="layout" svg:width="17.999cm" svg:height="0.863cm" svg:x="1.25cm" svg:y="18.274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116cm" svg:y="18.206cm">
            <draw:text-box>
              <text:p text:style-name="P3"><text:span text:style-name="T1">OrdxBur(vsArtRub, cantArt)</text:span></text:p>
            </draw:text-box>
          </draw:frame>
        </draw:g>
      </draw:page>
      <draw:page draw:name="page7" draw:style-name="dp1" draw:master-page-name="Predeterminado">
        <draw:g draw:style-name="gr1">
          <draw:g draw:style-name="gr2">
            <draw:polygon draw:style-name="gr8" draw:text-style-name="P12" draw:layer="layout" svg:width="19.499cm" svg:height="1cm" svg:x="0.824cm" svg:y="4.523cm" svg:viewBox="0 0 19500 1001" draw:points="639,1001 18861,1001 19500,500 18861,0 639,0 0,500">
              <text:p/>
            </draw:polygon>
            <draw:polygon draw:style-name="gr4" draw:text-style-name="P13" draw:layer="layout" svg:width="19.499cm" svg:height="1cm" svg:x="0.824cm" svg:y="4.523cm" svg:viewBox="0 0 19500 1001" draw:points="639,1001 18861,1001 19500,500 18861,0 639,0 0,500">
              <text:p/>
            </draw:polygon>
          </draw:g>
          <draw:frame draw:style-name="gr6" draw:text-style-name="P14" draw:layer="layout" svg:width="18.227cm" svg:height="1cm" svg:x="1.46cm" svg:y="4.523cm">
            <draw:text-box>
              <text:p text:style-name="P7"><text:span text:style-name="T11">void</text:span><text:span text:style-name="T4"> ProcCompras(fstream &amp;Art, REG_COMPRAS, </text:span><text:span text:style-name="T11">ushort</text:span><text:span text:style-name="T4"> E:cantArt, </text:span><text:span text:style-name="T11">ushort</text:span><text:span text:style-name="T4"> E:cantCmpr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032cm" svg:y="19.7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032cm" svg:y="19.7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031cm" svg:y="19.75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20" draw:layer="layout" svg:width="17.995cm" svg:height="0.8cm" svg:x="1.647cm" svg:y="5.747cm" svg:viewBox="0 0 17996 801" draw:points="0,801 17996,801 17996,0 0,0">
              <text:p/>
            </draw:polygon>
            <draw:polygon draw:style-name="gr4" draw:text-style-name="P18" draw:layer="layout" svg:width="17.995cm" svg:height="0.8cm" svg:x="1.647cm" svg:y="5.747cm" svg:viewBox="0 0 17996 801" draw:points="0,801 17996,801 17996,0 0,0">
              <text:p/>
            </draw:polygon>
          </draw:g>
        </draw:g>
        <draw:g draw:style-name="gr2">
          <draw:polygon draw:style-name="gr16" draw:text-style-name="P20" draw:layer="layout" svg:width="19.499cm" svg:height="12.526cm" svg:x="1cm" svg:y="8.723cm" svg:viewBox="0 0 19500 12527" draw:points="0,12527 19500,12527 19500,0 0,0">
            <text:p/>
          </draw:polygon>
          <draw:polygon draw:style-name="gr17" draw:text-style-name="P18" draw:layer="layout" svg:width="19.499cm" svg:height="12.526cm" svg:x="1cm" svg:y="8.723cm" svg:viewBox="0 0 19500 12527" draw:points="0,12527 19500,12527 19500,0 0,0">
            <text:p/>
          </draw:polygon>
        </draw:g>
        <draw:g draw:style-name="gr1">
          <draw:g draw:style-name="gr2">
            <draw:polygon draw:style-name="gr3" draw:text-style-name="P20" draw:layer="layout" svg:width="14.756cm" svg:height="0.8cm" svg:x="3.229cm" svg:y="8.348cm" svg:viewBox="0 0 14757 801" draw:points="0,801 14757,801 14757,0 0,0">
              <text:p/>
            </draw:polygon>
            <draw:polygon draw:style-name="gr4" draw:text-style-name="P18" draw:layer="layout" svg:width="14.756cm" svg:height="0.8cm" svg:x="3.229cm" svg:y="8.348cm" svg:viewBox="0 0 14757 801" draw:points="0,801 14757,801 14757,0 0,0">
              <text:p/>
            </draw:polygon>
          </draw:g>
          <draw:frame draw:style-name="gr10" draw:text-style-name="P21" draw:layer="layout" svg:width="14.8cm" svg:height="0.8cm" svg:x="3.207cm" svg:y="8.348cm">
            <draw:text-box>
              <text:p text:style-name="P7"><text:span text:style-name="T29">pos </text:span><text:span text:style-name="T20">ß</text:span><text:span text:style-name="T30"> BusBinVec(vsIndDesc, descBuscada, cantArt - 1)</text:span></text:p>
            </draw:text-box>
          </draw:frame>
        </draw:g>
        <draw:g draw:style-name="gr2">
          <draw:polygon draw:style-name="gr3" draw:text-style-name="P20" draw:layer="layout" svg:width="16.249cm" svg:height="0.9cm" svg:x="2.324cm" svg:y="9.148cm" svg:viewBox="0 0 16250 901" draw:points="16250,901 8126,0 0,901">
            <text:p/>
          </draw:polygon>
          <draw:polygon draw:style-name="gr4" draw:text-style-name="P18" draw:layer="layout" svg:width="16.249cm" svg:height="0.9cm" svg:x="2.324cm" svg:y="9.148cm" svg:viewBox="0 0 16250 901" draw:points="16250,901 8126,0 0,901">
            <text:p/>
          </draw:polygon>
        </draw:g>
        <draw:frame draw:style-name="gr10" draw:text-style-name="P21" draw:layer="layout" svg:width="6.425cm" svg:height="0.8cm" svg:x="7.466cm" svg:y="9.248cm">
          <draw:text-box>
            <text:p text:style-name="P7"><text:span text:style-name="T31">pos ~= -1 ^ vsIndDesc[pos].estado</text:span></text:p>
          </draw:text-box>
        </draw:frame>
        <draw:polygon draw:style-name="gr4" draw:text-style-name="P18" draw:layer="layout" svg:width="11.249cm" svg:height="9.201cm" svg:x="2.324cm" svg:y="10.048cm" svg:viewBox="0 0 11250 9202" draw:points="0,9202 11250,9202 11250,0 0,0">
          <text:p/>
        </draw:polygon>
        <draw:polygon draw:style-name="gr4" draw:text-style-name="P18" draw:layer="layout" svg:width="4.999cm" svg:height="9.201cm" svg:x="13.574cm" svg:y="10.048cm" svg:viewBox="0 0 5000 9202" draw:points="0,9202 5000,9202 5000,0 0,0">
          <text:p/>
        </draw:polygon>
        <draw:g draw:style-name="gr1">
          <draw:g draw:style-name="gr2">
            <draw:polygon draw:style-name="gr13" draw:text-style-name="P17" draw:layer="layout" svg:width="19.499cm" svg:height="0.8cm" svg:x="0.847cm" svg:y="6.548cm" svg:viewBox="0 0 19500 801" draw:points="0,801 19500,801 19500,0 0,0">
              <text:p/>
            </draw:polygon>
            <draw:polygon draw:style-name="gr14" draw:text-style-name="P18" draw:layer="layout" svg:width="19.499cm" svg:height="0.8cm" svg:x="0.847cm" svg:y="6.548cm" svg:viewBox="0 0 19500 801" draw:points="0,801 19500,801 19500,0 0,0">
              <text:p/>
            </draw:polygon>
          </draw:g>
          <draw:frame draw:style-name="gr15" draw:text-style-name="P19" draw:layer="layout" svg:width="19.499cm" svg:height="0.8cm" svg:x="0.847cm" svg:y="6.548cm">
            <draw:text-box>
              <text:p text:style-name="P7"><text:span text:style-name="T13">i </text:span><text:span text:style-name="T14">ß</text:span><text:span text:style-name="T15"> 0 <text:s text:c="3"/>↑ <text:s text:c="2"/>i &lt; cantCmpr</text:span></text:p>
            </draw:text-box>
          </draw:frame>
        </draw:g>
        <draw:g draw:style-name="gr1">
          <draw:g draw:style-name="gr2">
            <draw:polygon draw:style-name="gr3" draw:text-style-name="P15" draw:layer="layout" svg:width="14.799cm" svg:height="0.845cm" svg:x="3.204cm" svg:y="7.492cm" svg:viewBox="0 0 14800 846" draw:points="0,846 14800,846 14800,0 0,0">
              <text:p/>
            </draw:polygon>
            <draw:path draw:style-name="gr4" draw:text-style-name="P13" draw:layer="layout" svg:width="14.799cm" svg:height="0.863cm" svg:x="3.204cm" svg:y="7.492cm" svg:viewBox="0 0 14800 864" svg:d="M0 864h14800v-864h-14800zM710 864v-864M14087 864v-864">
              <text:p/>
            </draw:path>
          </draw:g>
          <draw:frame draw:style-name="gr6" draw:text-style-name="P4" draw:layer="layout" svg:width="13.37cm" svg:height="1cm" svg:x="3.916cm" svg:y="7.424cm">
            <draw:text-box>
              <text:p text:style-name="P3"><text:span text:style-name="T1">strcpy(descBuscada, vsListCmpr [ i ].descArt)</text:span></text:p>
            </draw:text-box>
          </draw:frame>
        </draw:g>
        <draw:g draw:style-name="gr2">
          <draw:polygon draw:style-name="gr3" draw:text-style-name="P15" draw:layer="layout" svg:width="9.999cm" svg:height="1.015cm" svg:x="2.96cm" svg:y="12.972cm" svg:viewBox="0 0 10000 1016" draw:points="10000,1016 5001,0 0,1016">
            <text:p/>
          </draw:polygon>
          <draw:polygon draw:style-name="gr4" draw:text-style-name="P13" draw:layer="layout" svg:width="9.999cm" svg:height="1.015cm" svg:x="2.96cm" svg:y="12.972cm" svg:viewBox="0 0 10000 1016" draw:points="10000,1016 5001,0 0,1016">
            <text:p/>
          </draw:polygon>
        </draw:g>
        <draw:frame draw:style-name="gr35" draw:text-style-name="P44" draw:layer="layout" svg:width="4.737cm" svg:height="0.985cm" svg:x="5.513cm" svg:y="13.25cm">
          <draw:text-box>
            <text:p text:style-name="P7"><text:span text:style-name="T32">sArt.stock &gt;= vsListCmpr[i].cantReq</text:span></text:p>
          </draw:text-box>
        </draw:frame>
        <draw:polygon draw:style-name="gr4" draw:text-style-name="P13" draw:layer="layout" svg:width="4.999cm" svg:height="2.483cm" svg:x="2.986cm" svg:y="14.009cm" svg:viewBox="0 0 5000 2484" draw:points="0,2484 5000,2484 5000,0 0,0">
          <text:p/>
        </draw:polygon>
        <draw:polygon draw:style-name="gr4" draw:text-style-name="P13" draw:layer="layout" svg:width="5cm" svg:height="2.483cm" svg:x="8cm" svg:y="14.016cm" svg:viewBox="0 0 5001 2484" draw:points="0,2484 5001,2484 5001,0 0,0">
          <text:p/>
        </draw:polygon>
        <draw:g draw:style-name="gr1">
          <draw:g draw:style-name="gr2">
            <draw:polygon draw:style-name="gr3" draw:text-style-name="P20" draw:layer="layout" svg:width="4.735cm" svg:height="0.8cm" svg:x="3.125cm" svg:y="14.869cm" svg:viewBox="0 0 4736 801" draw:points="0,801 4736,801 4736,0 0,0">
              <text:p/>
            </draw:polygon>
            <draw:polygon draw:style-name="gr4" draw:text-style-name="P18" draw:layer="layout" svg:width="4.735cm" svg:height="0.8cm" svg:x="3.125cm" svg:y="14.869cm" svg:viewBox="0 0 4736 801" draw:points="0,801 4736,801 4736,0 0,0">
              <text:p/>
            </draw:polygon>
          </draw:g>
          <draw:frame draw:style-name="gr36" draw:text-style-name="P45" draw:layer="layout" svg:width="4.75cm" svg:height="1.083cm" svg:x="3.118cm" svg:y="14.728cm">
            <draw:text-box>
              <text:p text:style-name="P7"><text:span text:style-name="T33">sArt.stock </text:span><text:span text:style-name="T34">ß</text:span><text:span text:style-name="T35">sArt.stock - <text:s/>vsListCmpr[i].cantReq</text:span></text:p>
            </draw:text-box>
          </draw:frame>
        </draw:g>
        <draw:g draw:style-name="gr1">
          <draw:g draw:style-name="gr2">
            <draw:polygon draw:style-name="gr3" draw:text-style-name="P20" draw:layer="layout" svg:width="4.735cm" svg:height="0.8cm" svg:x="8.231cm" svg:y="14.466cm" svg:viewBox="0 0 4736 801" draw:points="0,801 4736,801 4736,0 0,0">
              <text:p/>
            </draw:polygon>
            <draw:polygon draw:style-name="gr4" draw:text-style-name="P18" draw:layer="layout" svg:width="4.735cm" svg:height="0.8cm" svg:x="8.231cm" svg:y="14.466cm" svg:viewBox="0 0 4736 801" draw:points="0,801 4736,801 4736,0 0,0">
              <text:p/>
            </draw:polygon>
          </draw:g>
          <draw:frame draw:style-name="gr36" draw:text-style-name="P45" draw:layer="layout" svg:width="4.75cm" svg:height="1.083cm" svg:x="8.224cm" svg:y="14.325cm">
            <draw:text-box>
              <text:p text:style-name="P7"><text:span text:style-name="T33">vsListCmpr[i].cantReq </text:span><text:span text:style-name="T34">ß</text:span><text:span text:style-name="T35"> sArt.stock</text:span></text:p>
            </draw:text-box>
          </draw:frame>
        </draw:g>
        <draw:g draw:style-name="gr1">
          <draw:g draw:style-name="gr2">
            <draw:polygon draw:style-name="gr3" draw:text-style-name="P20" draw:layer="layout" svg:width="4.735cm" svg:height="0.8cm" svg:x="8.235cm" svg:y="15.303cm" svg:viewBox="0 0 4736 801" draw:points="0,801 4736,801 4736,0 0,0">
              <text:p/>
            </draw:polygon>
            <draw:polygon draw:style-name="gr4" draw:text-style-name="P18" draw:layer="layout" svg:width="4.735cm" svg:height="0.8cm" svg:x="8.235cm" svg:y="15.303cm" svg:viewBox="0 0 4736 801" draw:points="0,801 4736,801 4736,0 0,0">
              <text:p/>
            </draw:polygon>
          </draw:g>
          <draw:frame draw:style-name="gr36" draw:text-style-name="P45" draw:layer="layout" svg:width="4.75cm" svg:height="1.083cm" svg:x="8.228cm" svg:y="15.162cm">
            <draw:text-box>
              <text:p text:style-name="P7"><text:span text:style-name="T33">sArt.stock </text:span><text:span text:style-name="T34">ß</text:span><text:span text:style-name="T35"> 0</text:span></text:p>
            </draw:text-box>
          </draw:frame>
        </draw:g>
        <draw:g draw:style-name="gr1">
          <draw:g draw:style-name="gr2">
            <draw:polygon draw:style-name="gr3" draw:text-style-name="P20" draw:layer="layout" svg:width="8.973cm" svg:height="0.751cm" svg:x="3.471cm" svg:y="10.294cm" svg:viewBox="0 0 8974 752" draw:points="0,752 8974,752 8974,0 0,0">
              <text:p/>
            </draw:polygon>
            <draw:polygon draw:style-name="gr4" draw:text-style-name="P18" draw:layer="layout" svg:width="8.973cm" svg:height="0.751cm" svg:x="3.471cm" svg:y="10.294cm" svg:viewBox="0 0 8974 752" draw:points="0,752 8974,752 8974,0 0,0">
              <text:p/>
            </draw:polygon>
          </draw:g>
          <draw:frame draw:style-name="gr37" draw:text-style-name="P21" draw:layer="layout" svg:width="9cm" svg:height="1.16cm" svg:x="3.458cm" svg:y="10.09cm">
            <draw:text-box>
              <text:p text:style-name="P7"><text:span text:style-name="T29">posArt </text:span><text:span text:style-name="T20">ß</text:span><text:span text:style-name="T29"> vsIndDesc[pos].posArt</text:span></text:p>
            </draw:text-box>
          </draw:frame>
        </draw:g>
        <draw:g draw:style-name="gr1">
          <draw:g draw:style-name="gr2">
            <draw:polygon draw:style-name="gr3" draw:text-style-name="P20" draw:layer="layout" svg:width="4.685cm" svg:height="0.8cm" svg:x="13.732cm" svg:y="13.88cm" svg:viewBox="0 0 4686 801" draw:points="0,801 4686,801 4686,0 0,0">
              <text:p/>
            </draw:polygon>
            <draw:polygon draw:style-name="gr4" draw:text-style-name="P18" draw:layer="layout" svg:width="4.685cm" svg:height="0.8cm" svg:x="13.732cm" svg:y="13.88cm" svg:viewBox="0 0 4686 801" draw:points="0,801 4686,801 4686,0 0,0">
              <text:p/>
            </draw:polygon>
          </draw:g>
          <draw:frame draw:style-name="gr38" draw:text-style-name="P21" draw:layer="layout" svg:width="4.7cm" svg:height="1.235cm" svg:x="13.725cm" svg:y="13.663cm">
            <draw:text-box>
              <text:p text:style-name="P7"><text:span text:style-name="T36">vsListCmpr[i].cantReq</text:span><text:span text:style-name="T29"> </text:span><text:span text:style-name="T34">ß</text:span><text:span text:style-name="T29"> </text:span><text:span text:style-name="T36">0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55cm" svg:x="3.478cm" svg:y="16.53cm" svg:viewBox="0 0 9000 656" draw:points="0,656 9000,656 9000,0 0,0">
              <text:p/>
            </draw:polygon>
            <draw:path draw:style-name="gr4" draw:text-style-name="P13" draw:layer="layout" svg:width="8.999cm" svg:height="0.669cm" svg:x="3.478cm" svg:y="16.53cm" svg:viewBox="0 0 9000 670" svg:d="M0 670h9000v-670h-9000zM432 670v-670M8567 670v-670">
              <text:p/>
            </draw:path>
          </draw:g>
          <draw:frame draw:style-name="gr39" draw:text-style-name="P4" draw:layer="layout" svg:width="8.13cm" svg:height="0.776cm" svg:x="3.911cm" svg:y="16.477cm">
            <draw:text-box>
              <text:p text:style-name="P3"><text:span text:style-name="T1">Art.clear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34cm" svg:x="3.5cm" svg:y="17.161cm" svg:viewBox="0 0 9000 635" draw:points="0,635 9000,635 9000,0 0,0">
              <text:p/>
            </draw:polygon>
            <draw:path draw:style-name="gr4" draw:text-style-name="P13" draw:layer="layout" svg:width="8.999cm" svg:height="0.647cm" svg:x="3.5cm" svg:y="17.161cm" svg:viewBox="0 0 9000 648" svg:d="M0 648h9000v-648h-9000zM432 648v-648M8567 648v-648">
              <text:p/>
            </draw:path>
          </draw:g>
          <draw:frame draw:style-name="gr40" draw:text-style-name="P4" draw:layer="layout" svg:width="8.13cm" svg:height="0.75cm" svg:x="3.933cm" svg:y="17.11cm">
            <draw:text-box>
              <text:p text:style-name="P3"><text:span text:style-name="T1">Art.seekp(105 * posArt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98cm" svg:x="3.5cm" svg:y="17.806cm" svg:viewBox="0 0 9000 699" draw:points="0,699 9000,699 9000,0 0,0">
              <text:p/>
            </draw:polygon>
            <draw:path draw:style-name="gr4" draw:text-style-name="P13" draw:layer="layout" svg:width="8.999cm" svg:height="0.713cm" svg:x="3.5cm" svg:y="17.806cm" svg:viewBox="0 0 9000 714" svg:d="M0 714h9000v-714h-9000zM432 714v-714M8567 714v-714">
              <text:p/>
            </draw:path>
          </draw:g>
          <draw:frame draw:style-name="gr41" draw:text-style-name="P4" draw:layer="layout" svg:width="8.13cm" svg:height="0.826cm" svg:x="3.933cm" svg:y="17.75cm">
            <draw:text-box>
              <text:p text:style-name="P3"><text:span text:style-name="T1">ActLinea(Art, vsArt[posArt]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55cm" svg:x="3.478cm" svg:y="10.972cm" svg:viewBox="0 0 9000 656" draw:points="0,656 9000,656 9000,0 0,0">
              <text:p/>
            </draw:polygon>
            <draw:path draw:style-name="gr4" draw:text-style-name="P13" draw:layer="layout" svg:width="8.999cm" svg:height="0.669cm" svg:x="3.478cm" svg:y="10.972cm" svg:viewBox="0 0 9000 670" svg:d="M0 670h9000v-670h-9000zM432 670v-670M8567 670v-670">
              <text:p/>
            </draw:path>
          </draw:g>
          <draw:frame draw:style-name="gr39" draw:text-style-name="P4" draw:layer="layout" svg:width="8.13cm" svg:height="0.776cm" svg:x="3.911cm" svg:y="10.919cm">
            <draw:text-box>
              <text:p text:style-name="P3"><text:span text:style-name="T1">Art.clear(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34cm" svg:x="3.478cm" svg:y="11.595cm" svg:viewBox="0 0 9000 635" draw:points="0,635 9000,635 9000,0 0,0">
              <text:p/>
            </draw:polygon>
            <draw:path draw:style-name="gr4" draw:text-style-name="P13" draw:layer="layout" svg:width="8.999cm" svg:height="0.647cm" svg:x="3.478cm" svg:y="11.595cm" svg:viewBox="0 0 9000 648" svg:d="M0 648h9000v-648h-9000zM432 648v-648M8567 648v-648">
              <text:p/>
            </draw:path>
          </draw:g>
          <draw:frame draw:style-name="gr40" draw:text-style-name="P4" draw:layer="layout" svg:width="8.13cm" svg:height="0.75cm" svg:x="3.911cm" svg:y="11.544cm">
            <draw:text-box>
              <text:p text:style-name="P3"><text:span text:style-name="T1">Art.seekp(105 * posArt)</text:span></text:p>
            </draw:text-box>
          </draw:frame>
        </draw:g>
        <draw:g draw:style-name="gr1">
          <draw:g draw:style-name="gr2">
            <draw:polygon draw:style-name="gr3" draw:text-style-name="P15" draw:layer="layout" svg:width="8.999cm" svg:height="0.698cm" svg:x="3.477cm" svg:y="12.218cm" svg:viewBox="0 0 9000 699" draw:points="0,699 9000,699 9000,0 0,0">
              <text:p/>
            </draw:polygon>
            <draw:path draw:style-name="gr4" draw:text-style-name="P13" draw:layer="layout" svg:width="8.999cm" svg:height="0.713cm" svg:x="3.477cm" svg:y="12.218cm" svg:viewBox="0 0 9000 714" svg:d="M0 714h9000v-714h-9000zM432 714v-714M8567 714v-714">
              <text:p/>
            </draw:path>
          </draw:g>
          <draw:frame draw:style-name="gr41" draw:text-style-name="P4" draw:layer="layout" svg:width="8.13cm" svg:height="0.826cm" svg:x="3.91cm" svg:y="12.162cm">
            <draw:text-box>
              <text:p text:style-name="P3"><text:span text:style-name="T1">LeerArticulo(Art, sArt)</text:span></text:p>
            </draw:text-box>
          </draw:frame>
        </draw:g>
        <draw:g draw:style-name="gr1">
          <draw:g draw:style-name="gr2">
            <draw:path draw:style-name="gr3" draw:text-style-name="P1" draw:layer="layout" svg:width="0.967cm" svg:height="0.901cm" svg:x="10.001cm" svg:y="21.2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2" draw:layer="layout" svg:width="0.967cm" svg:height="0.901cm" svg:x="10.001cm" svg:y="21.25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8" draw:layer="layout" svg:width="0.968cm" svg:height="0.9cm" svg:x="10cm" svg:y="21.25cm">
            <draw:text-box>
              <text:p text:style-name="P7"><text:span text:style-name="T4">R</text:span></text:p>
            </draw:text-box>
          </draw:frame>
        </draw:g>
      </draw:page>
      <draw:page draw:name="page8" draw:style-name="dp1" draw:master-page-name="Predeterminado">
        <draw:g draw:style-name="gr1">
          <draw:g draw:style-name="gr2">
            <draw:polygon draw:style-name="gr8" draw:text-style-name="P12" draw:layer="layout" svg:width="20.326cm" svg:height="1.137cm" svg:x="0.35cm" svg:y="0.165cm" svg:viewBox="0 0 20327 1138" draw:points="666,1138 19661,1138 20327,569 19661,0 666,0 0,569">
              <text:p/>
            </draw:polygon>
            <draw:polygon draw:style-name="gr4" draw:text-style-name="P13" draw:layer="layout" svg:width="20.326cm" svg:height="1.137cm" svg:x="0.35cm" svg:y="0.165cm" svg:viewBox="0 0 20327 1138" draw:points="666,1138 19661,1138 20327,569 19661,0 666,0 0,569">
              <text:p/>
            </draw:polygon>
          </draw:g>
          <draw:frame draw:style-name="gr27" draw:text-style-name="P36" draw:layer="layout" svg:width="19cm" svg:height="1.318cm" svg:x="1.013cm" svg:y="0.075cm">
            <draw:text-box>
              <text:p text:style-name="P3"><text:span text:style-name="T11">void</text:span><text:span text:style-name="T4"> EmitirTicket(fstream &amp;Art, tvsIndDesc &amp;vsIndDesc, tvsListCmpr &amp;vsListCmpr, ushort cantArt, ushort cantCmpr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3cm" svg:height="0.793cm" svg:x="0.847cm" svg:y="1.581cm" svg:viewBox="0 0 19304 794" draw:points="0,794 19304,794 19304,0 0,0">
              <text:p/>
            </draw:polygon>
            <draw:polygon draw:style-name="gr4" draw:text-style-name="P2" draw:layer="layout" svg:width="19.303cm" svg:height="0.793cm" svg:x="0.847cm" svg:y="1.581cm" svg:viewBox="0 0 19304 794" draw:points="0,794 19304,794 19304,0 0,0">
              <text:p/>
            </draw:polygon>
          </draw:g>
          <draw:frame draw:style-name="gr42" draw:text-style-name="P26" draw:layer="layout" svg:width="19.302cm" svg:height="0.793cm" svg:x="0.847cm" svg:y="1.581cm">
            <draw:text-box>
              <text:p text:style-name="P7"><text:span text:style-name="T18"><text:s/>impTot </text:span><text:span text:style-name="T19">ß</text:span><text:span text:style-name="T9"> 0.0f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3cm" svg:height="0.793cm" svg:x="0.846cm" svg:y="2.41cm" svg:viewBox="0 0 19304 794" draw:points="0,794 19304,794 19304,0 0,0">
              <text:p/>
            </draw:polygon>
            <draw:polygon draw:style-name="gr4" draw:text-style-name="P2" draw:layer="layout" svg:width="19.303cm" svg:height="0.793cm" svg:x="0.846cm" svg:y="2.41cm" svg:viewBox="0 0 19304 794" draw:points="0,794 19304,794 19304,0 0,0">
              <text:p/>
            </draw:polygon>
          </draw:g>
          <draw:frame draw:style-name="gr42" draw:text-style-name="P26" draw:layer="layout" svg:width="19.302cm" svg:height="0.793cm" svg:x="0.846cm" svg:y="2.41cm">
            <draw:text-box>
              <text:p text:style-name="P7"><text:span text:style-name="T18"><text:s/>impTotDesto </text:span><text:span text:style-name="T19">ß</text:span><text:span text:style-name="T9"> 0.0f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7cm" svg:height="0.838cm" svg:x="0.874cm" svg:y="3.257cm" svg:viewBox="0 0 19308 839" draw:points="0,839 19308,839 19308,0 0,0">
              <text:p/>
            </draw:polygon>
            <draw:path draw:style-name="gr4" draw:text-style-name="P2" draw:layer="layout" svg:width="19.307cm" svg:height="0.856cm" svg:x="0.874cm" svg:y="3.257cm" svg:viewBox="0 0 19308 857" svg:d="M0 857h19308v-857h-19308zM927 857v-857M18378 857v-857">
              <text:p/>
            </draw:path>
          </draw:g>
          <draw:frame draw:style-name="gr43" draw:text-style-name="P29" draw:layer="layout" svg:width="17.441cm" svg:height="0.991cm" svg:x="1.803cm" svg:y="3.19cm">
            <draw:text-box>
              <text:p text:style-name="P3"><text:span text:style-name="T9">freopen(“ticket.txt”, “w”, stdout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7cm" svg:height="0.838cm" svg:x="0.873cm" svg:y="4.13cm" svg:viewBox="0 0 19308 839" draw:points="0,839 19308,839 19308,0 0,0">
              <text:p/>
            </draw:polygon>
            <draw:path draw:style-name="gr4" draw:text-style-name="P2" draw:layer="layout" svg:width="19.307cm" svg:height="0.856cm" svg:x="0.873cm" svg:y="4.13cm" svg:viewBox="0 0 19308 857" svg:d="M0 857h19308v-857h-19308zM927 857v-857M18378 857v-857">
              <text:p/>
            </draw:path>
          </draw:g>
          <draw:frame draw:style-name="gr44" draw:text-style-name="P29" draw:layer="layout" svg:width="17.44cm" svg:height="0.992cm" svg:x="1.802cm" svg:y="4.062cm">
            <draw:text-box>
              <text:p text:style-name="P3"><text:span text:style-name="T9">CabeceraTicket(ds)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9.307cm" svg:height="0.793cm" svg:x="0.889cm" svg:y="5.015cm" svg:viewBox="0 0 19308 794" draw:points="0,794 19308,794 19308,0 0,0">
              <text:p/>
            </draw:polygon>
            <draw:polygon draw:style-name="gr14" draw:text-style-name="P18" draw:layer="layout" svg:width="19.307cm" svg:height="0.793cm" svg:x="0.889cm" svg:y="5.015cm" svg:viewBox="0 0 19308 794" draw:points="0,794 19308,794 19308,0 0,0">
              <text:p/>
            </draw:polygon>
          </draw:g>
          <draw:frame draw:style-name="gr28" draw:text-style-name="P19" draw:layer="layout" svg:width="19.307cm" svg:height="0.793cm" svg:x="0.889cm" svg:y="5.015cm">
            <draw:text-box>
              <text:p text:style-name="P7"><text:span text:style-name="T13">i </text:span><text:span text:style-name="T14">ß</text:span><text:span text:style-name="T15"> 0 <text:s text:c="3"/>↑ <text:s text:c="2"/>i &lt; cantCmpr</text:span></text:p>
            </draw:text-box>
          </draw:frame>
        </draw:g>
        <draw:g draw:style-name="gr2">
          <draw:polygon draw:style-name="gr16" draw:text-style-name="P20" draw:layer="layout" svg:width="19.307cm" svg:height="19.655cm" svg:x="0.889cm" svg:y="5.809cm" svg:viewBox="0 0 19308 19656" draw:points="0,19656 19308,19656 19308,0 0,0">
            <text:p/>
          </draw:polygon>
          <draw:polygon draw:style-name="gr17" draw:text-style-name="P18" draw:layer="layout" svg:width="19.307cm" svg:height="19.655cm" svg:x="0.889cm" svg:y="5.809cm" svg:viewBox="0 0 19308 19656" draw:points="0,19656 19308,19656 19308,0 0,0">
            <text:p/>
          </draw:polygon>
        </draw:g>
        <draw:g draw:style-name="gr2">
          <draw:polygon draw:style-name="gr3" draw:text-style-name="P1" draw:layer="layout" svg:width="18.205cm" svg:height="1.126cm" svg:x="1.494cm" svg:y="6.031cm" svg:viewBox="0 0 18206 1127" draw:points="18206,1127 9104,0 0,1127">
            <text:p/>
          </draw:polygon>
          <draw:polygon draw:style-name="gr4" draw:text-style-name="P2" draw:layer="layout" svg:width="18.205cm" svg:height="1.126cm" svg:x="1.494cm" svg:y="6.031cm" svg:viewBox="0 0 18206 1127" draw:points="18206,1127 9104,0 0,1127">
            <text:p/>
          </draw:polygon>
        </draw:g>
        <draw:polygon draw:style-name="gr4" draw:text-style-name="P2" draw:layer="layout" svg:width="16.258cm" svg:height="18.064cm" draw:transform="skewX (-0.0015707963267949) translate (1.43252945090868cm 7.15324287160523cm)" svg:viewBox="0 0 16259 18065" draw:points="0,18065 16257,18065 16259,0 1,0">
          <text:p/>
        </draw:polygon>
        <draw:g draw:style-name="gr1">
          <draw:g draw:style-name="gr2">
            <draw:polygon draw:style-name="gr3" draw:text-style-name="P1" draw:layer="layout" svg:width="14.128cm" svg:height="1.001cm" svg:x="1.838cm" svg:y="7.606cm" svg:viewBox="0 0 14129 1002" draw:points="0,1002 14129,1002 14129,0 0,0">
              <text:p/>
            </draw:polygon>
            <draw:polygon draw:style-name="gr4" draw:text-style-name="P2" draw:layer="layout" svg:width="14.128cm" svg:height="1.001cm" svg:x="1.838cm" svg:y="7.606cm" svg:viewBox="0 0 14129 1002" draw:points="0,1002 14129,1002 14129,0 0,0">
              <text:p/>
            </draw:polygon>
          </draw:g>
          <draw:frame draw:style-name="gr45" draw:text-style-name="P4" draw:layer="layout" svg:width="14.129cm" svg:height="1.001cm" svg:x="1.838cm" svg:y="7.606cm">
            <draw:text-box>
              <text:p text:style-name="P3"><text:span text:style-name="T18">pos </text:span><text:span text:style-name="T19">ß</text:span><text:span text:style-name="T9"> BusBinVec(vsIndDesc, vsListCmpr[i].descArt, cantArt - 1);</text:span></text:p>
            </draw:text-box>
          </draw:frame>
        </draw:g>
        <draw:polygon draw:style-name="gr4" draw:text-style-name="P2" draw:layer="layout" svg:width="2.062cm" svg:height="18.064cm" draw:transform="skewX (-0.00855211333477222) rotate (-0.00820304748437397) translate (17.7174321065024cm 7.13627095295002cm)" svg:viewBox="0 0 2063 18065" draw:points="3,18065 2063,18064 2060,0 0,1">
          <text:p/>
        </draw:polygon>
        <draw:line draw:style-name="gr4" draw:text-style-name="P2" draw:layer="layout" svg:x1="17.718cm" svg:y1="25.217cm" svg:x2="19.701cm" svg:y2="7.121cm">
          <text:p/>
        </draw:line>
        <draw:frame draw:style-name="gr46" draw:text-style-name="P46" draw:layer="layout" svg:width="10.384cm" svg:height="1.002cm" svg:x="5.072cm" svg:y="6.28cm">
          <draw:text-box>
            <text:p text:style-name="P3"><text:span text:style-name="T21"><text:s/>vsListCmpr[i].cantReq &gt; 0 </text:span></text:p>
          </draw:text-box>
        </draw:frame>
        <draw:g draw:style-name="gr2">
          <draw:polygon draw:style-name="gr3" draw:text-style-name="P1" draw:layer="layout" svg:width="15.494cm" svg:height="0.878cm" svg:x="1.975cm" svg:y="8.856cm" svg:viewBox="0 0 15495 879" draw:points="15495,879 7748,0 0,879">
            <text:p/>
          </draw:polygon>
          <draw:polygon draw:style-name="gr4" draw:text-style-name="P2" draw:layer="layout" svg:width="15.494cm" svg:height="0.878cm" svg:x="1.975cm" svg:y="8.856cm" svg:viewBox="0 0 15495 879" draw:points="15495,879 7748,0 0,879">
            <text:p/>
          </draw:polygon>
        </draw:g>
        <draw:polygon draw:style-name="gr4" draw:text-style-name="P2" draw:layer="layout" svg:width="14.28cm" svg:height="14.985cm" svg:x="1.95cm" svg:y="9.735cm" svg:viewBox="0 0 14281 14986" draw:points="0,14986 14281,14986 14281,0 0,0">
          <text:p/>
        </draw:polygon>
        <draw:polygon draw:style-name="gr4" draw:text-style-name="P2" draw:layer="layout" svg:width="1.239cm" svg:height="14.985cm" svg:x="16.23cm" svg:y="9.735cm" svg:viewBox="0 0 1240 14986" draw:points="0,14986 1240,14986 1240,0 0,0">
          <text:p/>
        </draw:polygon>
        <draw:line draw:style-name="gr4" draw:text-style-name="P2" draw:layer="layout" svg:x1="16.23cm" svg:y1="24.721cm" svg:x2="17.469cm" svg:y2="9.735cm">
          <text:p/>
        </draw:line>
        <draw:frame draw:style-name="gr47" draw:text-style-name="P46" draw:layer="layout" svg:width="7.943cm" svg:height="0.782cm" svg:x="4.731cm" svg:y="9.051cm">
          <draw:text-box>
            <text:p text:style-name="P3"><text:span text:style-name="T31">pos &gt; <text:s/>-1 </text:span></text:p>
          </draw:text-box>
        </draw:frame>
        <draw:g draw:style-name="gr1">
          <draw:g draw:style-name="gr2">
            <draw:polygon draw:style-name="gr3" draw:text-style-name="P1" draw:layer="layout" svg:width="13.556cm" svg:height="0.628cm" svg:x="2.292cm" svg:y="10.028cm" svg:viewBox="0 0 13557 629" draw:points="0,629 13557,629 13557,0 0,0">
              <text:p/>
            </draw:polygon>
            <draw:path draw:style-name="gr4" draw:text-style-name="P2" draw:layer="layout" svg:width="13.556cm" svg:height="0.642cm" svg:x="2.292cm" svg:y="10.028cm" svg:viewBox="0 0 13557 643" svg:d="M0 643h13557v-643h-13557zM651 643v-643M12904 643v-643">
              <text:p/>
            </draw:path>
          </draw:g>
          <draw:frame draw:style-name="gr48" draw:text-style-name="P4" draw:layer="layout" svg:width="12.246cm" svg:height="0.744cm" svg:x="2.944cm" svg:y="9.977cm">
            <draw:text-box>
              <text:p text:style-name="P3"><text:span text:style-name="T9">Art.clear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56cm" svg:height="0.628cm" svg:x="2.29cm" svg:y="10.686cm" svg:viewBox="0 0 13557 629" draw:points="0,629 13557,629 13557,0 0,0">
              <text:p/>
            </draw:polygon>
            <draw:path draw:style-name="gr4" draw:text-style-name="P2" draw:layer="layout" svg:width="13.556cm" svg:height="0.642cm" svg:x="2.29cm" svg:y="10.686cm" svg:viewBox="0 0 13557 643" svg:d="M0 643h13557v-643h-13557zM651 643v-643M12904 643v-643">
              <text:p/>
            </draw:path>
          </draw:g>
          <draw:frame draw:style-name="gr48" draw:text-style-name="P4" draw:layer="layout" svg:width="12.246cm" svg:height="0.744cm" svg:x="2.943cm" svg:y="10.635cm">
            <draw:text-box>
              <text:p text:style-name="P3"><text:span text:style-name="T1">Art. seekp(105 * vsIndDesc[pos].posArt);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56cm" svg:height="0.628cm" svg:x="2.289cm" svg:y="11.344cm" svg:viewBox="0 0 13557 629" draw:points="0,629 13557,629 13557,0 0,0">
              <text:p/>
            </draw:polygon>
            <draw:path draw:style-name="gr4" draw:text-style-name="P2" draw:layer="layout" svg:width="13.556cm" svg:height="0.642cm" svg:x="2.289cm" svg:y="11.344cm" svg:viewBox="0 0 13557 643" svg:d="M0 643h13557v-643h-13557zM651 643v-643M12904 643v-643">
              <text:p/>
            </draw:path>
          </draw:g>
          <draw:frame draw:style-name="gr49" draw:text-style-name="P4" draw:layer="layout" svg:width="12.246cm" svg:height="0.743cm" svg:x="2.942cm" svg:y="11.294cm">
            <draw:text-box>
              <text:p text:style-name="P3"><text:span text:style-name="T1">LeerArticulo(Art, sArt);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276cm" svg:y="12.002cm" svg:viewBox="0 0 13576 564" draw:points="0,564 13576,564 13576,0 0,0">
              <text:p/>
            </draw:polygon>
            <draw:polygon draw:style-name="gr4" draw:text-style-name="P2" draw:layer="layout" svg:width="13.575cm" svg:height="0.563cm" svg:x="2.276cm" svg:y="12.002cm" svg:viewBox="0 0 13576 564" draw:points="0,564 13576,564 13576,0 0,0">
              <text:p/>
            </draw:polygon>
          </draw:g>
          <draw:frame draw:style-name="gr48" draw:text-style-name="P26" draw:layer="layout" svg:width="13.574cm" svg:height="0.744cm" svg:x="2.278cm" svg:y="11.912cm">
            <draw:text-box>
              <text:p text:style-name="P7"><text:span text:style-name="T10"><text:s/>cant </text:span><text:span text:style-name="T20">ß</text:span><text:span text:style-name="T1"> vsListCmpr[i].cantReq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292cm" svg:y="12.583cm" svg:viewBox="0 0 13576 564" draw:points="0,564 13576,564 13576,0 0,0">
              <text:p/>
            </draw:polygon>
            <draw:polygon draw:style-name="gr4" draw:text-style-name="P2" draw:layer="layout" svg:width="13.575cm" svg:height="0.563cm" svg:x="2.292cm" svg:y="12.583cm" svg:viewBox="0 0 13576 564" draw:points="0,564 13576,564 13576,0 0,0">
              <text:p/>
            </draw:polygon>
          </draw:g>
          <draw:frame draw:style-name="gr48" draw:text-style-name="P26" draw:layer="layout" svg:width="13.574cm" svg:height="0.744cm" svg:x="2.294cm" svg:y="12.493cm">
            <draw:text-box>
              <text:p text:style-name="P7"><text:span text:style-name="T10"><text:s/>precio </text:span><text:span text:style-name="T20">ß</text:span><text:span text:style-name="T1"> sArt.preUni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08cm" svg:y="13.164cm" svg:viewBox="0 0 13576 564" draw:points="0,564 13576,564 13576,0 0,0">
              <text:p/>
            </draw:polygon>
            <draw:polygon draw:style-name="gr4" draw:text-style-name="P2" draw:layer="layout" svg:width="13.575cm" svg:height="0.563cm" svg:x="2.308cm" svg:y="13.164cm" svg:viewBox="0 0 13576 564" draw:points="0,564 13576,564 13576,0 0,0">
              <text:p/>
            </draw:polygon>
          </draw:g>
          <draw:frame draw:style-name="gr48" draw:text-style-name="P26" draw:layer="layout" svg:width="13.577cm" svg:height="0.744cm" svg:x="2.307cm" svg:y="13.074cm">
            <draw:text-box>
              <text:p text:style-name="P7"><text:span text:style-name="T10"><text:s/>subtotal </text:span><text:span text:style-name="T20">ß</text:span><text:span text:style-name="T1"> cant * preci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24cm" svg:y="13.745cm" svg:viewBox="0 0 13576 564" draw:points="0,564 13576,564 13576,0 0,0">
              <text:p/>
            </draw:polygon>
            <draw:polygon draw:style-name="gr4" draw:text-style-name="P2" draw:layer="layout" svg:width="13.575cm" svg:height="0.563cm" svg:x="2.324cm" svg:y="13.745cm" svg:viewBox="0 0 13576 564" draw:points="0,564 13576,564 13576,0 0,0">
              <text:p/>
            </draw:polygon>
          </draw:g>
          <draw:frame draw:style-name="gr48" draw:text-style-name="P4" draw:layer="layout" svg:width="13.58cm" svg:height="0.744cm" svg:x="2.321cm" svg:y="13.655cm">
            <draw:text-box>
              <text:p text:style-name="P3"><text:span text:style-name="T10"><text:s/>tipo </text:span><text:span text:style-name="T20">ß</text:span><text:span text:style-name="T1"> sArt.ofertas[(ds - 1) * 2]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24cm" svg:y="14.325cm" svg:viewBox="0 0 13576 564" draw:points="0,564 13576,564 13576,0 0,0">
              <text:p/>
            </draw:polygon>
            <draw:polygon draw:style-name="gr4" draw:text-style-name="P2" draw:layer="layout" svg:width="13.575cm" svg:height="0.563cm" svg:x="2.324cm" svg:y="14.325cm" svg:viewBox="0 0 13576 564" draw:points="0,564 13576,564 13576,0 0,0">
              <text:p/>
            </draw:polygon>
          </draw:g>
          <draw:frame draw:style-name="gr48" draw:text-style-name="P4" draw:layer="layout" svg:width="13.58cm" svg:height="0.744cm" svg:x="2.321cm" svg:y="14.235cm">
            <draw:text-box>
              <text:p text:style-name="P3"><text:span text:style-name="T10"><text:s/>porc </text:span><text:span text:style-name="T20">ß</text:span><text:span text:style-name="T1"> sArt.ofertas[(ds - 1) * 2 + 1]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24cm" svg:y="14.905cm" svg:viewBox="0 0 13576 564" draw:points="0,564 13576,564 13576,0 0,0">
              <text:p/>
            </draw:polygon>
            <draw:polygon draw:style-name="gr4" draw:text-style-name="P2" draw:layer="layout" svg:width="13.575cm" svg:height="0.563cm" svg:x="2.324cm" svg:y="14.905cm" svg:viewBox="0 0 13576 564" draw:points="0,564 13576,564 13576,0 0,0">
              <text:p/>
            </draw:polygon>
          </draw:g>
          <draw:frame draw:style-name="gr50" draw:text-style-name="P4" draw:layer="layout" svg:width="13.58cm" svg:height="0.745cm" svg:x="2.321cm" svg:y="14.815cm">
            <draw:text-box>
              <text:p text:style-name="P3"><text:span text:style-name="T10"><text:s/>descuento </text:span><text:span text:style-name="T20">ß</text:span><text:span text:style-name="T1"> 0.0f </text:span></text:p>
            </draw:text-box>
          </draw:frame>
        </draw:g>
        <draw:g draw:style-name="gr2">
          <draw:polygon draw:style-name="gr3" draw:text-style-name="P1" draw:layer="layout" svg:width="13.546cm" svg:height="0.536cm" svg:x="2.324cm" svg:y="15.625cm" svg:viewBox="0 0 13547 537" draw:points="13547,537 6774,0 0,537">
            <text:p/>
          </draw:polygon>
          <draw:polygon draw:style-name="gr4" draw:text-style-name="P2" draw:layer="layout" svg:width="13.546cm" svg:height="0.536cm" svg:x="2.324cm" svg:y="15.625cm" svg:viewBox="0 0 13547 537" draw:points="13547,537 6774,0 0,537">
            <text:p/>
          </draw:polygon>
        </draw:g>
        <draw:polygon draw:style-name="gr4" draw:text-style-name="P2" draw:layer="layout" svg:width="12.086cm" svg:height="2.857cm" svg:x="2.407cm" svg:y="16.162cm" svg:viewBox="0 0 12087 2858" draw:points="0,2858 12087,2858 12087,0 0,0">
          <text:p/>
        </draw:polygon>
        <draw:polygon draw:style-name="gr4" draw:text-style-name="P2" draw:layer="layout" svg:width="1.486cm" svg:height="2.857cm" svg:x="14.495cm" svg:y="16.162cm" svg:viewBox="0 0 1487 2858" draw:points="0,2858 1487,2858 1487,0 0,0">
          <text:p/>
        </draw:polygon>
        <draw:line draw:style-name="gr4" draw:text-style-name="P2" draw:layer="layout" svg:x1="14.495cm" svg:y1="18.999cm" svg:x2="15.917cm" svg:y2="16.179cm">
          <text:p/>
        </draw:line>
        <draw:frame draw:style-name="gr51" draw:text-style-name="P46" draw:layer="layout" svg:width="7.692cm" svg:height="0.564cm" svg:x="5.099cm" svg:y="15.701cm">
          <draw:text-box>
            <text:p text:style-name="P3"><text:span text:style-name="T31">tipo &gt;= 2 ^ tipo &lt;= 7 </text:span></text:p>
          </draw:text-box>
        </draw:frame>
        <draw:g draw:style-name="gr1">
          <draw:g draw:style-name="gr2">
            <draw:polygon draw:style-name="gr3" draw:text-style-name="P1" draw:layer="layout" svg:width="11.651cm" svg:height="0.563cm" svg:x="2.596cm" svg:y="16.383cm" svg:viewBox="0 0 11652 564" draw:points="0,564 11652,564 11652,0 0,0">
              <text:p/>
            </draw:polygon>
            <draw:polygon draw:style-name="gr4" draw:text-style-name="P2" draw:layer="layout" svg:width="11.651cm" svg:height="0.563cm" svg:x="2.596cm" svg:y="16.383cm" svg:viewBox="0 0 11652 564" draw:points="0,564 11652,564 11652,0 0,0">
              <text:p/>
            </draw:polygon>
          </draw:g>
          <draw:frame draw:style-name="gr48" draw:text-style-name="P4" draw:layer="layout" svg:width="11.65cm" svg:height="0.744cm" svg:x="2.597cm" svg:y="16.293cm">
            <draw:text-box>
              <text:p text:style-name="P3"><text:span text:style-name="T10"><text:s/>descuento </text:span><text:span text:style-name="T20">ß</text:span><text:span text:style-name="T1"> subtotal * porc / 100.0f</text:span></text:p>
            </draw:text-box>
          </draw:frame>
        </draw:g>
        <draw:g draw:style-name="gr2">
          <draw:polygon draw:style-name="gr3" draw:text-style-name="P1" draw:layer="layout" svg:width="11.824cm" svg:height="0.334cm" svg:x="2.325cm" svg:y="17.217cm" svg:viewBox="0 0 11825 335" draw:points="11825,335 5913,0 0,335">
            <text:p/>
          </draw:polygon>
          <draw:polygon draw:style-name="gr4" draw:text-style-name="P2" draw:layer="layout" svg:width="11.824cm" svg:height="0.334cm" svg:x="2.325cm" svg:y="17.217cm" svg:viewBox="0 0 11825 335" draw:points="11825,335 5913,0 0,335">
            <text:p/>
          </draw:polygon>
        </draw:g>
        <draw:polygon draw:style-name="gr4" draw:text-style-name="P2" draw:layer="layout" svg:width="10.361cm" svg:height="1.341cm" svg:x="2.398cm" svg:y="17.552cm" svg:viewBox="0 0 10362 1342" draw:points="0,1342 10362,1342 10362,0 0,0">
          <text:p/>
        </draw:polygon>
        <draw:polygon draw:style-name="gr4" draw:text-style-name="P2" draw:layer="layout" svg:width="1.486cm" svg:height="1.341cm" svg:x="12.76cm" svg:y="17.552cm" svg:viewBox="0 0 1487 1342" draw:points="0,1342 1487,1342 1487,0 0,0">
          <text:p/>
        </draw:polygon>
        <draw:frame draw:style-name="gr51" draw:text-style-name="P46" draw:layer="layout" svg:width="6.714cm" svg:height="0.564cm" svg:x="4.747cm" svg:y="17.1cm">
          <draw:text-box>
            <text:p text:style-name="P3"><text:span text:style-name="T31">tipo</text:span></text:p>
          </draw:text-box>
        </draw:frame>
        <draw:polygon draw:style-name="gr4" draw:text-style-name="P2" draw:layer="layout" svg:width="1.891cm" svg:height="1.341cm" svg:x="2.439cm" svg:y="17.552cm" svg:viewBox="0 0 1892 1342" draw:points="0,1342 1892,1342 1892,0 0,0">
          <text:p/>
        </draw:polygon>
        <draw:polygon draw:style-name="gr4" draw:text-style-name="P2" draw:layer="layout" svg:width="1.708cm" svg:height="1.341cm" svg:x="4.357cm" svg:y="17.552cm" svg:viewBox="0 0 1709 1342" draw:points="0,1342 1709,1342 1709,0 0,0">
          <text:p/>
        </draw:polygon>
        <draw:polygon draw:style-name="gr4" draw:text-style-name="P2" draw:layer="layout" svg:width="1.734cm" svg:height="1.341cm" svg:x="6.067cm" svg:y="17.552cm" svg:viewBox="0 0 1735 1342" draw:points="0,1342 1735,1342 1735,0 0,0">
          <text:p/>
        </draw:polygon>
        <draw:polygon draw:style-name="gr4" draw:text-style-name="P2" draw:layer="layout" svg:width="1.982cm" svg:height="0.011cm" draw:transform="rotate (-3.14159265358979) translate (9.78461906698061cm 18.9061059170873cm)" svg:viewBox="0 0 1983 12" draw:points="1983,12 0,12 0,0 1983,0">
          <text:p/>
        </draw:polygon>
        <draw:polygon draw:style-name="gr4" draw:text-style-name="P2" draw:layer="layout" svg:width="1.486cm" svg:height="1.34cm" svg:x="9.785cm" svg:y="17.553cm" svg:viewBox="0 0 1487 1341" draw:points="0,1341 1487,1341 1487,0 0,0">
          <text:p/>
        </draw:polygon>
        <draw:g draw:style-name="gr1">
          <draw:g draw:style-name="gr2">
            <draw:polygon draw:style-name="gr13" draw:text-style-name="P17" draw:layer="layout" svg:width="1.954cm" svg:height="0.383cm" svg:x="2.376cm" svg:y="17.54cm" svg:viewBox="0 0 1955 384" draw:points="0,384 1955,384 1955,0 0,0">
              <text:p/>
            </draw:polygon>
            <draw:polygon draw:style-name="gr14" draw:text-style-name="P18" draw:layer="layout" svg:width="1.954cm" svg:height="0.383cm" svg:x="2.376cm" svg:y="17.54cm" svg:viewBox="0 0 1955 384" draw:points="0,384 1955,384 1955,0 0,0">
              <text:p/>
            </draw:polygon>
          </draw:g>
          <draw:frame draw:style-name="gr52" draw:text-style-name="P47" draw:layer="layout" svg:width="1.955cm" svg:height="0.594cm" svg:x="2.376cm" svg:y="17.435cm">
            <draw:text-box>
              <text:p text:style-name="P7"><text:span text:style-name="T37">case 2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692cm" svg:height="0.383cm" svg:x="4.374cm" svg:y="17.541cm" svg:viewBox="0 0 1693 384" draw:points="0,384 1693,384 1693,0 0,0">
              <text:p/>
            </draw:polygon>
            <draw:polygon draw:style-name="gr14" draw:text-style-name="P18" draw:layer="layout" svg:width="1.692cm" svg:height="0.383cm" svg:x="4.374cm" svg:y="17.541cm" svg:viewBox="0 0 1693 384" draw:points="0,384 1693,384 1693,0 0,0">
              <text:p/>
            </draw:polygon>
          </draw:g>
          <draw:frame draw:style-name="gr52" draw:text-style-name="P47" draw:layer="layout" svg:width="1.693cm" svg:height="0.594cm" svg:x="4.374cm" svg:y="17.436cm">
            <draw:text-box>
              <text:p text:style-name="P7"><text:span text:style-name="T37">case 3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692cm" svg:height="0.383cm" svg:x="6.086cm" svg:y="17.551cm" svg:viewBox="0 0 1693 384" draw:points="0,384 1693,384 1693,0 0,0">
              <text:p/>
            </draw:polygon>
            <draw:polygon draw:style-name="gr14" draw:text-style-name="P18" draw:layer="layout" svg:width="1.692cm" svg:height="0.383cm" svg:x="6.086cm" svg:y="17.551cm" svg:viewBox="0 0 1693 384" draw:points="0,384 1693,384 1693,0 0,0">
              <text:p/>
            </draw:polygon>
          </draw:g>
          <draw:frame draw:style-name="gr53" draw:text-style-name="P47" draw:layer="layout" svg:width="1.693cm" svg:height="0.593cm" svg:x="6.086cm" svg:y="17.446cm">
            <draw:text-box>
              <text:p text:style-name="P7"><text:span text:style-name="T37">case 4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983cm" svg:height="0.383cm" svg:x="7.802cm" svg:y="17.552cm" svg:viewBox="0 0 1984 384" draw:points="0,384 1984,384 1984,0 0,0">
              <text:p/>
            </draw:polygon>
            <draw:polygon draw:style-name="gr14" draw:text-style-name="P18" draw:layer="layout" svg:width="1.983cm" svg:height="0.383cm" svg:x="7.802cm" svg:y="17.552cm" svg:viewBox="0 0 1984 384" draw:points="0,384 1984,384 1984,0 0,0">
              <text:p/>
            </draw:polygon>
          </draw:g>
          <draw:frame draw:style-name="gr53" draw:text-style-name="P47" draw:layer="layout" svg:width="1.984cm" svg:height="0.593cm" svg:x="7.802cm" svg:y="17.447cm">
            <draw:text-box>
              <text:p text:style-name="P7"><text:span text:style-name="T37">case 5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486cm" svg:height="0.383cm" svg:x="9.785cm" svg:y="17.552cm" svg:viewBox="0 0 1487 384" draw:points="0,384 1487,384 1487,0 0,0">
              <text:p/>
            </draw:polygon>
            <draw:polygon draw:style-name="gr14" draw:text-style-name="P18" draw:layer="layout" svg:width="1.486cm" svg:height="0.383cm" svg:x="9.785cm" svg:y="17.552cm" svg:viewBox="0 0 1487 384" draw:points="0,384 1487,384 1487,0 0,0">
              <text:p/>
            </draw:polygon>
          </draw:g>
          <draw:frame draw:style-name="gr53" draw:text-style-name="P47" draw:layer="layout" svg:width="1.487cm" svg:height="0.593cm" svg:x="9.785cm" svg:y="17.447cm">
            <draw:text-box>
              <text:p text:style-name="P7"><text:span text:style-name="T37">case 6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486cm" svg:height="0.383cm" svg:x="11.272cm" svg:y="17.553cm" svg:viewBox="0 0 1487 384" draw:points="0,384 1487,384 1487,0 0,0">
              <text:p/>
            </draw:polygon>
            <draw:polygon draw:style-name="gr14" draw:text-style-name="P18" draw:layer="layout" svg:width="1.486cm" svg:height="0.383cm" svg:x="11.272cm" svg:y="17.553cm" svg:viewBox="0 0 1487 384" draw:points="0,384 1487,384 1487,0 0,0">
              <text:p/>
            </draw:polygon>
          </draw:g>
          <draw:frame draw:style-name="gr53" draw:text-style-name="P47" draw:layer="layout" svg:width="1.488cm" svg:height="0.593cm" svg:x="11.272cm" svg:y="17.448cm">
            <draw:text-box>
              <text:p text:style-name="P7"><text:span text:style-name="T37">case 7</text:span></text:p>
            </draw:text-box>
          </draw:frame>
        </draw:g>
        <draw:g draw:style-name="gr1">
          <draw:g draw:style-name="gr2">
            <draw:polygon draw:style-name="gr13" draw:text-style-name="P17" draw:layer="layout" svg:width="1.486cm" svg:height="0.383cm" svg:x="12.76cm" svg:y="17.554cm" svg:viewBox="0 0 1487 384" draw:points="0,384 1487,384 1487,0 0,0">
              <text:p/>
            </draw:polygon>
            <draw:polygon draw:style-name="gr14" draw:text-style-name="P18" draw:layer="layout" svg:width="1.486cm" svg:height="0.383cm" svg:x="12.76cm" svg:y="17.554cm" svg:viewBox="0 0 1487 384" draw:points="0,384 1487,384 1487,0 0,0">
              <text:p/>
            </draw:polygon>
          </draw:g>
          <draw:frame draw:style-name="gr52" draw:text-style-name="P47" draw:layer="layout" svg:width="1.487cm" svg:height="0.594cm" svg:x="12.76cm" svg:y="17.448cm">
            <draw:text-box>
              <text:p text:style-name="P7"><text:span text:style-name="T37">default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866cm" svg:height="0.596cm" svg:x="2.452cm" svg:y="18.077cm" svg:viewBox="0 0 1867 597" draw:points="0,597 1867,597 1867,0 0,0">
              <text:p/>
            </draw:polygon>
            <draw:path draw:style-name="gr4" draw:text-style-name="P49" draw:layer="layout" svg:width="1.866cm" svg:height="0.609cm" svg:x="2.452cm" svg:y="18.077cm" svg:viewBox="0 0 1867 610" svg:d="M0 610h1867v-610h-1867zM90 610v-610M1777 610v-610">
              <text:p/>
            </draw:path>
          </draw:g>
          <draw:frame draw:style-name="gr54" draw:text-style-name="P50" draw:layer="layout" svg:width="1.687cm" svg:height="0.736cm" svg:x="2.542cm" svg:y="18.013cm">
            <draw:text-box>
              <text:p text:style-name="P3"><text:span text:style-name="T38">strcpy(strDesc, “Promo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69cm" svg:height="0.596cm" svg:x="4.368cm" svg:y="18.078cm" svg:viewBox="0 0 1691 597" draw:points="0,597 1691,597 1691,0 0,0">
              <text:p/>
            </draw:polygon>
            <draw:path draw:style-name="gr4" draw:text-style-name="P49" draw:layer="layout" svg:width="1.69cm" svg:height="0.609cm" svg:x="4.368cm" svg:y="18.078cm" svg:viewBox="0 0 1691 610" svg:d="M0 610h1691v-610h-1691zM81 610v-610M1609 610v-610">
              <text:p/>
            </draw:path>
          </draw:g>
          <draw:frame draw:style-name="gr54" draw:text-style-name="P50" draw:layer="layout" svg:width="1.528cm" svg:height="0.736cm" svg:x="4.449cm" svg:y="18.014cm">
            <draw:text-box>
              <text:p text:style-name="P3"><text:span text:style-name="T38">strcpy(strDesc, “Marca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69cm" svg:height="0.596cm" svg:x="6.083cm" svg:y="18.079cm" svg:viewBox="0 0 1691 597" draw:points="0,597 1691,597 1691,0 0,0">
              <text:p/>
            </draw:polygon>
            <draw:path draw:style-name="gr4" draw:text-style-name="P49" draw:layer="layout" svg:width="1.69cm" svg:height="0.609cm" svg:x="6.083cm" svg:y="18.079cm" svg:viewBox="0 0 1691 610" svg:d="M0 610h1691v-610h-1691zM81 610v-610M1609 610v-610">
              <text:p/>
            </draw:path>
          </draw:g>
          <draw:frame draw:style-name="gr54" draw:text-style-name="P50" draw:layer="layout" svg:width="1.528cm" svg:height="0.736cm" svg:x="6.165cm" svg:y="18.015cm">
            <draw:text-box>
              <text:p text:style-name="P3"><text:span text:style-name="T38">strcpy(strDesc, “Jub.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936cm" svg:height="0.596cm" svg:x="7.823cm" svg:y="18.08cm" svg:viewBox="0 0 1937 597" draw:points="0,597 1937,597 1937,0 0,0">
              <text:p/>
            </draw:polygon>
            <draw:path draw:style-name="gr4" draw:text-style-name="P49" draw:layer="layout" svg:width="1.936cm" svg:height="0.609cm" svg:x="7.823cm" svg:y="18.08cm" svg:viewBox="0 0 1937 610" svg:d="M0 610h1937v-610h-1937zM93 610v-610M1843 610v-610">
              <text:p/>
            </draw:path>
          </draw:g>
          <draw:frame draw:style-name="gr54" draw:text-style-name="P50" draw:layer="layout" svg:width="1.75cm" svg:height="0.736cm" svg:x="7.916cm" svg:y="18.016cm">
            <draw:text-box>
              <text:p text:style-name="P3"><text:span text:style-name="T38">strcpy(strDesc, “Comunid.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463cm" svg:height="0.596cm" svg:x="9.797cm" svg:y="18.082cm" svg:viewBox="0 0 1464 597" draw:points="0,597 1464,597 1464,0 0,0">
              <text:p/>
            </draw:polygon>
            <draw:path draw:style-name="gr4" draw:text-style-name="P49" draw:layer="layout" svg:width="1.463cm" svg:height="0.609cm" svg:x="9.797cm" svg:y="18.082cm" svg:viewBox="0 0 1464 610" svg:d="M0 610h1464v-610h-1464zM70 610v-610M1393 610v-610">
              <text:p/>
            </draw:path>
          </draw:g>
          <draw:frame draw:style-name="gr54" draw:text-style-name="P51" draw:layer="layout" svg:width="1.323cm" svg:height="0.736cm" svg:x="9.867cm" svg:y="18.018cm">
            <draw:text-box>
              <text:p text:style-name="P3"><text:span text:style-name="T39">strcpy(strDesc, “MercPago”)</text:span></text:p>
            </draw:text-box>
          </draw:frame>
        </draw:g>
        <draw:g draw:style-name="gr1">
          <draw:g draw:style-name="gr2">
            <draw:polygon draw:style-name="gr3" draw:text-style-name="P48" draw:layer="layout" svg:width="1.457cm" svg:height="0.596cm" svg:x="11.284cm" svg:y="18.083cm" svg:viewBox="0 0 1458 597" draw:points="0,597 1458,597 1458,0 0,0">
              <text:p/>
            </draw:polygon>
            <draw:path draw:style-name="gr4" draw:text-style-name="P49" draw:layer="layout" svg:width="1.457cm" svg:height="0.609cm" svg:x="11.284cm" svg:y="18.083cm" svg:viewBox="0 0 1458 610" svg:d="M0 610h1458v-610h-1458zM70 610v-610M1387 610v-610">
              <text:p/>
            </draw:path>
          </draw:g>
          <draw:frame draw:style-name="gr54" draw:text-style-name="P51" draw:layer="layout" svg:width="1.316cm" svg:height="0.736cm" svg:x="11.355cm" svg:y="18.019cm">
            <draw:text-box>
              <text:p text:style-name="P3"><text:span text:style-name="T39">strcpy(strDesc, “ANSES”)</text:span></text:p>
            </draw:text-box>
          </draw:frame>
        </draw:g>
        <draw:g draw:style-name="gr1">
          <draw:g draw:style-name="gr2">
            <draw:polygon draw:style-name="gr3" draw:text-style-name="P52" draw:layer="layout" svg:width="1.451cm" svg:height="0.596cm" svg:x="12.778cm" svg:y="18.084cm" svg:viewBox="0 0 1452 597" draw:points="0,597 1452,597 1452,0 0,0">
              <text:p/>
            </draw:polygon>
            <draw:path draw:style-name="gr4" draw:text-style-name="P53" draw:layer="layout" svg:width="1.451cm" svg:height="0.609cm" svg:x="12.778cm" svg:y="18.084cm" svg:viewBox="0 0 1452 610" svg:d="M0 610h1452v-610h-1452zM70 610v-610M1382 610v-610">
              <text:p/>
            </draw:path>
          </draw:g>
          <draw:frame draw:style-name="gr54" draw:text-style-name="P51" draw:layer="layout" svg:width="1.311cm" svg:height="0.736cm" svg:x="12.848cm" svg:y="18.02cm">
            <draw:text-box>
              <text:p text:style-name="P3"><text:span text:style-name="T39">strcpy(strDesc, “SinPromo”)</text:span></text:p>
            </draw:text-box>
          </draw:frame>
        </draw:g>
        <draw:g draw:style-name="gr2">
          <draw:polygon draw:style-name="gr24" draw:text-style-name="P54" draw:layer="layout" svg:width="13.385cm" svg:height="1.287cm" svg:x="2.348cm" svg:y="19.04cm" svg:viewBox="0 0 13386 1288" draw:points="12540,0 844,0 0,1288 13386,1287">
            <text:p text:style-name="P37"><text:span text:style-name="T1">“ x $ “, precio</text:span></text:p>
            <text:p text:style-name="P37"><text:span text:style-name="T1">sArt.descArt, “ “, sArt.medida</text:span></text:p>
            <text:p text:style-name="P37"><text:span text:style-name="T1">Sart.codVen, “$ “, subtotal</text:span></text:p>
          </draw:polygon>
        </draw:g>
        <draw:g draw:style-name="gr2">
          <draw:polygon draw:style-name="gr3" draw:text-style-name="P1" draw:layer="layout" svg:width="13.546cm" svg:height="0.536cm" svg:x="2.325cm" svg:y="20.583cm" svg:viewBox="0 0 13547 537" draw:points="13547,537 6774,0 0,537">
            <text:p/>
          </draw:polygon>
          <draw:polygon draw:style-name="gr4" draw:text-style-name="P2" draw:layer="layout" svg:width="13.546cm" svg:height="0.536cm" svg:x="2.325cm" svg:y="20.583cm" svg:viewBox="0 0 13547 537" draw:points="13547,537 6774,0 0,537">
            <text:p/>
          </draw:polygon>
        </draw:g>
        <draw:polygon draw:style-name="gr4" draw:text-style-name="P2" draw:layer="layout" svg:width="12.086cm" svg:height="1.617cm" svg:x="2.408cm" svg:y="21.12cm" svg:viewBox="0 0 12087 1618" draw:points="0,1618 12087,1618 12087,0 0,0">
          <text:p/>
        </draw:polygon>
        <draw:polygon draw:style-name="gr4" draw:text-style-name="P2" draw:layer="layout" svg:width="1.486cm" svg:height="1.617cm" svg:x="14.496cm" svg:y="21.12cm" svg:viewBox="0 0 1487 1618" draw:points="0,1618 1487,1618 1487,0 0,0">
          <text:p/>
        </draw:polygon>
        <draw:line draw:style-name="gr4" draw:text-style-name="P2" draw:layer="layout" svg:x1="14.496cm" svg:y1="22.727cm" svg:x2="15.918cm" svg:y2="21.13cm">
          <text:p/>
        </draw:line>
        <draw:frame draw:style-name="gr51" draw:text-style-name="P46" draw:layer="layout" svg:width="7.692cm" svg:height="0.564cm" svg:x="5.1cm" svg:y="20.659cm">
          <draw:text-box>
            <text:p text:style-name="P3"><text:span text:style-name="T31">descuento &gt; 0.0f </text:span></text:p>
          </draw:text-box>
        </draw:frame>
        <draw:g draw:style-name="gr2">
          <draw:polygon draw:style-name="gr24" draw:text-style-name="P54" draw:layer="layout" svg:width="11.65cm" svg:height="0.791cm" svg:x="2.596cm" svg:y="21.45cm" svg:viewBox="0 0 11651 792" draw:points="10914,0 735,0 0,792 11651,791">
            <text:p text:style-name="P37"><text:span text:style-name="T1">StrDesc, porc, “$ “, -descuento</text:span></text:p>
          </draw:polygon>
        </draw:g>
        <draw:g draw:style-name="gr1">
          <draw:g draw:style-name="gr2">
            <draw:polygon draw:style-name="gr3" draw:text-style-name="P1" draw:layer="layout" svg:width="13.575cm" svg:height="0.563cm" svg:x="2.315cm" svg:y="12.584cm" svg:viewBox="0 0 13576 564" draw:points="0,564 13576,564 13576,0 0,0">
              <text:p/>
            </draw:polygon>
            <draw:polygon draw:style-name="gr4" draw:text-style-name="P2" draw:layer="layout" svg:width="13.575cm" svg:height="0.563cm" svg:x="2.315cm" svg:y="12.584cm" svg:viewBox="0 0 13576 564" draw:points="0,564 13576,564 13576,0 0,0">
              <text:p/>
            </draw:polygon>
          </draw:g>
          <draw:frame draw:style-name="gr48" draw:text-style-name="P26" draw:layer="layout" svg:width="13.575cm" svg:height="0.744cm" svg:x="2.316cm" svg:y="12.494cm">
            <draw:text-box>
              <text:p text:style-name="P7"><text:span text:style-name="T10"><text:s/>precio </text:span><text:span text:style-name="T20">ß</text:span><text:span text:style-name="T1"> sArt.preUni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31cm" svg:y="13.165cm" svg:viewBox="0 0 13576 564" draw:points="0,564 13576,564 13576,0 0,0">
              <text:p/>
            </draw:polygon>
            <draw:polygon draw:style-name="gr4" draw:text-style-name="P2" draw:layer="layout" svg:width="13.575cm" svg:height="0.563cm" svg:x="2.331cm" svg:y="13.165cm" svg:viewBox="0 0 13576 564" draw:points="0,564 13576,564 13576,0 0,0">
              <text:p/>
            </draw:polygon>
          </draw:g>
          <draw:frame draw:style-name="gr48" draw:text-style-name="P26" draw:layer="layout" svg:width="13.577cm" svg:height="0.744cm" svg:x="2.33cm" svg:y="13.075cm">
            <draw:text-box>
              <text:p text:style-name="P7"><text:span text:style-name="T10"><text:s/>subtotal </text:span><text:span text:style-name="T20">ß</text:span><text:span text:style-name="T1"> cant * preci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47cm" svg:y="13.746cm" svg:viewBox="0 0 13576 564" draw:points="0,564 13576,564 13576,0 0,0">
              <text:p/>
            </draw:polygon>
            <draw:polygon draw:style-name="gr4" draw:text-style-name="P2" draw:layer="layout" svg:width="13.575cm" svg:height="0.563cm" svg:x="2.347cm" svg:y="13.746cm" svg:viewBox="0 0 13576 564" draw:points="0,564 13576,564 13576,0 0,0">
              <text:p/>
            </draw:polygon>
          </draw:g>
          <draw:frame draw:style-name="gr48" draw:text-style-name="P4" draw:layer="layout" svg:width="13.58cm" svg:height="0.744cm" svg:x="2.344cm" svg:y="13.656cm">
            <draw:text-box>
              <text:p text:style-name="P3"><text:span text:style-name="T10"><text:s/>tipo </text:span><text:span text:style-name="T20">ß</text:span><text:span text:style-name="T1"> sArt.ofertas[(ds - 1) * 2]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48cm" svg:y="23.153cm" svg:viewBox="0 0 13576 564" draw:points="0,564 13576,564 13576,0 0,0">
              <text:p/>
            </draw:polygon>
            <draw:polygon draw:style-name="gr4" draw:text-style-name="P2" draw:layer="layout" svg:width="13.575cm" svg:height="0.563cm" svg:x="2.348cm" svg:y="23.153cm" svg:viewBox="0 0 13576 564" draw:points="0,564 13576,564 13576,0 0,0">
              <text:p/>
            </draw:polygon>
          </draw:g>
          <draw:frame draw:style-name="gr48" draw:text-style-name="P26" draw:layer="layout" svg:width="13.575cm" svg:height="0.744cm" svg:x="2.349cm" svg:y="23.063cm">
            <draw:text-box>
              <text:p text:style-name="P7"><text:span text:style-name="T10"><text:s/>impTot </text:span><text:span text:style-name="T20">ß</text:span><text:span text:style-name="T1"> impTot + subtotal</text:span></text:p>
            </draw:text-box>
          </draw:frame>
        </draw:g>
        <draw:g draw:style-name="gr1">
          <draw:g draw:style-name="gr2">
            <draw:polygon draw:style-name="gr3" draw:text-style-name="P1" draw:layer="layout" svg:width="13.575cm" svg:height="0.563cm" svg:x="2.364cm" svg:y="23.734cm" svg:viewBox="0 0 13576 564" draw:points="0,564 13576,564 13576,0 0,0">
              <text:p/>
            </draw:polygon>
            <draw:polygon draw:style-name="gr4" draw:text-style-name="P2" draw:layer="layout" svg:width="13.575cm" svg:height="0.563cm" svg:x="2.364cm" svg:y="23.734cm" svg:viewBox="0 0 13576 564" draw:points="0,564 13576,564 13576,0 0,0">
              <text:p/>
            </draw:polygon>
          </draw:g>
          <draw:frame draw:style-name="gr55" draw:text-style-name="P26" draw:layer="layout" svg:width="13.577cm" svg:height="0.745cm" svg:x="2.363cm" svg:y="23.644cm">
            <draw:text-box>
              <text:p text:style-name="P7"><text:span text:style-name="T10"><text:s/>impTotDesto </text:span><text:span text:style-name="T20">ß</text:span><text:span text:style-name="T10"> <text:s/>impTotDesto + descuento</text:span></text:p>
            </draw:text-box>
          </draw:frame>
        </draw:g>
        <draw:g draw:style-name="gr1">
          <draw:g draw:style-name="gr2">
            <draw:path draw:style-name="gr3" draw:text-style-name="P20" draw:layer="layout" svg:width="0.702cm" svg:height="0.654cm" svg:x="10.338cm" svg:y="27.137cm" svg:viewBox="0 0 703 655" svg:d="M0 328c0-58 17-114 46-165 32-49 77-90 130-119 54-29 114-44 175-44 62 0 123 15 176 44s98 70 130 119c29 51 46 107 46 165 0 57-17 114-46 163-32 50-77 92-130 121-53 28-114 43-175 43-62 0-122-15-176-43-53-29-98-71-130-121-29-49-46-106-46-163z">
              <text:p/>
            </draw:path>
            <draw:path draw:style-name="gr4" draw:text-style-name="P18" draw:layer="layout" svg:width="0.702cm" svg:height="0.654cm" svg:x="10.338cm" svg:y="27.137cm" svg:viewBox="0 0 703 655" svg:d="M0 328c0-58 17-114 46-165 32-49 77-90 130-119 54-29 114-44 175-44 62 0 123 15 176 44s98 70 130 119c29 51 46 107 46 165 0 57-17 114-46 163-32 50-77 92-130 121-53 28-114 43-175 43-62 0-122-15-176-43-53-29-98-71-130-121-29-49-46-106-46-163z">
              <text:p/>
            </draw:path>
          </draw:g>
          <draw:frame draw:style-name="gr56" draw:text-style-name="P24" draw:layer="layout" svg:width="0.703cm" svg:height="0.653cm" svg:x="10.337cm" svg:y="27.137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3cm" svg:height="0.793cm" svg:x="0.904cm" svg:y="25.471cm" svg:viewBox="0 0 19304 794" draw:points="0,794 19304,794 19304,0 0,0">
              <text:p/>
            </draw:polygon>
            <draw:polygon draw:style-name="gr4" draw:text-style-name="P2" draw:layer="layout" svg:width="19.303cm" svg:height="0.793cm" svg:x="0.904cm" svg:y="25.471cm" svg:viewBox="0 0 19304 794" draw:points="0,794 19304,794 19304,0 0,0">
              <text:p/>
            </draw:polygon>
          </draw:g>
          <draw:frame draw:style-name="gr57" draw:text-style-name="P26" draw:layer="layout" svg:width="19.302cm" svg:height="0.794cm" svg:x="0.904cm" svg:y="25.471cm">
            <draw:text-box>
              <text:p text:style-name="P7"><text:span text:style-name="T18"><text:s/>impTotConDesto </text:span><text:span text:style-name="T19">ß</text:span><text:span text:style-name="T9"> impTot - impTotDesto</text:span></text:p>
            </draw:text-box>
          </draw:frame>
        </draw:g>
        <draw:g draw:style-name="gr1">
          <draw:g draw:style-name="gr2">
            <draw:polygon draw:style-name="gr3" draw:text-style-name="P1" draw:layer="layout" svg:width="19.307cm" svg:height="0.838cm" svg:x="0.894cm" svg:y="26.28cm" svg:viewBox="0 0 19308 839" draw:points="0,839 19308,839 19308,0 0,0">
              <text:p/>
            </draw:polygon>
            <draw:path draw:style-name="gr4" draw:text-style-name="P2" draw:layer="layout" svg:width="19.307cm" svg:height="0.856cm" svg:x="0.894cm" svg:y="26.28cm" svg:viewBox="0 0 19308 857" svg:d="M0 857h19308v-857h-19308zM927 857v-857M18378 857v-857">
              <text:p/>
            </draw:path>
          </draw:g>
          <draw:frame draw:style-name="gr43" draw:text-style-name="P29" draw:layer="layout" svg:width="17.441cm" svg:height="0.991cm" svg:x="1.823cm" svg:y="26.213cm">
            <draw:text-box>
              <text:p text:style-name="P3"><text:span text:style-name="T9">PieTicket(impTot, impTotDesto, impTotConDesto)</text:span></text:p>
            </draw:text-box>
          </draw:frame>
        </draw:g>
      </draw:page>
      <draw:page draw:name="page9" draw:style-name="dp1" draw:master-page-name="Predeterminado">
        <draw:g draw:style-name="gr1">
          <draw:g draw:style-name="gr2">
            <draw:polygon draw:style-name="gr8" draw:text-style-name="P12" draw:layer="layout" svg:width="20.326cm" svg:height="1.137cm" svg:x="0.422cm" svg:y="0.192cm" svg:viewBox="0 0 20327 1138" draw:points="666,1138 19661,1138 20327,569 19661,0 666,0 0,569">
              <text:p/>
            </draw:polygon>
            <draw:polygon draw:style-name="gr4" draw:text-style-name="P13" draw:layer="layout" svg:width="20.326cm" svg:height="1.137cm" svg:x="0.422cm" svg:y="0.192cm" svg:viewBox="0 0 20327 1138" draw:points="666,1138 19661,1138 20327,569 19661,0 666,0 0,569">
              <text:p/>
            </draw:polygon>
          </draw:g>
          <draw:frame draw:style-name="gr27" draw:text-style-name="P36" draw:layer="layout" svg:width="19cm" svg:height="1.318cm" svg:x="1.085cm" svg:y="0.102cm">
            <draw:text-box>
              <text:p text:style-name="P3"><text:span text:style-name="T11">void</text:span><text:span text:style-name="T4"> EmitirArt_x_Rubro(fstream &amp;Art, tvsArtRub &amp;vsArtRub, tvsRub &amp;vsRub, ushort cantArt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667cm" svg:height="0.793cm" svg:x="1.082cm" svg:y="1.75cm" svg:viewBox="0 0 18668 794" draw:points="0,794 18668,794 18668,0 0,0">
              <text:p/>
            </draw:polygon>
            <draw:polygon draw:style-name="gr4" draw:text-style-name="P2" draw:layer="layout" svg:width="18.667cm" svg:height="0.793cm" svg:x="1.082cm" svg:y="1.75cm" svg:viewBox="0 0 18668 794" draw:points="0,794 18668,794 18668,0 0,0">
              <text:p/>
            </draw:polygon>
          </draw:g>
          <draw:frame draw:style-name="gr42" draw:text-style-name="P26" draw:layer="layout" svg:width="18.666cm" svg:height="0.793cm" svg:x="1.082cm" svg:y="1.75cm">
            <draw:text-box>
              <text:p text:style-name="P7"><text:span text:style-name="T18"><text:s/>codRubro </text:span><text:span text:style-name="T19">ß</text:span><text:span text:style-name="T40"> 200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667cm" svg:height="0.793cm" svg:x="1.082cm" svg:y="2.5cm" svg:viewBox="0 0 18668 794" draw:points="0,794 18668,794 18668,0 0,0">
              <text:p/>
            </draw:polygon>
            <draw:polygon draw:style-name="gr4" draw:text-style-name="P2" draw:layer="layout" svg:width="18.667cm" svg:height="0.793cm" svg:x="1.082cm" svg:y="2.5cm" svg:viewBox="0 0 18668 794" draw:points="0,794 18668,794 18668,0 0,0">
              <text:p/>
            </draw:polygon>
          </draw:g>
          <draw:frame draw:style-name="gr42" draw:text-style-name="P26" draw:layer="layout" svg:width="18.666cm" svg:height="0.793cm" svg:x="1.082cm" svg:y="2.5cm">
            <draw:text-box>
              <text:p text:style-name="P7"><text:span text:style-name="T18"><text:s/>posRubro </text:span><text:span text:style-name="T19">ß</text:span><text:span text:style-name="T40"> -1</text:span></text:p>
            </draw:text-box>
          </draw:frame>
        </draw:g>
        <draw:g draw:style-name="gr2">
          <draw:polygon draw:style-name="gr24" draw:text-style-name="P27" draw:layer="layout" svg:width="17.499cm" svg:height="1.517cm" svg:x="2.024cm" svg:y="4.016cm" svg:viewBox="0 0 17500 1518" draw:points="16394,0 1103,0 0,1518 17500,1517">
            <text:p text:style-name="P16"><text:span text:style-name="T18">“------------------------------------------------------------------------------------------</text:span><text:span text:style-name="T9">----------”</text:span></text:p>
            <text:p text:style-name="P16"><text:span text:style-name="T9">“Listado de Articulos ordenados por Codigo de Rubro”</text:span></text:p>
            <text:p text:style-name="P16"><text:span text:style-name="T41">“==========================================================================================</text:span><text:span text:style-name="T42">==========”</text:span></text:p>
          </draw:polygon>
        </draw:g>
        <draw:g draw:style-name="gr1">
          <draw:g draw:style-name="gr2">
            <draw:polygon draw:style-name="gr13" draw:text-style-name="P17" draw:layer="layout" svg:width="18.94cm" svg:height="0.793cm" svg:x="1.083cm" svg:y="5.552cm" svg:viewBox="0 0 18941 794" draw:points="0,794 18941,794 18941,0 0,0">
              <text:p/>
            </draw:polygon>
            <draw:polygon draw:style-name="gr14" draw:text-style-name="P18" draw:layer="layout" svg:width="18.94cm" svg:height="0.793cm" svg:x="1.083cm" svg:y="5.552cm" svg:viewBox="0 0 18941 794" draw:points="0,794 18941,794 18941,0 0,0">
              <text:p/>
            </draw:polygon>
          </draw:g>
          <draw:frame draw:style-name="gr28" draw:text-style-name="P19" draw:layer="layout" svg:width="18.94cm" svg:height="0.793cm" svg:x="1.083cm" svg:y="5.552cm">
            <draw:text-box>
              <text:p text:style-name="P7"><text:span text:style-name="T13">i </text:span><text:span text:style-name="T14">ß</text:span><text:span text:style-name="T15"> 0 <text:s text:c="3"/>↑ <text:s text:c="2"/>i &lt; cantArt</text:span></text:p>
            </draw:text-box>
          </draw:frame>
        </draw:g>
        <draw:g draw:style-name="gr2">
          <draw:polygon draw:style-name="gr16" draw:text-style-name="P20" draw:layer="layout" svg:width="18.94cm" svg:height="15.653cm" svg:x="1.083cm" svg:y="6.346cm" svg:viewBox="0 0 18941 15654" draw:points="0,15654 18941,15654 18941,0 0,0">
            <text:p/>
          </draw:polygon>
          <draw:polygon draw:style-name="gr17" draw:text-style-name="P18" draw:layer="layout" svg:width="18.94cm" svg:height="15.653cm" svg:x="1.083cm" svg:y="6.346cm" svg:viewBox="0 0 18941 15654" draw:points="0,15654 18941,15654 18941,0 0,0">
            <text:p/>
          </draw:polygon>
        </draw:g>
        <draw:g draw:style-name="gr1">
          <draw:g draw:style-name="gr2">
            <draw:polygon draw:style-name="gr3" draw:text-style-name="P1" draw:layer="layout" svg:width="18.394cm" svg:height="0.838cm" svg:x="1.367cm" svg:y="6.455cm" svg:viewBox="0 0 18395 839" draw:points="0,839 18395,839 18395,0 0,0">
              <text:p/>
            </draw:polygon>
            <draw:path draw:style-name="gr4" draw:text-style-name="P2" draw:layer="layout" svg:width="18.394cm" svg:height="0.856cm" svg:x="1.367cm" svg:y="6.455cm" svg:viewBox="0 0 18395 857" svg:d="M0 857h18395v-857h-18395zM883 857v-857M17509 857v-857">
              <text:p/>
            </draw:path>
          </draw:g>
          <draw:frame draw:style-name="gr43" draw:text-style-name="P29" draw:layer="layout" svg:width="16.616cm" svg:height="0.991cm" svg:x="2.252cm" svg:y="6.388cm">
            <draw:text-box>
              <text:p text:style-name="P3"><text:span text:style-name="T9">Art.clear(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394cm" svg:height="0.838cm" svg:x="1.365cm" svg:y="7.33cm" svg:viewBox="0 0 18395 839" draw:points="0,839 18395,839 18395,0 0,0">
              <text:p/>
            </draw:polygon>
            <draw:path draw:style-name="gr4" draw:text-style-name="P2" draw:layer="layout" svg:width="18.394cm" svg:height="0.856cm" svg:x="1.365cm" svg:y="7.33cm" svg:viewBox="0 0 18395 857" svg:d="M0 857h18395v-857h-18395zM883 857v-857M17509 857v-857">
              <text:p/>
            </draw:path>
          </draw:g>
          <draw:frame draw:style-name="gr43" draw:text-style-name="P29" draw:layer="layout" svg:width="16.616cm" svg:height="0.991cm" svg:x="2.25cm" svg:y="7.263cm">
            <draw:text-box>
              <text:p text:style-name="P3"><text:span text:style-name="T9">Art.seekp(105 * vsArtRub[i].posArt) </text:span></text:p>
            </draw:text-box>
          </draw:frame>
        </draw:g>
        <draw:g draw:style-name="gr1">
          <draw:g draw:style-name="gr2">
            <draw:polygon draw:style-name="gr3" draw:text-style-name="P1" draw:layer="layout" svg:width="18.394cm" svg:height="0.838cm" svg:x="1.363cm" svg:y="8.201cm" svg:viewBox="0 0 18395 839" draw:points="0,839 18395,839 18395,0 0,0">
              <text:p/>
            </draw:polygon>
            <draw:path draw:style-name="gr4" draw:text-style-name="P2" draw:layer="layout" svg:width="18.394cm" svg:height="0.856cm" svg:x="1.363cm" svg:y="8.201cm" svg:viewBox="0 0 18395 857" svg:d="M0 857h18395v-857h-18395zM883 857v-857M17509 857v-857">
              <text:p/>
            </draw:path>
          </draw:g>
          <draw:frame draw:style-name="gr43" draw:text-style-name="P29" draw:layer="layout" svg:width="16.616cm" svg:height="0.991cm" svg:x="2.248cm" svg:y="8.134cm">
            <draw:text-box>
              <text:p text:style-name="P3"><text:span text:style-name="T9">LeerArticulo(Art, sArt)</text:span></text:p>
            </draw:text-box>
          </draw:frame>
        </draw:g>
        <draw:g draw:style-name="gr2">
          <draw:polygon draw:style-name="gr3" draw:text-style-name="P1" draw:layer="layout" svg:width="18.348cm" svg:height="0.9cm" svg:x="1.274cm" svg:y="9.17cm" svg:viewBox="0 0 18349 901" draw:points="18349,901 9175,0 0,901">
            <text:p/>
          </draw:polygon>
          <draw:polygon draw:style-name="gr4" draw:text-style-name="P2" draw:layer="layout" svg:width="18.348cm" svg:height="0.9cm" svg:x="1.274cm" svg:y="9.17cm" svg:viewBox="0 0 18349 901" draw:points="18349,901 9175,0 0,901">
            <text:p/>
          </draw:polygon>
        </draw:g>
        <draw:polygon draw:style-name="gr4" draw:text-style-name="P2" draw:layer="layout" svg:width="15.635cm" svg:height="0.937cm" svg:x="1.388cm" svg:y="10.07cm" svg:viewBox="0 0 15636 938" draw:points="0,938 15636,938 15636,0 0,0">
          <text:p/>
        </draw:polygon>
        <draw:polygon draw:style-name="gr4" draw:text-style-name="P2" draw:layer="layout" svg:width="2.749cm" svg:height="0.937cm" svg:x="17.024cm" svg:y="10.07cm" svg:viewBox="0 0 2750 938" draw:points="0,938 2750,938 2750,0 0,0">
          <text:p/>
        </draw:polygon>
        <draw:line draw:style-name="gr4" draw:text-style-name="P2" draw:layer="layout" svg:x1="17.024cm" svg:y1="11.05cm" svg:x2="19.628cm" svg:y2="10.112cm">
          <text:p/>
        </draw:line>
        <draw:frame draw:style-name="gr10" draw:text-style-name="P41" draw:layer="layout" svg:width="10.419cm" svg:height="0.8cm" svg:x="5.035cm" svg:y="9.37cm">
          <draw:text-box>
            <text:p text:style-name="P7"><text:span text:style-name="T13">i </text:span><text:span text:style-name="T15">~= 0</text:span></text:p>
          </draw:text-box>
        </draw:frame>
        <draw:g draw:style-name="gr2">
          <draw:polygon draw:style-name="gr3" draw:text-style-name="P1" draw:layer="layout" svg:width="18.348cm" svg:height="0.9cm" svg:x="1.248cm" svg:y="11.05cm" svg:viewBox="0 0 18349 901" draw:points="18349,901 9175,0 0,901">
            <text:p/>
          </draw:polygon>
          <draw:polygon draw:style-name="gr4" draw:text-style-name="P2" draw:layer="layout" svg:width="18.348cm" svg:height="0.9cm" svg:x="1.248cm" svg:y="11.05cm" svg:viewBox="0 0 18349 901" draw:points="18349,901 9175,0 0,901">
            <text:p/>
          </draw:polygon>
        </draw:g>
        <draw:polygon draw:style-name="gr4" draw:text-style-name="P2" draw:layer="layout" svg:width="15.661cm" svg:height="6.599cm" svg:x="1.362cm" svg:y="11.95cm" svg:viewBox="0 0 15662 6600" draw:points="0,6600 15662,6600 15662,0 0,0">
          <text:p/>
        </draw:polygon>
        <draw:polygon draw:style-name="gr4" draw:text-style-name="P2" draw:layer="layout" svg:width="2.723cm" svg:height="6.599cm" svg:x="17.024cm" svg:y="11.95cm" svg:viewBox="0 0 2724 6600" draw:points="0,6600 2724,6600 2724,0 0,0">
          <text:p/>
        </draw:polygon>
        <draw:line draw:style-name="gr4" draw:text-style-name="P2" draw:layer="layout" svg:x1="17.044cm" svg:y1="18.55cm" svg:x2="19.669cm" svg:y2="12.258cm">
          <text:p/>
        </draw:line>
        <draw:frame draw:style-name="gr10" draw:text-style-name="P41" draw:layer="layout" svg:width="10.419cm" svg:height="0.8cm" svg:x="5.009cm" svg:y="11.25cm">
          <draw:text-box>
            <text:p text:style-name="P7"><text:span text:style-name="T13">codRubro </text:span><text:span text:style-name="T15">~= sArt.codRub</text:span></text:p>
          </draw:text-box>
        </draw:frame>
        <draw:g draw:style-name="gr2">
          <draw:polygon draw:style-name="gr24" draw:text-style-name="P27" draw:layer="layout" svg:width="14.999cm" svg:height="0.499cm" svg:x="1.774cm" svg:y="10.3cm" svg:viewBox="0 0 15000 500" draw:points="14052,0 946,0 0,500 15000,500">
            <text:p text:style-name="P16"><text:span text:style-name="T18">“ <text:s text:c="99"/>“</text:span></text:p>
          </draw:polygon>
        </draw:g>
        <draw:g draw:style-name="gr1">
          <draw:g draw:style-name="gr2">
            <draw:polygon draw:style-name="gr13" draw:text-style-name="P17" draw:layer="layout" svg:width="14.652cm" svg:height="0.583cm" svg:x="1.75cm" svg:y="14.622cm" svg:viewBox="0 0 14653 584" draw:points="0,584 14653,584 14653,0 0,0">
              <text:p/>
            </draw:polygon>
            <draw:polygon draw:style-name="gr14" draw:text-style-name="P18" draw:layer="layout" svg:width="14.652cm" svg:height="0.583cm" svg:x="1.75cm" svg:y="14.622cm" svg:viewBox="0 0 14653 584" draw:points="0,584 14653,584 14653,0 0,0">
              <text:p/>
            </draw:polygon>
          </draw:g>
          <draw:frame draw:style-name="gr58" draw:text-style-name="P46" draw:layer="layout" svg:width="14.652cm" svg:height="0.827cm" svg:x="1.75cm" svg:y="14.5cm">
            <draw:text-box>
              <text:p text:style-name="P3"><text:span text:style-name="T43">PosRubro &lt; 15 </text:span><text:span text:style-name="T44">^</text:span><text:span text:style-name="T43"> codRubro </text:span><text:span text:style-name="T31">~=</text:span><text:span text:style-name="T45"> vsRub[posRubro].codRub </text:span></text:p>
            </draw:text-box>
          </draw:frame>
        </draw:g>
        <draw:g draw:style-name="gr2">
          <draw:polygon draw:style-name="gr59" draw:text-style-name="P20" draw:layer="layout" svg:width="14.652cm" svg:height="1.099cm" svg:x="1.75cm" svg:y="13.5cm" svg:viewBox="0 0 14653 1100" draw:points="0,1100 14653,1100 14653,0 0,0">
            <text:p/>
          </draw:polygon>
          <draw:polygon draw:style-name="gr60" draw:text-style-name="P18" draw:layer="layout" svg:width="14.652cm" svg:height="1.099cm" svg:x="1.75cm" svg:y="13.5cm" svg:viewBox="0 0 14653 1100" draw:points="0,1100 14653,1100 14653,0 0,0">
            <text:p/>
          </draw:polygon>
        </draw:g>
        <draw:g draw:style-name="gr1">
          <draw:g draw:style-name="gr2">
            <draw:polygon draw:style-name="gr3" draw:text-style-name="P1" draw:layer="layout" svg:width="13.479cm" svg:height="0.571cm" svg:x="2.017cm" svg:y="13.695cm" svg:viewBox="0 0 13480 572" draw:points="0,572 13480,572 13480,0 0,0">
              <text:p/>
            </draw:polygon>
            <draw:polygon draw:style-name="gr4" draw:text-style-name="P2" draw:layer="layout" svg:width="13.479cm" svg:height="0.571cm" svg:x="2.017cm" svg:y="13.695cm" svg:viewBox="0 0 13480 572" draw:points="0,572 13480,572 13480,0 0,0">
              <text:p/>
            </draw:polygon>
          </draw:g>
          <draw:frame draw:style-name="gr61" draw:text-style-name="P10" draw:layer="layout" svg:width="13.481cm" svg:height="0.727cm" svg:x="2.017cm" svg:y="13.617cm">
            <draw:text-box>
              <text:p text:style-name="P7"><text:span text:style-name="T18">posRubro </text:span><text:span text:style-name="T19">ß</text:span><text:span text:style-name="T40"> posRubro + 1</text:span></text:p>
            </draw:text-box>
          </draw:frame>
        </draw:g>
        <draw:g draw:style-name="gr1">
          <draw:g draw:style-name="gr2">
            <draw:polygon draw:style-name="gr3" draw:text-style-name="P1" draw:layer="layout" svg:width="14.729cm" svg:height="0.8cm" svg:x="1.75cm" svg:y="12.289cm" svg:viewBox="0 0 14730 801" draw:points="0,801 14730,801 14730,0 0,0">
              <text:p/>
            </draw:polygon>
            <draw:polygon draw:style-name="gr4" draw:text-style-name="P2" draw:layer="layout" svg:width="14.729cm" svg:height="0.8cm" svg:x="1.75cm" svg:y="12.289cm" svg:viewBox="0 0 14730 801" draw:points="0,801 14730,801 14730,0 0,0">
              <text:p/>
            </draw:polygon>
          </draw:g>
          <draw:frame draw:style-name="gr10" draw:text-style-name="P10" draw:layer="layout" svg:width="14.73cm" svg:height="0.8cm" svg:x="1.75cm" svg:y="12.289cm">
            <draw:text-box>
              <text:p text:style-name="P7"><text:span text:style-name="T18">codRubro </text:span><text:span text:style-name="T19">ß</text:span><text:span text:style-name="T9"> sArt.codRub</text:span></text:p>
            </draw:text-box>
          </draw:frame>
        </draw:g>
        <draw:g draw:style-name="gr2">
          <draw:polygon draw:style-name="gr24" draw:text-style-name="P27" draw:layer="layout" svg:width="14.902cm" svg:height="2.099cm" svg:x="1.75cm" svg:y="15.75cm" svg:viewBox="0 0 14903 2100" draw:points="13961,0 940,0 0,2100 14903,2098">
            <text:p text:style-name="P16"><text:span text:style-name="T46">“Cod. Rubro: “, codRubro, “ “, vsRub [posRubro].descRub</text:span></text:p>
            <text:p text:style-name="P55"><text:span text:style-name="T46">“Cod.Art. Descripción”, <text:s text:c="14"/>,“</text:span><text:span text:style-name="T41">Stk. Prec.Uni. Uni.Medida TD % TD % TD % TD % TD % TD % TD %”</text:span></text:p>
            <text:p text:style-name="P55"><text:span text:style-name="T10">“--------------------------------------------------------------------------------------------------</text:span><text:span text:style-name="T46">”</text:span></text:p>
            <text:p text:style-name="P55"><text:span text:style-name="T41"><text:s/></text:span></text:p>
          </draw:polygon>
        </draw:g>
        <draw:g draw:style-name="gr2">
          <draw:polygon draw:style-name="gr24" draw:text-style-name="P27" draw:layer="layout" svg:width="18.249cm" svg:height="0.849cm" svg:x="1.5cm" svg:y="18.9cm" svg:viewBox="0 0 18250 850" draw:points="17096,0 1151,0 0,850 18250,849">
            <text:p text:style-name="P16"><text:span text:style-name="T18">Sart.codVen, “ “, sArt.descArt, “ “, sArt.stock, “ “, sArt.preUni, “ “, sArt.medida</text:span></text:p>
            <text:p text:style-name="P55"><text:span text:style-name="T41"><text:s/></text:span></text:p>
          </draw:polygon>
        </draw:g>
        <draw:g draw:style-name="gr1">
          <draw:g draw:style-name="gr2">
            <draw:polygon draw:style-name="gr13" draw:text-style-name="P17" draw:layer="layout" svg:width="18.249cm" svg:height="0.665cm" svg:x="1.5cm" svg:y="20.03cm" svg:viewBox="0 0 18250 666" draw:points="0,666 18250,666 18250,0 0,0">
              <text:p/>
            </draw:polygon>
            <draw:polygon draw:style-name="gr14" draw:text-style-name="P18" draw:layer="layout" svg:width="18.249cm" svg:height="0.665cm" svg:x="1.5cm" svg:y="20.03cm" svg:viewBox="0 0 18250 666" draw:points="0,666 18250,666 18250,0 0,0">
              <text:p/>
            </draw:polygon>
          </draw:g>
          <draw:frame draw:style-name="gr62" draw:text-style-name="P19" draw:layer="layout" svg:width="18.249cm" svg:height="0.727cm" svg:x="1.5cm" svg:y="20cm">
            <draw:text-box>
              <text:p text:style-name="P7"><text:span text:style-name="T13">j </text:span><text:span text:style-name="T14">ß</text:span><text:span text:style-name="T15"> 0 <text:s text:c="3"/>↑ <text:s text:c="2"/>j &lt; 7</text:span></text:p>
            </draw:text-box>
          </draw:frame>
        </draw:g>
        <draw:g draw:style-name="gr2">
          <draw:polygon draw:style-name="gr16" draw:text-style-name="P20" draw:layer="layout" svg:width="18.249cm" svg:height="1.303cm" svg:x="1.5cm" svg:y="20.696cm" svg:viewBox="0 0 18250 1304" draw:points="0,1304 18250,1304 18250,0 0,0">
            <text:p/>
          </draw:polygon>
          <draw:polygon draw:style-name="gr17" draw:text-style-name="P18" draw:layer="layout" svg:width="18.249cm" svg:height="1.303cm" svg:x="1.5cm" svg:y="20.696cm" svg:viewBox="0 0 18250 1304" draw:points="0,1304 18250,1304 18250,0 0,0">
            <text:p/>
          </draw:polygon>
        </draw:g>
        <draw:g draw:style-name="gr2">
          <draw:polygon draw:style-name="gr24" draw:text-style-name="P27" draw:layer="layout" svg:width="17.288cm" svg:height="0.849cm" svg:x="2cm" svg:y="20.903cm" svg:viewBox="0 0 17289 850" draw:points="16196,0 1090,0 0,850 17289,849">
            <text:p text:style-name="P16"><text:span text:style-name="T18">“ “, sArt.ofertas[2 * j], “ “, sArt.ofertas[2 * j + 1]</text:span></text:p>
            <text:p text:style-name="P55"><text:span text:style-name="T41"><text:s/></text:span></text:p>
          </draw:polygon>
        </draw:g>
        <draw:g draw:style-name="gr1">
          <draw:g draw:style-name="gr2">
            <draw:polygon draw:style-name="gr3" draw:text-style-name="P1" draw:layer="layout" svg:width="19.249cm" svg:height="0.863cm" svg:x="1cm" svg:y="22.044cm" svg:viewBox="0 0 19250 864" draw:points="0,864 19250,864 19250,0 0,0">
              <text:p/>
            </draw:polygon>
            <draw:path draw:style-name="gr4" draw:text-style-name="P2" draw:layer="layout" svg:width="19.249cm" svg:height="0.863cm" svg:x="1cm" svg:y="22.044cm" svg:viewBox="0 0 19250 864" svg:d="M0 864h19250v-864h-19250zM924 864v-864M18323 864v-864">
              <text:p/>
            </draw:path>
          </draw:g>
          <draw:frame draw:style-name="gr6" draw:text-style-name="P35" draw:layer="layout" svg:width="17.388cm" svg:height="1cm" svg:x="1.925cm" svg:y="21.976cm">
            <draw:text-box>
              <text:p text:style-name="P3"><text:span text:style-name="T9">fclose(stdout)</text:span></text:p>
            </draw:text-box>
          </draw:frame>
        </draw:g>
        <draw:g draw:style-name="gr1">
          <draw:g draw:style-name="gr2">
            <draw:path draw:style-name="gr3" draw:text-style-name="P20" draw:layer="layout" svg:width="0.967cm" svg:height="0.901cm" svg:x="10.33cm" svg:y="22.9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  <draw:path draw:style-name="gr4" draw:text-style-name="P18" draw:layer="layout" svg:width="0.967cm" svg:height="0.901cm" svg:x="10.33cm" svg:y="22.948cm" svg:viewBox="0 0 968 902" svg:d="M0 451c0-79 23-157 64-226 43-68 105-125 178-165 74-39 157-60 241-60 86 0 169 21 243 60 73 40 135 97 178 165 41 69 64 147 64 226s-23 157-64 225c-43 69-105 126-178 166-74 39-157 60-241 60-86 0-169-21-243-60-73-40-135-97-178-166-41-68-64-146-64-225z">
              <text:p/>
            </draw:path>
          </draw:g>
          <draw:frame draw:style-name="gr9" draw:text-style-name="P24" draw:layer="layout" svg:width="0.968cm" svg:height="0.9cm" svg:x="10.329cm" svg:y="22.948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ath draw:style-name="gr3" draw:text-style-name="P1" draw:layer="layout" svg:width="0.9cm" svg:height="0.88cm" svg:x="10.373cm" svg:y="28.716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  <draw:path draw:style-name="gr4" draw:text-style-name="P2" draw:layer="layout" svg:width="0.9cm" svg:height="0.88cm" svg:x="10.373cm" svg:y="28.716cm" svg:viewBox="0 0 901 881" svg:d="M0 451c0-79 21-157 60-225 40-69 97-126 165-165 69-40 146-61 226-61 79 0 156 21 225 61 68 39 125 96 165 165 39 68 60 146 60 225-3 72-24 142-60 204-40 69-96 126-165 165-69 40-146 61-225 61-80 0-157-21-226-61-69-39-125-96-165-165-36-62-57-132-60-204z">
              <text:p/>
            </draw:path>
          </draw:g>
          <draw:frame draw:style-name="gr9" draw:text-style-name="P8" draw:layer="layout" svg:width="0.9cm" svg:height="0.9cm" svg:x="10.373cm" svg:y="28.716cm">
            <draw:text-box>
              <text:p text:style-name="P7"><text:span text:style-name="T4">R</text:span></text:p>
            </draw:text-box>
          </draw:frame>
        </draw:g>
        <draw:g draw:style-name="gr1">
          <draw:g draw:style-name="gr2">
            <draw:polygon draw:style-name="gr8" draw:text-style-name="P6" draw:layer="layout" svg:width="19.499cm" svg:height="1cm" svg:x="0.623cm" svg:y="24.113cm" svg:viewBox="0 0 19500 1001" draw:points="639,1001 18861,1001 19500,500 18861,0 639,0 0,500">
              <text:p/>
            </draw:polygon>
            <draw:polygon draw:style-name="gr4" draw:text-style-name="P2" draw:layer="layout" svg:width="19.499cm" svg:height="1cm" svg:x="0.623cm" svg:y="24.113cm" svg:viewBox="0 0 19500 1001" draw:points="639,1001 18861,1001 19500,500 18861,0 639,0 0,500">
              <text:p/>
            </draw:polygon>
          </draw:g>
          <draw:frame draw:style-name="gr6" draw:text-style-name="P8" draw:layer="layout" svg:width="18.227cm" svg:height="1cm" svg:x="1.259cm" svg:y="24.113cm">
            <draw:text-box>
              <text:p text:style-name="P7"><text:span text:style-name="T11">void</text:span><text:span text:style-name="T4"> Cerrar(ARCHIVOS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1.623cm" svg:y="27.829cm" svg:viewBox="0 0 18000 845" draw:points="0,845 18000,845 18000,0 0,0">
              <text:p/>
            </draw:polygon>
            <draw:path draw:style-name="gr4" draw:text-style-name="P2" draw:layer="layout" svg:width="17.999cm" svg:height="0.862cm" svg:x="1.623cm" svg:y="27.882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489cm" svg:y="27.814cm">
            <draw:text-box>
              <text:p text:style-name="P3"><text:span text:style-name="T1">ListCmpr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623cm" svg:y="27.047cm" svg:viewBox="0 0 18000 846" draw:points="0,846 18000,846 18000,0 0,0">
              <text:p/>
            </draw:polygon>
            <draw:path draw:style-name="gr4" draw:text-style-name="P2" draw:layer="layout" svg:width="17.999cm" svg:height="0.863cm" svg:x="1.623cm" svg:y="27.08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489cm" svg:y="27.014cm">
            <draw:text-box>
              <text:p text:style-name="P3"><text:span text:style-name="T1">Rub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4cm" svg:x="1.623cm" svg:y="26.265cm" svg:viewBox="0 0 18000 845" draw:points="0,845 18000,845 18000,0 0,0">
              <text:p/>
            </draw:polygon>
            <draw:path draw:style-name="gr4" draw:text-style-name="P2" draw:layer="layout" svg:width="17.999cm" svg:height="0.862cm" svg:x="1.623cm" svg:y="26.283cm" svg:viewBox="0 0 18000 863" svg:d="M0 863h18000v-863h-18000zM864 863v-863M17133 863v-863">
              <text:p/>
            </draw:path>
          </draw:g>
          <draw:frame draw:style-name="gr6" draw:text-style-name="P4" draw:layer="layout" svg:width="16.259cm" svg:height="1cm" svg:x="2.489cm" svg:y="26.214cm">
            <draw:text-box>
              <text:p text:style-name="P3"><text:span text:style-name="T1">IndDesc.close()</text:span></text:p>
            </draw:text-box>
          </draw:frame>
        </draw:g>
        <draw:g draw:style-name="gr1">
          <draw:g draw:style-name="gr2">
            <draw:polygon draw:style-name="gr3" draw:text-style-name="P1" draw:layer="layout" svg:width="17.999cm" svg:height="0.845cm" svg:x="1.623cm" svg:y="25.432cm" svg:viewBox="0 0 18000 846" draw:points="0,846 18000,846 18000,0 0,0">
              <text:p/>
            </draw:polygon>
            <draw:path draw:style-name="gr4" draw:text-style-name="P2" draw:layer="layout" svg:width="17.999cm" svg:height="0.863cm" svg:x="1.623cm" svg:y="25.432cm" svg:viewBox="0 0 18000 864" svg:d="M0 864h18000v-864h-18000zM864 864v-864M17133 864v-864">
              <text:p/>
            </draw:path>
          </draw:g>
          <draw:frame draw:style-name="gr6" draw:text-style-name="P4" draw:layer="layout" svg:width="16.259cm" svg:height="1cm" svg:x="2.489cm" svg:y="25.364cm">
            <draw:text-box>
              <text:p text:style-name="P3"><text:span text:style-name="T1">Art.close(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ingdings" svg:font-family="Wingding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5f_1" draw:display-name="Gradient_1" draw:style="linear" draw:start-color="#ffffff" draw:end-color="#f0f0f0" draw:start-intensity="100%" draw:end-intensity="100%" draw:angle="0deg" draw:border="0%">
      <loext:gradient-stop svg:offset="0" loext:color-type="rgb" loext:color-value="#ffffff"/>
      <loext:gradient-stop svg:offset="1" loext:color-type="rgb" loext:color-value="#f0f0f0"/>
    </draw:gradient>
    <draw:gradient draw:name="Gradient_5f_2" draw:display-name="Gradient_2" draw:style="linear" draw:start-color="#d8d8d8" draw:end-color="#c9c9c9" draw:start-intensity="100%" draw:end-intensity="100%" draw:angle="0deg" draw:border="0%">
      <loext:gradient-stop svg:offset="0" loext:color-type="rgb" loext:color-value="#d8d8d8"/>
      <loext:gradient-stop svg:offset="1" loext:color-type="rgb" loext:color-value="#c9c9c9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25T22:56:08.724865800</meta:creation-date>
    <dc:date>2025-09-02T22:27:04.527817700</dc:date>
    <meta:editing-duration>PT2H22M54S</meta:editing-duration>
    <meta:editing-cycles>23</meta:editing-cycles>
    <meta:generator>LibreOffice/25.2.5.2$Windows_X86_64 LibreOffice_project/03d19516eb2e1dd5d4ccd751a0d6f35f35e08022</meta:generator>
    <meta:print-date>2025-07-28T15:47:52.513349200</meta:print-date>
    <meta:printed-by>Archivos PDF</meta:printed-by>
    <meta:document-statistic meta:object-count="1172"/>
  </office:meta>
</office:document-meta>
</file>